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decorative" style:font-pitch="variable" style:font-charset="x-symbol"/>
    <style:font-face style:name="Courier New" svg:font-family="'Courier New'" style:font-family-generic="modern" style:font-pitch="fixed"/>
    <style:font-face style:name="Wingdings" svg:font-family="Wingdings" style:font-family-generic="decorative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avoye LET Plain" svg:font-family="'Savoye LET Plain'" style:font-family-generic="system" style:font-pitch="variable"/>
  </office:font-face-decls>
  <office:automatic-styles>
    <style:style style:name="P1" style:family="paragraph" style:parent-style-name="style_5f_paragraphe">
      <style:text-properties fo:language="fr" fo:country="FR"/>
    </style:style>
    <style:style style:name="P2" style:family="paragraph" style:parent-style-name="style_5f_titre" style:master-page-name="MP0">
      <style:paragraph-properties style:page-number="auto" fo:break-before="page"/>
    </style:style>
    <style:style style:name="P3" style:family="paragraph" style:parent-style-name="style_5f_paragraphe">
      <style:text-properties fo:language="fr" fo:country="FR" fo:background-color="transparent"/>
    </style:style>
    <style:style style:name="P4" style:family="paragraph" style:parent-style-name="style_5f_paragraphe">
      <style:text-properties officeooo:paragraph-rsid="0021b82b"/>
    </style:style>
    <style:style style:name="P5" style:family="paragraph" style:parent-style-name="style_5f_paragraphe">
      <style:text-properties officeooo:paragraph-rsid="00223a83"/>
    </style:style>
    <style:style style:name="T1" style:family="text">
      <style:text-properties fo:language="fr" fo:country="FR"/>
    </style:style>
    <style:style style:name="T2" style:family="text">
      <style:text-properties fo:language="fr" fo:country="FR" fo:background-color="#ffff00" loext:char-shading-value="0"/>
    </style:style>
    <style:style style:name="T3" style:family="text">
      <style:text-properties fo:language="fr" fo:country="FR" officeooo:rsid="001a5f4e" fo:background-color="#ffff00" loext:char-shading-value="0"/>
    </style:style>
    <style:style style:name="T4" style:family="text">
      <style:text-properties fo:language="fr" fo:country="FR" officeooo:rsid="001a5f4e" fo:background-color="#ffff00" loext:char-shading-value="0"/>
    </style:style>
    <style:style style:name="T5" style:family="text">
      <style:text-properties fo:language="fr" fo:country="FR" fo:background-color="#ffff00" loext:char-shading-value="0"/>
    </style:style>
    <style:style style:name="T6" style:family="text">
      <style:text-properties fo:language="fr" fo:country="FR" officeooo:rsid="001a5f4e"/>
    </style:style>
    <style:style style:name="T7" style:family="text">
      <style:text-properties fo:language="fr" fo:country="FR" officeooo:rsid="001a5f4e"/>
    </style:style>
    <style:style style:name="T8" style:family="text">
      <style:text-properties fo:language="fr" fo:country="FR" fo:background-color="transparent" loext:char-shading-value="0"/>
    </style:style>
    <style:style style:name="T9" style:family="text">
      <style:text-properties fo:language="fr" fo:country="FR" fo:background-color="transparent" loext:char-shading-value="0"/>
    </style:style>
    <style:style style:name="T10" style:family="text">
      <style:text-properties fo:language="fr" fo:country="FR" officeooo:rsid="001a5f4e" fo:background-color="transparent" loext:char-shading-value="0"/>
    </style:style>
    <style:style style:name="T11" style:family="text">
      <style:text-properties fo:language="fr" fo:country="FR" officeooo:rsid="001a5f4e" fo:background-color="transparent" loext:char-shading-value="0"/>
    </style:style>
    <style:style style:name="T12" style:family="text">
      <style:text-properties fo:language="fr" fo:country="FR"/>
    </style:style>
    <style:style style:name="T13" style:family="text">
      <style:text-properties style:text-position="super 64%" fo:language="fr" fo:country="FR"/>
    </style:style>
    <style:style style:name="T14" style:family="text">
      <style:text-properties style:text-position="super 64%" fo:language="fr" fo:country="FR" fo:background-color="#ffff00" loext:char-shading-value="0"/>
    </style:style>
    <style:style style:name="T15" style:family="text">
      <style:text-properties style:text-position="super 64%" fo:language="fr" fo:country="FR" fo:background-color="#ffff00" loext:char-shading-value="0"/>
    </style:style>
    <style:style style:name="T16" style:family="text">
      <style:text-properties style:text-position="super 64%" fo:language="fr" fo:country="FR" fo:background-color="transparent" loext:char-shading-value="0"/>
    </style:style>
    <style:style style:name="T17" style:family="text">
      <style:text-properties style:use-window-font-color="true" fo:font-weight="normal" style:font-weight-asian="normal"/>
    </style:style>
    <style:style style:name="T18" style:family="text">
      <style:text-properties fo:background-color="transparent" loext:char-shading-value="0"/>
    </style:style>
    <style:style style:name="T19" style:family="text">
      <style:text-properties fo:background-color="transparent" loext:char-shading-value="0"/>
    </style:style>
    <style:style style:name="T20" style:family="text">
      <style:text-properties officeooo:rsid="00247ac0" fo:background-color="transparent" loext:char-shading-value="0"/>
    </style:style>
    <style:style style:name="T21" style:family="text">
      <style:text-properties style:font-name="Symbol" fo:background-color="#ffff00" loext:char-shading-value="0" style:font-name-asian="Symbol" style:font-name-complex="Symbol"/>
    </style:style>
    <style:style style:name="T22" style:family="text">
      <style:text-properties style:text-position="sub 64%" fo:language="fr" fo:country="FR"/>
    </style:style>
    <style:style style:name="T23" style:family="text">
      <style:text-properties fo:background-color="#ffff00" loext:char-shading-value="0"/>
    </style:style>
    <style:style style:name="T24" style:family="text">
      <style:text-properties fo:background-color="#ffff00" loext:char-shading-value="0"/>
    </style:style>
    <style:style style:name="T25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<text:span text:style-name="style_5f_lettre_5f_ramiste">V</text:span><text:span text:style-name="style_5f_remplacement_5f_lettre_5f_ramiste">u</text:span> Grand Olympe.</text:p>
      <text:p text:style-name="style_5f_feuillet"><text:span text:style-name="style_5f_car_5f_feuillet">Fueillet</text:span> <text:span text:style-name="style_5f_chiffre_5f_romain">LXXXII.</text:span></text:p>
      <text:list xml:id="list761536057" text:style-name="LFO11">
        <text:list-item>
          <text:p text:style-name="style_5f_liste">Le dixie<text:span text:style-name="style_5f_s_5f_long">ſ</text:span><text:span text:style-name="style_5f_remplacement_5f_s_5f_long">s</text:span>me li<text:span text:style-name="style_5f_lettre_5f_ramiste">u</text:span><text:span text:style-name="style_5f_remplacement_5f_lettre_5f_ramiste">v</text:span>re du grant Olympe<text:span text:style-name="style_5f_fin_5f_de_5f_ligne">/</text:span> des hi<text:span text:style-name="style_5f_s_5f_long">ſ</text:span><text:span text:style-name="style_5f_remplacement_5f_s_5f_long">s</text:span>toires Poetiques.<text:span text:style-name="style_5f_fin_5f_de_5f_ligne">/</text:span></text:p>
        </text:list-item>
        <text:list-item>
          <text:p text:style-name="style_5f_liste">Le mariage de Orpheus a<text:span text:style-name="style_5f_lettre_5f_ramiste">u</text:span><text:span text:style-name="style_5f_remplacement_5f_lettre_5f_ramiste">v</text:span>ec Eurydi<text:span text:style-name="style_5f_cesure">-</text:span><text:span text:style-name="style_5f_fin_5f_de_5f_ligne">/</text:span>ce lequel en chantant la tira des enfers.<text:span text:style-name="style_5f_fin_5f_de_5f_ligne">/</text:span></text:p>
        </text:list-item>
      </text:list>
      <text:p text:style-name="style_5f_paragraphe"><text:span text:style-name="style_5f_lettrine">A</text:span><text:span text:style-name="style_5f_lettre_5f_ramiste"><text:span text:style-name="T1">V</text:span></text:span><text:span text:style-name="style_5f_remplacement_5f_lettre_5f_ramiste"><text:span text:style-name="T1">u</text:span></text:span><text:span text:style-name="Police_20_par_20_défaut"><text:span text:style-name="T1">x nopces de Iphis </text:span></text:span><text:span text:style-name="style_5f_remplacement_5f__26_"><text:span text:style-name="T1">et</text:span></text:span><text:span text:style-name="Police_20_par_20_défaut"><text:span text:style-name="T1"> I</text:span></text:span><text:span text:style-name="style_5f_abréviation_5f_contraction"><text:span text:style-name="T1">ã</text:span></text:span><text:span text:style-name="style_5f_abréviation_5f_résolue"><text:span text:style-name="T1">an</text:span></text:span><text:span text:style-name="Police_20_par_20_défaut"><text:span text:style-name="T1">the. Le dieu Hy</text:span></text:span><text:span text:style-name="style_5f_ajout_5f_ponctuation"><text:span text:style-name="T1">-</text:span></text:span><text:span text:style-name="style_5f_fin_5f_de_5f_ligne">/</text:span><text:span text:style-name="Police_20_par_20_défaut"><text:span text:style-name="T1">men fut a</text:span></text:span><text:span text:style-name="style_5f_s_5f_long"><text:span text:style-name="T1">ſſ</text:span></text:span><text:span text:style-name="style_5f_remplacement_5f_s_5f_long"><text:span text:style-name="T1">ss</text:span></text:span><text:span text:style-name="Police_20_par_20_défaut"><text:span text:style-name="T1">is a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ecques plu</text:span></text:span><text:span text:style-name="style_5f_lettre_5f_ramiste"><text:span text:style-name="T1">ſ</text:span></text:span><text:span text:style-name="style_5f_remplacement_5f_lettre_5f_ramiste"><text:span text:style-name="T1">s</text:span></text:span><text:span text:style-name="Police_20_par_20_défaut"><text:span text:style-name="T1">ieurs autres</text:span></text:span><text:span text:style-name="style_5f_fin_5f_de_5f_ligne">/</text:span><text:span text:style-name="Police_20_par_20_défaut"><text:span text:style-name="T1"> dieux </text:span></text:span><text:span text:style-name="style_5f_remplacement_5f__26_"><text:span text:style-name="T1">et</text:span></text:span><text:span text:style-name="Police_20_par_20_défaut"><text:span text:style-name="T1"> dee</text:span></text:span><text:span text:style-name="style_5f_s_5f_long"><text:span text:style-name="T1">ſſ</text:span></text:span><text:span text:style-name="style_5f_remplacement_5f_s_5f_long"><text:span text:style-name="T1">ss</text:span></text:span><text:span text:style-name="Police_20_par_20_défaut"><text:span text:style-name="T1">es. Et quant Hymen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 par</text:span></text:span><text:span text:style-name="style_5f_fin_5f_de_5f_ligne">/</text:span><text:span text:style-name="Police_20_par_20_défaut"><text:span text:style-name="T1">tit, par l</text:span></text:span><text:span text:style-name="ajout_5f_apostrophe_5f_cédille"><text:span text:style-name="T1">’</text:span></text:span><text:span text:style-name="Police_20_par_20_défaut"><text:span text:style-name="T1">air </text:span></text:span><text:span text:style-name="style_5f_lettre_5f_ramiste"><text:span text:style-name="T1">ſ</text:span></text:span><text:span text:style-name="style_5f_remplacement_5f_lettre_5f_ramiste"><text:span text:style-name="T1">s</text:span></text:span><text:span text:style-name="ajout_5f_apostrophe_5f_cédille"><text:span text:style-name="T1">’</text:span></text:span><text:span text:style-name="Police_20_par_20_défaut"><text:span text:style-name="T1">envolla grant erre en Cyco</text:span></text:span><text:span text:style-name="style_5f_cesure"><text:span text:style-name="T1">-</text:span></text:span><text:span text:style-name="style_5f_fin_5f_de_5f_ligne">/</text:span><text:span text:style-name="Police_20_par_20_défaut"><text:span text:style-name="T1">nie, ou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mons 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oit de par Orpheus </text:span></text:span><text:span text:style-name="style_5f_abréviation_5f_signe_5f_spéciaux"><text:span text:style-name="T1">q</text:span></text:span><text:span text:style-name="style_5f_abréviation_5f_résolue"><text:span text:style-name="T1">qui</text:span></text:span><text:span text:style-name="style_5f_fin_5f_de_5f_ligne">/</text:span><text:span text:style-name="Police_20_par_20_défaut"><text:span text:style-name="T1"> de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oit 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pou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r Eurydice. A ces nopces</text:span></text:span><text:span text:style-name="style_5f_fin_5f_de_5f_ligne">/</text:span><text:span text:style-name="Police_20_par_20_défaut"><text:span text:style-name="T1"> vint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ans bonheur apporter </text:span></text:span><text:span text:style-name="style_5f_remplacement_5f__26_"><text:span text:style-name="T1">et</text:span></text:span><text:span text:style-name="Police_20_par_20_défaut"><text:span text:style-name="T1"> y d</text:span></text:span><text:span text:style-name="style_5f_abréviation_5f_contraction"><text:span text:style-name="T1">õ</text:span></text:span><text:span text:style-name="style_5f_abréviation_5f_résolue"><text:span text:style-name="T1">on</text:span></text:span><text:span text:style-name="Police_20_par_20_défaut"><text:span text:style-name="T1">na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i</text:span></text:span><text:span text:style-name="style_5f_ajout_5f_ponctuation"><text:span text:style-name="T1">-</text:span></text:span><text:span text:style-name="style_5f_fin_5f_de_5f_ligne">/</text:span><text:span text:style-name="Police_20_par_20_défaut"><text:span text:style-name="T1">gne de douleur ad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enir, </text:span></text:span><text:span text:style-name="style_5f_remplacement_5f__26_"><text:span text:style-name="T1">et</text:span></text:span><text:span text:style-name="Police_20_par_20_défaut"><text:span text:style-name="T1"> de male for</text:span></text:span><text:span text:style-name="style_5f_cesure"><text:span text:style-name="T1">-</text:span></text:span><text:span text:style-name="style_5f_fin_5f_de_5f_ligne">/</text:span><text:span text:style-name="Police_20_par_20_défaut"><text:span text:style-name="T1">tune comme </text:span></text:span><text:span text:style-name="style_5f_lettre_5f_ramiste"><text:span text:style-name="T1">i</text:span></text:span><text:span text:style-name="style_5f_remplacement_5f_lettre_5f_ramiste"><text:span text:style-name="T1">j</text:span></text:span><text:span text:style-name="Police_20_par_20_défaut"><text:span text:style-name="T1">e vous diray. Au print</text:span></text:span><text:span text:style-name="style_5f_abréviation_5f_contraction"><text:span text:style-name="T1">~e</text:span></text:span><text:span text:style-name="style_5f_abréviation_5f_résolue"><text:span text:style-name="T1">em</text:span></text:span><text:span text:style-name="Police_20_par_20_défaut"><text:span text:style-name="T1">ps</text:span></text:span><text:span text:style-name="style_5f_fin_5f_de_5f_ligne">/</text:span><text:span text:style-name="Police_20_par_20_défaut"><text:span text:style-name="T1">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ajout_5f_apostrophe_5f_cédille"><text:span text:style-name="T1">’</text:span></text:span><text:span text:style-name="Police_20_par_20_défaut"><text:span text:style-name="T1">en alloit l</text:span></text:span><text:span text:style-name="ajout_5f_apostrophe_5f_cédille"><text:span text:style-name="T1">'</text:span></text:span><text:span text:style-name="Police_20_par_20_défaut"><text:span text:style-name="T1">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pou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 no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elle 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bat</text:span></text:span><text:span text:style-name="style_5f_abréviation_5f_contraction"><text:span text:style-name="T1">ã</text:span></text:span><text:span text:style-name="style_5f_abréviation_5f_résolue"><text:span text:style-name="T1">an</text:span></text:span><text:span text:style-name="Police_20_par_20_défaut"><text:span text:style-name="T1">t </text:span></text:span><text:span text:style-name="style_5f_lettre_5f_ramiste"><text:span text:style-name="T1">v</text:span></text:span><text:span text:style-name="style_5f_remplacement_5f_lettre_5f_ramiste"><text:span text:style-name="T1">u</text:span></text:span><text:span text:style-name="Police_20_par_20_défaut"><text:span text:style-name="T1">ng </text:span></text:span><text:span text:style-name="style_5f_lettre_5f_ramiste"><text:span text:style-name="T1">i</text:span></text:span><text:span text:style-name="style_5f_remplacement_5f_lettre_5f_ramiste"><text:span text:style-name="T1">j</text:span></text:span><text:span text:style-name="Police_20_par_20_défaut"><text:span text:style-name="T1">our nudz piedz en</text:span></text:span><text:span text:style-name="style_5f_fin_5f_de_5f_ligne">/</text:span><text:span text:style-name="Police_20_par_20_défaut"><text:span text:style-name="T1"> </text:span></text:span><text:span text:style-name="style_5f_lettre_5f_ramiste"><text:span text:style-name="T1">v</text:span></text:span><text:span text:style-name="style_5f_remplacement_5f_lettre_5f_ramiste"><text:span text:style-name="T1">u</text:span></text:span><text:span text:style-name="Police_20_par_20_défaut"><text:span text:style-name="T1">ng pr</text:span></text:span><text:span text:style-name="style_5f_ajout_5f_accent_5f_aigu"><text:span text:style-name="T1">é</text:span></text:span><text:span text:style-name="Police_20_par_20_défaut"><text:span text:style-name="T1"> plain d</text:span></text:span><text:span text:style-name="ajout_5f_apostrophe_5f_cédille"><text:span text:style-name="T1">’</text:span></text:span><text:span text:style-name="Police_20_par_20_défaut"><text:span text:style-name="T1">herbes verdoyans, </text:span></text:span><text:span text:style-name="style_5f_remplacement_5f__26_"><text:span text:style-name="T1">et</text:span></text:span><text:span text:style-name="Police_20_par_20_défaut"><text:span text:style-name="T1"> illec </text:span></text:span><text:span text:style-name="style_5f_lettre_5f_ramiste"><text:span text:style-name="T1">v</text:span></text:span><text:span text:style-name="style_5f_remplacement_5f_lettre_5f_ramiste"><text:span text:style-name="T1">u</text:span></text:span><text:span text:style-name="Police_20_par_20_défaut"><text:span text:style-name="T1">ng pa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eur bel </text:span></text:span><text:span text:style-name="style_5f_remplacement_5f__26_"><text:span text:style-name="T1">et</text:span></text:span><text:span text:style-name="style_5f_fin_5f_de_5f_ligne">/</text:span><text:span text:style-name="Police_20_par_20_défaut"><text:span text:style-name="T1"> gaillart n</text:span></text:span><text:span text:style-name="style_5f_abréviation_5f_contraction"><text:span text:style-name="T1">õ</text:span></text:span><text:span text:style-name="style_5f_abréviation_5f_résolue"><text:span text:style-name="T1">om</text:span></text:span><text:span text:style-name="Police_20_par_20_défaut"><text:span text:style-name="T1">me Ari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e</text:span></text:span><text:span text:style-name="style_5f_abréviation_5f_signe_5f_spéciaux"><text:span text:style-name="T13">9</text:span></text:span><text:span text:style-name="style_5f_abréviation_5f_résolue"><text:span text:style-name="T1">us</text:span></text:span><text:span text:style-name="Police_20_par_20_défaut"><text:span text:style-name="T1"> veit la belle, laquelle il requi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 tanto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</text:span></text:span><text:span text:style-name="style_5f_fin_5f_de_5f_ligne">/</text:span><text:span text:style-name="Police_20_par_20_défaut"><text:span text:style-name="T1"> de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on amour</text:span></text:span><text:span text:style-name="style_5f_ajout_5f_ponctuation"><text:span text:style-name="T1">.</text:span></text:span><text:span text:style-name="Police_20_par_20_défaut"><text:span text:style-name="T1"> Mais icelle a luy ne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 voulut accorder ne ha</text:span></text:span><text:span text:style-name="style_5f_cesure"><text:span text:style-name="T1">-</text:span></text:span><text:span text:style-name="style_5f_fin_5f_de_5f_ligne">/</text:span><text:span text:style-name="Police_20_par_20_défaut"><text:span text:style-name="T1">band</text:span></text:span><text:span text:style-name="style_5f_abréviation_5f_contraction"><text:span text:style-name="T1">õ</text:span></text:span><text:span text:style-name="style_5f_abréviation_5f_résolue"><text:span text:style-name="T1">on</text:span></text:span><text:span text:style-name="Police_20_par_20_défaut"><text:span text:style-name="T1">ner pour priere ne requ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e qu</text:span></text:span><text:span text:style-name="ajout_5f_apostrophe_5f_cédille"><text:span text:style-name="T1">’</text:span></text:span><text:span text:style-name="Police_20_par_20_défaut"><text:span text:style-name="T1">il luy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ceu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 faire, car</text:span></text:span><text:span text:style-name="style_5f_fin_5f_de_5f_ligne">/</text:span><text:span text:style-name="Police_20_par_20_défaut"><text:span text:style-name="T1"> trop </text:span></text:span><text:span text:style-name="style_5f_remplacement_5f__26_"><text:span text:style-name="T1">et</text:span></text:span><text:span text:style-name="Police_20_par_20_défaut"><text:span text:style-name="T1"> de bon cueur aymoit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on nou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el 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poux Orpheus</text:span></text:span><text:span text:style-name="style_5f_fin_5f_de_5f_ligne">/</text:span></text:p>
      <text:p text:style-name="style_5f_nombre_5f_livre">Le dixiesme livre</text:p>
      <text:p text:style-name="style_5f_paragraphe"><text:span text:style-name="Police_20_par_20_défaut"><text:span text:style-name="T1">ains pour de luy 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chapper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 mi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 a la fuyte </text:span></text:span><text:span text:style-name="style_5f_remplacement_5f__26_"><text:span text:style-name="T1">et</text:span></text:span><text:span text:style-name="Police_20_par_20_défaut"><text:span text:style-name="T1"> celluy la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uy</text:span></text:span><text:span text:style-name="style_5f_ajout_5f_ponctuation"><text:span text:style-name="T1">-</text:span></text:span><text:span text:style-name="style_5f_fin_5f_de_5f_ligne">/</text:span><text:span text:style-name="Police_20_par_20_défaut"><text:span text:style-name="T1">uit, mais a</text:span></text:span><text:span text:style-name="style_5f_abréviation_5f_contraction"><text:span text:style-name="T1">~i</text:span></text:span><text:span text:style-name="style_5f_abréviation_5f_résolue"><text:span text:style-name="T1">in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i que la belle Eurydice fuyoit elle marcha de</text:span></text:span><text:span text:style-name="style_5f_s_5f_long"><text:span text:style-name="T1">ſſ</text:span></text:span><text:span text:style-name="style_5f_remplacement_5f_s_5f_long"><text:span text:style-name="T1">ss</text:span></text:span><text:span text:style-name="Police_20_par_20_défaut"><text:span text:style-name="T1">us</text:span></text:span><text:span text:style-name="style_5f_fin_5f_de_5f_ligne">/</text:span><text:span text:style-name="Police_20_par_20_défaut"><text:span text:style-name="T1"> </text:span></text:span><text:span text:style-name="style_5f_lettre_5f_ramiste"><text:span text:style-name="T1">v</text:span></text:span><text:span text:style-name="style_5f_remplacement_5f_lettre_5f_ramiste"><text:span text:style-name="T1">u</text:span></text:span><text:span text:style-name="Police_20_par_20_défaut"><text:span text:style-name="T1">ng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rp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t</text:span></text:span><text:span text:style-name="style_5f_séparation_5f_mot"><text:span text:style-name="T1"> </text:span></text:span><text:span text:style-name="Police_20_par_20_défaut"><text:span text:style-name="T1">venimeux qui la mordit environ le talon dont elle</text:span></text:span><text:span text:style-name="style_5f_fin_5f_de_5f_ligne">/</text:span><text:span text:style-name="Police_20_par_20_défaut"><text:span text:style-name="T1"> mourut. Quant Orpheus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ceut </text:span></text:span><text:span text:style-name="style_5f_abréviation_5f_contraction"><text:span text:style-name="T1">~q</text:span></text:span><text:span text:style-name="style_5f_abréviation_5f_résolue"><text:span text:style-name="T1">que</text:span></text:span><text:span text:style-name="Police_20_par_20_défaut"><text:span text:style-name="T1"> par soubdaine deffortune</text:span></text:span><text:span text:style-name="style_5f_fin_5f_de_5f_ligne">/</text:span><text:span text:style-name="Police_20_par_20_défaut"><text:span text:style-name="T1"> a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oit perdu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a femme </text:span></text:span><text:span text:style-name="style_5f_remplacement_5f__26_"><text:span text:style-name="T1">et</text:span></text:span><text:span text:style-name="Police_20_par_20_défaut"><text:span text:style-name="T1"> 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pou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e, il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 c</text:span></text:span><text:span text:style-name="style_5f_abréviation_5f_contraction"><text:span text:style-name="T1">õ</text:span></text:span><text:span text:style-name="style_5f_abréviation_5f_résolue"><text:span text:style-name="T1">om</text:span></text:span><text:span text:style-name="Police_20_par_20_défaut"><text:span text:style-name="T1">plaignit </text:span></text:span><text:span text:style-name="style_5f_remplacement_5f__26_"><text:span text:style-name="T1">et</text:span></text:span><text:span text:style-name="Police_20_par_20_défaut"><text:span text:style-name="T1">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 doulou</text:span></text:span><text:span text:style-name="style_5f_ajout_5f_ponctuation"><text:span text:style-name="T1">-</text:span></text:span><text:span text:style-name="style_5f_fin_5f_de_5f_ligne">/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a t</text:span></text:span><text:span text:style-name="style_5f_abréviation_5f_contraction"><text:span text:style-name="T1">ã</text:span></text:span><text:span text:style-name="style_5f_abréviation_5f_résolue"><text:span text:style-name="T1">an</text:span></text:span><text:span text:style-name="Police_20_par_20_défaut"><text:span text:style-name="T1">t que trop long </text:span></text:span><text:span text:style-name="style_5f_remplacement_5f__26_"><text:span text:style-name="T1">et</text:span></text:span><text:span text:style-name="Police_20_par_20_défaut"><text:span text:style-name="T1"> trop ennuiable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roit a le rac</text:span></text:span><text:span text:style-name="style_5f_abréviation_5f_contraction"><text:span text:style-name="T1">õ</text:span></text:span><text:span text:style-name="style_5f_abréviation_5f_résolue"><text:span text:style-name="T1">om</text:span></text:span><text:span text:style-name="Police_20_par_20_défaut"><text:span text:style-name="T1">pter. Et</text:span></text:span><text:span text:style-name="style_5f_fin_5f_de_5f_ligne">/</text:span><text:span text:style-name="Police_20_par_20_défaut"><text:span text:style-name="T1"> quant par le monde leu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 longuem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t plouree en enfer</text:span></text:span><text:span text:style-name="style_5f_séparation_5f_mot"><text:span text:style-name="T1"> </text:span></text:span><text:span text:style-name="Police_20_par_20_défaut"><text:span text:style-name="T1">voulut</text:span></text:span><text:span text:style-name="style_5f_fin_5f_de_5f_ligne">/</text:span><text:span text:style-name="Police_20_par_20_défaut"><text:span text:style-name="T1"> d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c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dre </text:span></text:span><text:span text:style-name="style_5f_remplacement_5f__26_"><text:span text:style-name="T1">et</text:span></text:span><text:span text:style-name="Police_20_par_20_défaut"><text:span text:style-name="T1"> aller</text:span></text:span><text:span text:style-name="style_5f_séparation_5f_mot"><text:span text:style-name="T1"> </text:span></text:span><text:span text:style-name="Police_20_par_20_défaut"><text:span text:style-name="T1">veoir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</text:span></text:span><text:span text:style-name="ajout_5f_apostrophe_5f_cédille"><text:span text:style-name="T1">’</text:span></text:span><text:span text:style-name="Police_20_par_20_défaut"><text:span text:style-name="T1">il pourroit ra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oir </text:span></text:span><text:span text:style-name="style_5f_remplacement_5f__26_"><text:span text:style-name="T1">et</text:span></text:span><text:span text:style-name="Police_20_par_20_défaut"><text:span text:style-name="T1"> recou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rer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amye</text:span></text:span><text:span text:style-name="style_5f_fin_5f_de_5f_ligne">/</text:span><text:span text:style-name="Police_20_par_20_défaut"><text:span text:style-name="T1"> </text:span></text:span><text:span text:style-name="style_5f_remplacement_5f__26_"><text:span text:style-name="T1">et</text:span></text:span><text:span text:style-name="Police_20_par_20_défaut"><text:span text:style-name="T1">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 a ce pourroit mou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oir les infernaulx. Il tenoit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a harpe</text:span></text:span><text:span text:style-name="style_5f_fin_5f_de_5f_ligne">/</text:span><text:span text:style-name="Police_20_par_20_défaut"><text:span text:style-name="T1"> entre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s bras </text:span></text:span><text:span text:style-name="style_5f_remplacement_5f__26_"><text:span text:style-name="T1">et</text:span></text:span><text:span text:style-name="Police_20_par_20_défaut"><text:span text:style-name="T1"> en touchoit les cordes : </text:span></text:span><text:span text:style-name="style_5f_remplacement_5f__26_"><text:span text:style-name="T1">et</text:span></text:span><text:span text:style-name="Police_20_par_20_défaut"><text:span text:style-name="T1"> de la bouche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</text:span></text:span><text:span text:style-name="style_5f_fin_5f_de_5f_ligne">/</text:span><text:span text:style-name="Police_20_par_20_défaut"><text:span text:style-name="T1"> print a chanter telle chan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on.</text:span></text:span><text:span text:style-name="style_5f_fin_5f_de_5f_ligne"> /</text:span></text:p>
      <text:list xml:id="list191348408666463" text:continue-numbering="true" text:style-name="LFO11">
        <text:list-item>
          <text:p text:style-name="style_5f_liste">La chan<text:span text:style-name="style_5f_lettre_5f_ramiste">ſ</text:span><text:span text:style-name="style_5f_remplacement_5f_lettre_5f_ramiste">s</text:span>on de Orpheus aux enfers.<text:span text:style-name="style_5f_fin_5f_de_5f_ligne">/</text:span></text:p>
        </text:list-item>
      </text:list>
      <text:p text:style-name="style_5f_strophe"><text:span text:style-name="style_5f_lettrine">D</text:span>Ieulx infernaulx en tenebres regnans<text:span text:style-name="style_5f_fin_5f_de_5f_vers">/</text:span>En la chartre plaine dob<text:span text:style-name="style_5f_lettre_5f_ramiste">ſ</text:span><text:span text:style-name="style_5f_remplacement_5f_lettre_5f_ramiste">s</text:span><text:span text:style-name="style_5f_remplacement_5f_lettre_5f_ramiste"><text:span text:style-name="T17">c</text:span></text:span>urite<text:span text:style-name="style_5f_fin_5f_de_5f_vers"> </text:span>Ou<text:span text:style-name="style_5f_séparation_5f_mot"> </text:span>vous e<text:span text:style-name="style_5f_s_5f_long">ſ</text:span><text:span text:style-name="style_5f_remplacement_5f_s_5f_long">s</text:span>tes tout le m<text:span text:style-name="style_5f_abréviation_5f_contraction">õ</text:span><text:span text:style-name="style_5f_abréviation_5f_résolue">on</text:span>de tenans<text:span text:style-name="style_5f_fin_5f_de_5f_vers">/</text:span>A ce <text:span text:style-name="style_5f_s_5f_long">ſ</text:span><text:span text:style-name="style_5f_remplacement_5f_s_5f_long">s</text:span>ubmi<text:span text:style-name="style_5f_s_5f_long">ſ</text:span><text:span text:style-name="style_5f_remplacement_5f_s_5f_long">s</text:span>e e<text:span text:style-name="style_5f_s_5f_long">ſ</text:span><text:span text:style-name="style_5f_remplacement_5f_s_5f_long">s</text:span>t toute humanit<text:span text:style-name="style_5f_ajout_5f_accent_5f_aigu"><text:span text:style-name="T18">é</text:span></text:span><text:span text:style-name="style_5f_fin_5f_de_5f_vers">/</text:span>Pour e<text:span text:style-name="style_5f_s_5f_long">ſſ</text:span><text:span text:style-name="style_5f_remplacement_5f_s_5f_long">ss</text:span>aier vo<text:span text:style-name="style_5f_lettre_5f_ramiste">ſ</text:span><text:span text:style-name="style_5f_remplacement_5f_lettre_5f_ramiste">s</text:span>tre crudelit<text:span text:style-name="style_5f_ajout_5f_accent_5f_aigu">é</text:span><text:span text:style-name="style_5f_fin_5f_de_5f_vers">/</text:span>Et regarder vo<text:span text:style-name="style_5f_lettre_5f_ramiste">ſ</text:span><text:span text:style-name="style_5f_remplacement_5f_lettre_5f_ramiste">s</text:span>tre gou<text:span text:style-name="style_5f_lettre_5f_ramiste">u</text:span><text:span text:style-name="style_5f_remplacement_5f_lettre_5f_ramiste">v</text:span>ernem<text:span text:style-name="style_5f_abréviation_5f_contraction">~e</text:span><text:span text:style-name="style_5f_abréviation_5f_résolue">en</text:span>t<text:span text:style-name="style_5f_fin_5f_de_5f_vers">/</text:span>Pas en ce lieu ne me <text:span text:style-name="style_5f_s_5f_long">ſ</text:span><text:span text:style-name="style_5f_remplacement_5f_s_5f_long">s</text:span>uis tran<text:span text:style-name="style_5f_s_5f_long">ſ</text:span><text:span text:style-name="style_5f_remplacement_5f_s_5f_long">s</text:span>port<text:span text:style-name="style_5f_ajout_5f_accent_5f_aigu">é</text:span><text:span text:style-name="style_5f_fin_5f_de_5f_vers">/</text:span>Eurydice demande <text:span text:style-name="style_5f_s_5f_long">ſ</text:span><text:span text:style-name="style_5f_remplacement_5f_s_5f_long">s</text:span>eulem<text:span text:style-name="style_5f_abréviation_5f_contraction">~e</text:span><text:span text:style-name="style_5f_abréviation_5f_résolue">en</text:span>t,<text:span text:style-name="style_5f_fin_5f_de_5f_vers">/</text:span>Quant le <text:span text:style-name="style_5f_s_5f_long">ſ</text:span><text:span text:style-name="style_5f_remplacement_5f_s_5f_long">s</text:span>erpent tellem<text:span text:style-name="style_5f_abréviation_5f_contraction">~e</text:span><text:span text:style-name="style_5f_abréviation_5f_résolue">en</text:span>t la ble<text:span text:style-name="style_5f_s_5f_long">ſſ</text:span><text:span text:style-name="style_5f_remplacement_5f_s_5f_long">ss</text:span>a<text:span text:style-name="style_5f_fin_5f_de_5f_vers">/</text:span>Qu<text:span text:style-name="ajout_5f_apostrophe_5f_cédille">’</text:span>elle mourut <text:span text:style-name="style_5f_remplacement_5f__26_">et</text:span> vint a<text:span text:style-name="style_5f_lettre_5f_ramiste">u</text:span><text:span text:style-name="style_5f_remplacement_5f_lettre_5f_ramiste">v</text:span>ecques vous<text:span text:style-name="style_5f_fin_5f_de_5f_vers">/</text:span>Si a<text:span text:style-name="style_5f_s_5f_long">ſ</text:span><text:span text:style-name="style_5f_remplacement_5f_s_5f_long">s</text:span>prement mon cueur <text:span text:style-name="style_5f_s_5f_long">ſ</text:span><text:span text:style-name="style_5f_remplacement_5f_s_5f_long">s</text:span>e courroucea<text:span text:style-name="style_5f_fin_5f_de_5f_vers">/</text:span>Que <text:span text:style-name="style_5f_lettre_5f_ramiste">i</text:span><text:span text:style-name="style_5f_remplacement_5f_lettre_5f_ramiste">j</text:span><text:span text:style-name="ajout_5f_apostrophe_5f_cédille">’</text:span>en <text:span text:style-name="style_5f_s_5f_long">ſ</text:span><text:span text:style-name="style_5f_remplacement_5f_s_5f_long">s</text:span>ouffry plus que mortel courroux<text:span text:style-name="style_5f_fin_5f_de_5f_vers">/</text:span>Ma femme e<text:span text:style-name="style_5f_s_5f_long">ſ</text:span><text:span text:style-name="style_5f_remplacement_5f_s_5f_long">s</text:span>toit ie<text:span text:style-name="style_5f_s_5f_long">ſ</text:span><text:span text:style-name="style_5f_remplacement_5f_s_5f_long">s</text:span>toit <text:span text:style-name="style_5f_s_5f_long">ſ</text:span><text:span text:style-name="style_5f_remplacement_5f_s_5f_long">s</text:span>on e<text:span text:style-name="style_5f_s_5f_long">ſ</text:span><text:span text:style-name="style_5f_remplacement_5f_s_5f_long">s</text:span>poux<text:span text:style-name="style_5f_fin_5f_de_5f_vers">/</text:span><text:span text:style-name="style_5f_lettre_5f_ramiste">I</text:span><text:span text:style-name="style_5f_remplacement_5f_lettre_5f_ramiste">J</text:span>e viens icy <text:span text:style-name="style_5f_s_5f_long">ſ</text:span><text:span text:style-name="style_5f_remplacement_5f_s_5f_long">s</text:span>uccumb<text:span text:style-name="style_5f_ajout_5f_accent_5f_aigu">é</text:span> de tourment<text:span text:style-name="style_5f_fin_5f_de_5f_vers">/</text:span>Pour vous offrir <text:span text:style-name="style_5f_lettre_5f_ramiste">v</text:span><text:span text:style-name="style_5f_remplacement_5f_lettre_5f_ramiste">u</text:span>ne reque<text:span text:style-name="style_5f_s_5f_long">ſ</text:span><text:span text:style-name="style_5f_remplacement_5f_s_5f_long">s</text:span>te a tous<text:span text:style-name="style_5f_fin_5f_de_5f_vers">/</text:span>Eurydice dem<text:span text:style-name="style_5f_abréviation_5f_contraction">ã</text:span><text:span text:style-name="style_5f_abréviation_5f_résolue">an</text:span>de <text:span text:style-name="style_5f_s_5f_long">ſ</text:span><text:span text:style-name="style_5f_remplacement_5f_s_5f_long">s</text:span>eulement.<text:span text:style-name="style_5f_fin_5f_de_5f_vers">/</text:span><text:span text:style-name="style_5f_lettre_5f_ramiste">I</text:span><text:span text:style-name="style_5f_remplacement_5f_lettre_5f_ramiste">J</text:span>adis Pluto Pro<text:span text:style-name="style_5f_s_5f_long">ſ</text:span><text:span text:style-name="style_5f_remplacement_5f_s_5f_long">s</text:span>erpine ra<text:span text:style-name="style_5f_lettre_5f_ramiste">u</text:span><text:span text:style-name="style_5f_remplacement_5f_lettre_5f_ramiste">v</text:span>it<text:span text:style-name="style_5f_fin_5f_de_5f_vers">/</text:span>Par feu d<text:span text:style-name="ajout_5f_apostrophe_5f_cédille">’</text:span>amours, <text:span text:style-name="style_5f_remplacement_5f__26_">et</text:span> ceans la bouta<text:span text:style-name="style_5f_fin_5f_de_5f_vers">/</text:span>Mais toute<text:span text:style-name="style_5f_s_5f_long">ſ</text:span><text:span text:style-name="style_5f_remplacement_5f_s_5f_long">s</text:span><text:span text:style-name="style_5f_séparation_5f_mot"> </text:span>fois quant voz tormens y vit<text:span text:style-name="style_5f_fin_5f_de_5f_vers">/</text:span>Point e<text:span text:style-name="style_5f_s_5f_long">ſ</text:span><text:span text:style-name="style_5f_remplacement_5f_s_5f_long">s</text:span>bahy ne <text:span text:style-name="style_5f_s_5f_long">ſ</text:span><text:span text:style-name="style_5f_remplacement_5f_s_5f_long">s</text:span>uis <text:span text:style-name="style_5f_s_5f_long">ſ</text:span><text:span text:style-name="style_5f_remplacement_5f_s_5f_long">s</text:span>elle doubta,<text:span text:style-name="style_5f_fin_5f_de_5f_vers">/</text:span>Et <text:span text:style-name="style_5f_s_5f_long">ſ</text:span><text:span text:style-name="style_5f_remplacement_5f_s_5f_long">s</text:span>e <text:span text:style-name="style_5f_s_5f_long">ſ</text:span><text:span text:style-name="style_5f_remplacement_5f_s_5f_long">s</text:span>uis <text:span text:style-name="style_5f_s_5f_long">ſ</text:span><text:span text:style-name="style_5f_remplacement_5f_s_5f_long">s</text:span>eur que ce<text:span text:style-name="style_5f_s_5f_long">ſ</text:span><text:span text:style-name="style_5f_remplacement_5f_s_5f_long">s</text:span>te grande doubte a<text:span text:style-name="style_5f_fin_5f_de_5f_vers">/</text:span></text:p>
      <text:p text:style-name="style_5f_titre">D<text:span text:style-name="style_5f_lettre_5f_ramiste">V</text:span><text:span text:style-name="style_5f_remplacement_5f_lettre_5f_ramiste">u</text:span> Grand Olympe.</text:p>
      <text:p text:style-name="style_5f_feuillet"><text:s/><text:span text:style-name="style_5f_car_5f_feuillet">Fueillet</text:span> <text:span text:style-name="style_5f_chiffre_5f_romain">LXXXII.</text:span></text:p>
      <text:p text:style-name="style_5f_strophe"><text:s/>Mon e<text:span text:style-name="style_5f_lettre_5f_ramiste">ſ</text:span><text:span text:style-name="style_5f_remplacement_5f_lettre_5f_ramiste">s</text:span>pou<text:span text:style-name="style_5f_lettre_5f_ramiste">ſ</text:span><text:span text:style-name="style_5f_remplacement_5f_lettre_5f_ramiste">s</text:span>e, <text:span text:style-name="style_5f_lettre_5f_ramiste">ſ</text:span><text:span text:style-name="style_5f_remplacement_5f_lettre_5f_ramiste">s</text:span>i vous pry doulcement<text:span text:style-name="style_5f_fin_5f_de_5f_vers">/</text:span>E<text:span text:style-name="style_5f_lettre_5f_ramiste">ſ</text:span><text:span text:style-name="style_5f_remplacement_5f_lettre_5f_ramiste">s</text:span>coutez moy, <text:span text:style-name="style_5f_lettre_5f_ramiste">ſ</text:span><text:span text:style-name="style_5f_remplacement_5f_lettre_5f_ramiste">s</text:span>e onc homme on e<text:span text:style-name="style_5f_lettre_5f_ramiste">ſ</text:span><text:span text:style-name="style_5f_remplacement_5f_lettre_5f_ramiste">s</text:span>couta<text:span text:style-name="style_5f_fin_5f_de_5f_vers"> </text:span>Eurydice demande <text:span text:style-name="style_5f_lettre_5f_ramiste">ſ</text:span><text:span text:style-name="style_5f_remplacement_5f_lettre_5f_ramiste">s</text:span>eulem<text:span text:style-name="style_5f_abréviation_5f_contraction">~e</text:span><text:span text:style-name="style_5f_abréviation_5f_résolue">en</text:span>t.<text:span text:style-name="style_5f_fin_5f_de_5f_vers">/</text:span> Quant maintenant vous me la baillerez<text:span text:style-name="style_5f_fin_5f_de_5f_vers">/</text:span>Pour demener a<text:span text:style-name="style_5f_lettre_5f_ramiste">u</text:span><text:span text:style-name="style_5f_remplacement_5f_lettre_5f_ramiste">v</text:span>ec moy train d<text:span text:style-name="ajout_5f_apostrophe_5f_cédille">’</text:span>amours<text:span text:style-name="style_5f_fin_5f_de_5f_vers">/</text:span>Rien n<text:span text:style-name="ajout_5f_apostrophe_5f_cédille">’</text:span>y perdrez puis que vous la raurez<text:span text:style-name="style_5f_fin_5f_de_5f_vers">/</text:span>Finablemsent, mais qu<text:span text:style-name="ajout_5f_apostrophe_5f_cédille">’</text:span>elle ait fai<text:span text:style-name="style_5f_ligature"><text:span text:style-name="T21"></text:span></text:span><text:span text:style-name="style_5f_normalisation_5f_ligature">s</text:span>t <text:span text:style-name="style_5f_lettre_5f_ramiste">ſ</text:span><text:span text:style-name="style_5f_remplacement_5f_lettre_5f_ramiste">s</text:span>on cours<text:span text:style-name="style_5f_fin_5f_de_5f_vers">/</text:span>Car tous humains en la fin de leurs <text:span text:style-name="style_5f_lettre_5f_ramiste">i</text:span><text:span text:style-name="style_5f_remplacement_5f_lettre_5f_ramiste">j</text:span>ours<text:span text:style-name="style_5f_fin_5f_de_5f_vers">/</text:span>Viennent ceans a vo<text:span text:style-name="style_5f_lettre_5f_ramiste">ſ</text:span><text:span text:style-name="style_5f_remplacement_5f_lettre_5f_ramiste">s</text:span>tre <text:span text:style-name="style_5f_lettre_5f_ramiste">i</text:span><text:span text:style-name="style_5f_remplacement_5f_lettre_5f_ramiste">j</text:span>ugement<text:span text:style-name="style_5f_fin_5f_de_5f_vers">/</text:span>Mais <text:span text:style-name="style_5f_lettre_5f_ramiste">i</text:span><text:span text:style-name="style_5f_remplacement_5f_lettre_5f_ramiste">j</text:span>e vous pry que me donnez <text:span text:style-name="style_5f_lettre_5f_ramiste">ſ</text:span><text:span text:style-name="style_5f_remplacement_5f_lettre_5f_ramiste">s</text:span>ecours<text:span text:style-name="style_5f_fin_5f_de_5f_vers">/</text:span>Eurydice demande <text:span text:style-name="style_5f_lettre_5f_ramiste">ſ</text:span><text:span text:style-name="style_5f_remplacement_5f_lettre_5f_ramiste">s</text:span>eulement.<text:span text:style-name="style_5f_fin_5f_de_5f_vers">/</text:span></text:p>
      <text:p text:style-name="style_5f_paragraphe"><text:soft-page-break/><text:span text:style-name="style_5f_lettrine">O</text:span><text:span text:style-name="Police_20_par_20_défaut"><text:span text:style-name="T1">Rpheus de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ant l</text:span></text:span><text:span text:style-name="ajout_5f_apostrophe_5f_cédille"><text:span text:style-name="T1">’</text:span></text:span><text:span text:style-name="Police_20_par_20_défaut"><text:span text:style-name="T1">infernal manoir, </text:span></text:span><text:span text:style-name="style_5f_lettre_5f_ramiste"><text:span text:style-name="T1">ſ</text:span></text:span><text:span text:style-name="style_5f_remplacement_5f_lettre_5f_ramiste"><text:span text:style-name="T1">s</text:span></text:span><text:span text:style-name="Police_20_par_20_défaut"><text:span text:style-name="T1">i doulcem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t</text:span></text:span><text:span text:style-name="style_5f_fin_5f_de_5f_ligne">/</text:span><text:span text:style-name="Police_20_par_20_défaut"><text:span text:style-name="T1">chanta que pour la melodieu</text:span></text:span><text:span text:style-name="style_5f_lettre_5f_ramiste"><text:span text:style-name="T1">ſ</text:span></text:span><text:span text:style-name="style_5f_remplacement_5f_lettre_5f_ramiste"><text:span text:style-name="T1">s</text:span></text:span><text:span text:style-name="Police_20_par_20_défaut"><text:span text:style-name="T1">ete du </text:span></text:span><text:span text:style-name="style_5f_lettre_5f_ramiste"><text:span text:style-name="T1">ſ</text:span></text:span><text:span text:style-name="style_5f_remplacement_5f_lettre_5f_ramiste"><text:span text:style-name="T1">s</text:span></text:span><text:span text:style-name="Police_20_par_20_défaut"><text:span text:style-name="T1">on de </text:span></text:span><text:span text:style-name="style_5f_lettre_5f_ramiste"><text:span text:style-name="T1">ſ</text:span></text:span><text:span text:style-name="style_5f_remplacement_5f_lettre_5f_ramiste"><text:span text:style-name="T1">s</text:span></text:span><text:span text:style-name="Police_20_par_20_défaut"><text:span text:style-name="T1">a</text:span></text:span><text:span text:style-name="style_5f_fin_5f_de_5f_ligne">/</text:span><text:span text:style-name="Police_20_par_20_défaut"><text:span text:style-name="T1">voix en</text:span></text:span><text:span text:style-name="style_5f_lettre_5f_ramiste"><text:span text:style-name="T1">ſ</text:span></text:span><text:span text:style-name="style_5f_remplacement_5f_lettre_5f_ramiste"><text:span text:style-name="T1">s</text:span></text:span><text:span text:style-name="Police_20_par_20_défaut"><text:span text:style-name="T1">emble de </text:span></text:span><text:span text:style-name="style_5f_lettre_5f_ramiste"><text:span text:style-name="T1">ſ</text:span></text:span><text:span text:style-name="style_5f_remplacement_5f_lettre_5f_ramiste"><text:span text:style-name="T1">s</text:span></text:span><text:span text:style-name="Police_20_par_20_défaut"><text:span text:style-name="T1">a harpe : les ames tri</text:span></text:span><text:span text:style-name="style_5f_lettre_5f_ramiste"><text:span text:style-name="T1">ſ</text:span></text:span><text:span text:style-name="style_5f_remplacement_5f_lettre_5f_ramiste"><text:span text:style-name="T1">s</text:span></text:span><text:span text:style-name="Police_20_par_20_défaut"><text:span text:style-name="T1">tes qui</text:span></text:span><text:span text:style-name="style_5f_fin_5f_de_5f_ligne">/</text:span><text:span text:style-name="Police_20_par_20_défaut"><text:span text:style-name="T1"> la e</text:span></text:span><text:span text:style-name="style_5f_lettre_5f_ramiste"><text:span text:style-name="T1">ſ</text:span></text:span><text:span text:style-name="style_5f_remplacement_5f_lettre_5f_ramiste"><text:span text:style-name="T1">s</text:span></text:span><text:span text:style-name="Police_20_par_20_défaut"><text:span text:style-name="T1">toi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t en oublier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t leurs peines. T</text:span></text:span><text:span text:style-name="style_5f_abréviation_5f_contraction"><text:span text:style-name="T1">ã</text:span></text:span><text:span text:style-name="style_5f_abréviation_5f_résolue"><text:span text:style-name="T1">an</text:span></text:span><text:span text:style-name="Police_20_par_20_défaut"><text:span text:style-name="T1">talus en</text:span></text:span><text:span text:style-name="style_5f_fin_5f_de_5f_ligne">/</text:span><text:span text:style-name="Police_20_par_20_défaut"><text:span text:style-name="T1"> oublia </text:span></text:span><text:span text:style-name="style_5f_lettre_5f_ramiste"><text:span text:style-name="T1">ſ</text:span></text:span><text:span text:style-name="style_5f_remplacement_5f_lettre_5f_ramiste"><text:span text:style-name="T1">s</text:span></text:span><text:span text:style-name="Police_20_par_20_défaut"><text:span text:style-name="T1">a </text:span></text:span><text:span text:style-name="style_5f_lettre_5f_ramiste"><text:span text:style-name="T1">ſ</text:span></text:span><text:span text:style-name="style_5f_remplacement_5f_lettre_5f_ramiste"><text:span text:style-name="T1">s</text:span></text:span><text:span text:style-name="Police_20_par_20_défaut"><text:span text:style-name="T1">oi</text:span></text:span><text:span text:style-name="style_5f_lettre_5f_ramiste"><text:span text:style-name="T1">ſ</text:span></text:span><text:span text:style-name="style_5f_remplacement_5f_lettre_5f_ramiste"><text:span text:style-name="T1">s</text:span></text:span><text:span text:style-name="Police_20_par_20_défaut"><text:span text:style-name="T1">, Ixi</text:span></text:span><text:span text:style-name="style_5f_abréviation_5f_contraction"><text:span text:style-name="T1">õ</text:span></text:span><text:span text:style-name="style_5f_abréviation_5f_résolue"><text:span text:style-name="T1">on</text:span></text:span><text:span text:style-name="Police_20_par_20_défaut"><text:span text:style-name="T1"> </text:span></text:span><text:span text:style-name="style_5f_abréviation_5f_signe_5f_spéciaux"><text:span text:style-name="T1">q</text:span></text:span><text:span text:style-name="style_5f_abréviation_5f_résolue"><text:span text:style-name="T1">qui</text:span></text:span><text:span text:style-name="Police_20_par_20_défaut"><text:span text:style-name="T1"> pres de luy e</text:span></text:span><text:span text:style-name="style_5f_lettre_5f_ramiste"><text:span text:style-name="T1">ſ</text:span></text:span><text:span text:style-name="style_5f_remplacement_5f_lettre_5f_ramiste"><text:span text:style-name="T1">s</text:span></text:span><text:span text:style-name="Police_20_par_20_défaut"><text:span text:style-name="T1">toit en lai</text:span></text:span><text:span text:style-name="style_5f_s_5f_long"><text:span text:style-name="T1">ſſ</text:span></text:span><text:span text:style-name="style_5f_remplacement_5f_s_5f_long"><text:span text:style-name="T1">ss</text:span></text:span><text:span text:style-name="Police_20_par_20_défaut"><text:span text:style-name="T1">a</text:span></text:span><text:span text:style-name="style_5f_fin_5f_de_5f_ligne">/</text:span><text:span text:style-name="Police_20_par_20_défaut"><text:span text:style-name="T1"> la roe repo</text:span></text:span><text:span text:style-name="style_5f_lettre_5f_ramiste"><text:span text:style-name="T1">ſ</text:span></text:span><text:span text:style-name="style_5f_remplacement_5f_lettre_5f_ramiste"><text:span text:style-name="T1">s</text:span></text:span><text:span text:style-name="Police_20_par_20_défaut"><text:span text:style-name="T1">er. Si</text:span></text:span><text:span text:style-name="style_5f_lettre_5f_ramiste"><text:span text:style-name="T1">ſ</text:span></text:span><text:span text:style-name="style_5f_remplacement_5f_lettre_5f_ramiste"><text:span text:style-name="T1">s</text:span></text:span><text:span text:style-name="Police_20_par_20_défaut"><text:span text:style-name="T1">yphus mi</text:span></text:span><text:span text:style-name="style_5f_lettre_5f_ramiste"><text:span text:style-name="T1">ſ</text:span></text:span><text:span text:style-name="style_5f_remplacement_5f_lettre_5f_ramiste"><text:span text:style-name="T1">s</text:span></text:span><text:span text:style-name="Police_20_par_20_défaut"><text:span text:style-name="T1">t </text:span></text:span><text:span text:style-name="style_5f_lettre_5f_ramiste"><text:span text:style-name="T1">i</text:span></text:span><text:span text:style-name="style_5f_remplacement_5f_lettre_5f_ramiste"><text:span text:style-name="T1">j</text:span></text:span><text:span text:style-name="Police_20_par_20_défaut"><text:span text:style-name="T1">us la roche qui le tra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ailloit. Et Ticyus lai</text:span></text:span><text:span text:style-name="style_5f_s_5f_long"><text:span text:style-name="T1">ſſ</text:span></text:span><text:span text:style-name="style_5f_remplacement_5f_s_5f_long"><text:span text:style-name="T1">ss</text:span></text:span><text:span text:style-name="Police_20_par_20_défaut"><text:span text:style-name="T1">a a d</text:span></text:span><text:span text:style-name="style_5f_abréviation_5f_contraction"><text:span text:style-name="T1">õ</text:span></text:span><text:span text:style-name="style_5f_abréviation_5f_résolue"><text:span text:style-name="T1">on</text:span></text:span><text:span text:style-name="Police_20_par_20_défaut"><text:span text:style-name="T1">ner aux voultours </text:span></text:span><text:span text:style-name="style_5f_lettre_5f_ramiste"><text:span text:style-name="T1">ſ</text:span></text:span><text:span text:style-name="style_5f_remplacement_5f_lettre_5f_ramiste"><text:span text:style-name="T1">s</text:span></text:span><text:span text:style-name="Police_20_par_20_défaut"><text:span text:style-name="T1">on gi</text:span></text:span><text:span text:style-name="style_5f_lettre_5f_ramiste"><text:span text:style-name="T1">ſ</text:span></text:span><text:span text:style-name="style_5f_remplacement_5f_lettre_5f_ramiste"><text:span text:style-name="T1">s</text:span></text:span><text:span text:style-name="Police_20_par_20_défaut"><text:span text:style-name="T1">ier</text:span></text:span><text:span text:style-name="style_5f_fin_5f_de_5f_ligne">/</text:span><text:span text:style-name="Police_20_par_20_défaut"><text:span text:style-name="T1"> a rongier, </text:span></text:span><text:span text:style-name="style_5f_remplacement_5f__26_"><text:span text:style-name="T1">et</text:span></text:span><text:span text:style-name="Police_20_par_20_défaut"><text:span text:style-name="T1"> les Belidiennes lai</text:span></text:span><text:span text:style-name="style_5f_s_5f_long"><text:span text:style-name="T1">ſſ</text:span></text:span><text:span text:style-name="style_5f_remplacement_5f_s_5f_long"><text:span text:style-name="T1">ss</text:span></text:span><text:span text:style-name="Police_20_par_20_défaut"><text:span text:style-name="T1">ans la fontaine a e</text:span></text:span><text:span text:style-name="style_5f_lettre_5f_ramiste"><text:span text:style-name="T1">ſ</text:span></text:span><text:span text:style-name="style_5f_remplacement_5f_lettre_5f_ramiste"><text:span text:style-name="T1">s</text:span></text:span><text:span text:style-name="Police_20_par_20_défaut"><text:span text:style-name="T1">pui</text:span></text:span><text:span text:style-name="style_5f_lettre_5f_ramiste"><text:span text:style-name="T1">ſ</text:span></text:span><text:span text:style-name="style_5f_remplacement_5f_lettre_5f_ramiste"><text:span text:style-name="T1">s</text:span></text:span><text:span text:style-name="Police_20_par_20_défaut"><text:span text:style-name="T1">er mi</text:span></text:span><text:span text:style-name="style_5f_ajout_5f_ponctuation"><text:span text:style-name="T1">-</text:span></text:span><text:span text:style-name="style_5f_fin_5f_de_5f_ligne">/</text:span><text:span text:style-name="Police_20_par_20_défaut"><text:span text:style-name="T1">rent </text:span></text:span><text:span text:style-name="style_5f_lettre_5f_ramiste"><text:span text:style-name="T1">i</text:span></text:span><text:span text:style-name="style_5f_remplacement_5f_lettre_5f_ramiste"><text:span text:style-name="T1">j</text:span></text:span><text:span text:style-name="Police_20_par_20_défaut"><text:span text:style-name="T1">us leurs cribles. Et </text:span></text:span><text:span text:style-name="style_5f_lettre_5f_ramiste"><text:span text:style-name="T1">ſ</text:span></text:span><text:span text:style-name="style_5f_remplacement_5f_lettre_5f_ramiste"><text:span text:style-name="T1">s</text:span></text:span><text:span text:style-name="Police_20_par_20_défaut"><text:span text:style-name="T1">everitable e</text:span></text:span><text:span text:style-name="style_5f_lettre_5f_ramiste"><text:span text:style-name="T1">ſ</text:span></text:span><text:span text:style-name="style_5f_remplacement_5f_lettre_5f_ramiste"><text:span text:style-name="T1">s</text:span></text:span><text:span text:style-name="Police_20_par_20_défaut"><text:span text:style-name="T1">t la renommee </text:span></text:span><text:span text:style-name="style_5f_abréviation_5f_signe_5f_spéciaux"><text:span text:style-name="T1">q</text:span></text:span><text:span text:style-name="style_5f_abréviation_5f_résolue"><text:span text:style-name="T1">que</text:span></text:span><text:span text:style-name="Police_20_par_20_défaut"><text:span text:style-name="T1"> ce me</text:span></text:span><text:span text:style-name="style_5f_fin_5f_de_5f_ligne">/</text:span><text:span text:style-name="Police_20_par_20_défaut"><text:span text:style-name="T1"> fai</text:span></text:span><text:span text:style-name="style_5f_ligature"><text:span text:style-name="T21"></text:span></text:span><text:span text:style-name="style_5f_normalisation_5f_ligature">s</text:span><text:span text:style-name="Police_20_par_20_défaut"><text:span text:style-name="T1">t acroire </text:span></text:span><text:span text:style-name="style_5f_remplacement_5f__26_"><text:span text:style-name="T1">et</text:span></text:span><text:span text:style-name="Police_20_par_20_défaut"><text:span text:style-name="T1"> ent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dre, les Eumenidi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nes </text:span></text:span><text:span text:style-name="style_5f_abréviation_5f_signe_5f_spéciaux"><text:span text:style-name="T1">q</text:span></text:span><text:span text:style-name="style_5f_abréviation_5f_résolue"><text:span text:style-name="T1">que</text:span></text:span><text:span text:style-name="Police_20_par_20_défaut"><text:span text:style-name="T1"> oyoient la doul</text:span></text:span><text:span text:style-name="style_5f_ajout_5f_ponctuation"><text:span text:style-name="T1">-</text:span></text:span><text:span text:style-name="style_5f_fin_5f_de_5f_ligne">/</text:span><text:span text:style-name="Police_20_par_20_défaut"><text:span text:style-name="T1">ceur de la harpe ploroient de Orphe</text:span></text:span><text:span text:style-name="style_5f_abréviation_5f_signe_5f_spéciaux"><text:span text:style-name="T13">9</text:span></text:span><text:span text:style-name="style_5f_abréviation_5f_résolue"><text:span text:style-name="T1">us</text:span></text:span><text:span text:style-name="Police_20_par_20_défaut"><text:span text:style-name="T1">, ce </text:span></text:span><text:span text:style-name="style_5f_abréviation_5f_contraction"><text:span text:style-name="T1">~q</text:span></text:span><text:span text:style-name="style_5f_abréviation_5f_résolue"><text:span text:style-name="T1">que</text:span></text:span><text:span text:style-name="Police_20_par_20_défaut"><text:span text:style-name="T1"> onc</text:span></text:span><text:span text:style-name="style_5f_abréviation_5f_contraction"><text:span text:style-name="T1">~q</text:span></text:span><text:span text:style-name="style_5f_abréviation_5f_résolue"><text:span text:style-name="T1">que</text:span></text:span><text:span text:style-name="Police_20_par_20_défaut"><text:span text:style-name="T1">s para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style_5f_abréviation_5f_contraction"><text:span text:style-name="T1">ã</text:span></text:span><text:span text:style-name="style_5f_abréviation_5f_résolue"><text:span text:style-name="T1">an</text:span></text:span><text:span text:style-name="Police_20_par_20_défaut"><text:span text:style-name="T1">t ne</text:span></text:span><text:span text:style-name="style_5f_fin_5f_de_5f_ligne">/</text:span><text:span text:style-name="Police_20_par_20_défaut"><text:span text:style-name="T1"> </text:span></text:span><text:span text:style-name="style_5f_lettre_5f_ramiste"><text:span text:style-name="T1">ſ</text:span></text:span><text:span text:style-name="style_5f_remplacement_5f_lettre_5f_ramiste"><text:span text:style-name="T1">s</text:span></text:span><text:span text:style-name="Police_20_par_20_défaut"><text:span text:style-name="T1">oit ad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enu ne peu ad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enir. La royne Pro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rpine ne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 po</text:span></text:span><text:span text:style-name="style_5f_cesure"><text:span text:style-name="T1">-</text:span></text:span><text:span text:style-name="style_5f_fin_5f_de_5f_ligne">/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oit ab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enir de larmoyer : le roy d</text:span></text:span><text:span text:style-name="ajout_5f_apostrophe_5f_cédille"><text:span text:style-name="T1">’</text:span></text:span><text:span text:style-name="Police_20_par_20_défaut"><text:span text:style-name="T1">enfer ne po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oit par nulle</text:span></text:span><text:span text:style-name="style_5f_fin_5f_de_5f_ligne">/</text:span><text:span text:style-name="Police_20_par_20_défaut"><text:span text:style-name="T1"> maniere 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c</text:span></text:span><text:span text:style-name="style_5f_abréviation_5f_contraction"><text:span text:style-name="T1">õ</text:span></text:span><text:span text:style-name="style_5f_abréviation_5f_résolue"><text:span text:style-name="T1">on</text:span></text:span><text:span text:style-name="Police_20_par_20_défaut"><text:span text:style-name="T1">dire à Orphe</text:span></text:span><text:span text:style-name="style_5f_abréviation_5f_signe_5f_spéciaux"><text:span text:style-name="T13">9</text:span></text:span><text:span text:style-name="style_5f_abréviation_5f_résolue"><text:span text:style-name="T1">us</text:span></text:span><text:span text:style-name="Police_20_par_20_défaut"><text:span text:style-name="T1"> cho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 </text:span></text:span><text:span text:style-name="style_5f_abréviation_5f_signe_5f_spéciaux"><text:span text:style-name="T1">q</text:span></text:span><text:span text:style-name="style_5f_abréviation_5f_résolue"><text:span text:style-name="T1">qu</text:span></text:span><text:span text:style-name="ajout_5f_apostrophe_5f_cédille"><text:span text:style-name="T1">’</text:span></text:span><text:span text:style-name="style_5f_abréviation_5f_résolue"><text:span text:style-name="T1">i</text:span></text:span><text:span text:style-name="Police_20_par_20_défaut"><text:span text:style-name="T1">lz luy demanda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. Si fut</text:span></text:span><text:span text:style-name="style_5f_fin_5f_de_5f_ligne">/</text:span><text:span text:style-name="Police_20_par_20_défaut"><text:span text:style-name="T1"> Eurydice appellee </text:span></text:span><text:span text:style-name="style_5f_abréviation_5f_signe_5f_spéciaux"><text:span text:style-name="T1">q</text:span></text:span><text:span text:style-name="style_5f_abréviation_5f_résolue"><text:span text:style-name="T1">qui</text:span></text:span><text:span text:style-name="Police_20_par_20_défaut"><text:span text:style-name="T1"> 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oit en lavalee 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mbreu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 a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ec celles </text:span></text:span><text:span text:style-name="style_5f_abréviation_5f_signe_5f_spéciaux"><text:span text:style-name="T1">q</text:span></text:span><text:span text:style-name="style_5f_abréviation_5f_résolue"><text:span text:style-name="T1">qui</text:span></text:span><text:span text:style-name="style_5f_fin_5f_de_5f_ligne">/</text:span><text:span text:style-name="Police_20_par_20_défaut"><text:span text:style-name="T1">venues eftoi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 t nou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ellem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t. Lors apparut Euridice la</text:span></text:span><text:span text:style-name="style_5f_abréviation_5f_contraction"><text:span text:style-name="T1">~q</text:span></text:span><text:span text:style-name="style_5f_abréviation_5f_résolue"><text:span text:style-name="T1">que</text:span></text:span><text:span text:style-name="Police_20_par_20_défaut"><text:span text:style-name="T1">lle</text:span></text:span><text:span text:style-name="style_5f_fin_5f_de_5f_ligne">/</text:span><text:span text:style-name="Police_20_par_20_défaut"><text:span text:style-name="T1"> alloit cloch</text:span></text:span><text:span text:style-name="style_5f_abréviation_5f_contraction"><text:span text:style-name="T1">ã</text:span></text:span><text:span text:style-name="style_5f_abréviation_5f_résolue"><text:span text:style-name="T1">an</text:span></text:span><text:span text:style-name="Police_20_par_20_défaut"><text:span text:style-name="T1">t </text:span></text:span><text:span text:style-name="style_5f_abréviation_5f_signe_5f_spéciaux"><text:span text:style-name="T1">p</text:span></text:span><text:span text:style-name="style_5f_abréviation_5f_résolue"><text:span text:style-name="T1">par</text:span></text:span><text:span text:style-name="Police_20_par_20_défaut"><text:span text:style-name="T1"> la playe </text:span></text:span><text:span text:style-name="style_5f_abréviation_5f_contraction"><text:span text:style-name="T1">~q</text:span></text:span><text:span text:style-name="style_5f_abréviation_5f_résolue"><text:span text:style-name="T1">que</text:span></text:span><text:span text:style-name="Police_20_par_20_défaut"><text:span text:style-name="T1">lle a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oit receue ou pied </text:span></text:span><text:span text:style-name="style_5f_abréviation_5f_signe_5f_spéciaux"><text:span text:style-name="T1">p</text:span></text:span><text:span text:style-name="style_5f_abréviation_5f_résolue"><text:span text:style-name="T1">par</text:span></text:span><text:span text:style-name="Police_20_par_20_défaut"><text:span text:style-name="T1"> le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rp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t.</text:span></text:span><text:span text:style-name="style_5f_fin_5f_de_5f_ligne">/</text:span><text:span text:style-name="Police_20_par_20_défaut"><text:span text:style-name="T1"> Moult fut Orphe</text:span></text:span><text:span text:style-name="style_5f_abréviation_5f_signe_5f_spéciaux"><text:span text:style-name="T13">9</text:span></text:span><text:span text:style-name="style_5f_abréviation_5f_résolue"><text:span text:style-name="T1">us</text:span></text:span><text:span text:style-name="Police_20_par_20_défaut"><text:span text:style-name="T1"> </text:span></text:span><text:span text:style-name="style_5f_lettre_5f_ramiste"><text:span text:style-name="T1">i</text:span></text:span><text:span text:style-name="style_5f_remplacement_5f_lettre_5f_ramiste"><text:span text:style-name="T1">j</text:span></text:span><text:span text:style-name="Police_20_par_20_défaut"><text:span text:style-name="T1">oyeulx qu</text:span></text:span><text:span text:style-name="style_5f_abréviation_5f_contraction"><text:span text:style-name="T1">ã</text:span></text:span><text:span text:style-name="style_5f_abréviation_5f_résolue"><text:span text:style-name="T1">an</text:span></text:span><text:span text:style-name="Police_20_par_20_défaut"><text:span text:style-name="T1">t venir la vit</text:span></text:span><text:span text:style-name="style_5f_ajout_5f_ponctuation"><text:span text:style-name="T1">.</text:span></text:span><text:span text:style-name="Police_20_par_20_défaut"><text:span text:style-name="T1"> Elle luy fut ren</text:span></text:span><text:span text:style-name="style_5f_cesure"><text:span text:style-name="T1">-</text:span></text:span><text:span text:style-name="style_5f_fin_5f_de_5f_ligne">/</text:span><text:span text:style-name="Police_20_par_20_défaut"><text:span text:style-name="T1">due par tel c</text:span></text:span><text:span text:style-name="style_5f_abréviation_5f_contraction"><text:span text:style-name="T1">õ</text:span></text:span><text:span text:style-name="style_5f_abréviation_5f_résolue"><text:span text:style-name="T1">on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en</text:span></text:span><text:span text:style-name="style_5f_abréviation_5f_contraction"><text:span text:style-name="T1">ã</text:span></text:span><text:span text:style-name="style_5f_abréviation_5f_résolue"><text:span text:style-name="T1">an</text:span></text:span><text:span text:style-name="Police_20_par_20_défaut"><text:span text:style-name="T1">t que il ne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 retorna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 ne regarda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 derrie</text:span></text:span><text:span text:style-name="style_5f_fin_5f_de_5f_ligne">/</text:span><text:span text:style-name="Police_20_par_20_défaut"><text:span text:style-name="T1">re luy iu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2">q</text:span></text:span><text:span text:style-name="Police_20_par_20_défaut"><text:span text:style-name="T1">s a ce </text:span></text:span><text:span text:style-name="style_5f_abréviation_5f_contraction"><text:span text:style-name="T1">~q</text:span></text:span><text:span text:style-name="style_5f_abréviation_5f_résolue"><text:span text:style-name="T1">que</text:span></text:span><text:span text:style-name="Police_20_par_20_défaut"><text:span text:style-name="T1">lle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u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 totalem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t hors des torm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s</text:span></text:span><text:span text:style-name="style_5f_séparation_5f_mot"><text:span text:style-name="T1"> </text:span></text:span><text:span text:style-name="style_5f_abréviation_5f_contraction"><text:span text:style-name="T1">~i</text:span></text:span><text:span text:style-name="style_5f_abréviation_5f_résolue"><text:span text:style-name="T1">in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rnautx</text:span></text:span><text:span text:style-name="style_5f_fin_5f_de_5f_ligne">/</text:span><text:span text:style-name="Police_20_par_20_défaut"><text:span text:style-name="T1"> </text:span></text:span><text:span text:style-name="style_5f_remplacement_5f__26_"><text:span text:style-name="T1">et</text:span></text:span><text:span text:style-name="Police_20_par_20_défaut"><text:span text:style-name="T1"> </text:span></text:span><text:span text:style-name="style_5f_abréviation_5f_signe_5f_spéciaux"><text:span text:style-name="T1">q</text:span></text:span><text:span text:style-name="style_5f_abréviation_5f_résolue"><text:span text:style-name="T1">qu</text:span></text:span><text:span text:style-name="ajout_5f_apostrophe_5f_cédille"><text:span text:style-name="T1">’</text:span></text:span><text:span text:style-name="style_5f_abréviation_5f_résolue"><text:span text:style-name="T1">i</text:span></text:span><text:span text:style-name="Police_20_par_20_défaut"><text:span text:style-name="T1">l alla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 deu</text:span></text:span><text:span text:style-name="style_5f_abréviation_5f_contraction"><text:span text:style-name="T1">ã</text:span></text:span><text:span text:style-name="style_5f_abréviation_5f_résolue"><text:span text:style-name="T1">an</text:span></text:span><text:span text:style-name="Police_20_par_20_défaut"><text:span text:style-name="T1">t </text:span></text:span><text:span text:style-name="style_5f_remplacement_5f__26_"><text:span text:style-name="T1">et</text:span></text:span><text:span text:style-name="Police_20_par_20_défaut"><text:span text:style-name="T1"> elle le fuyuroit derriere ou autrem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t </text:span></text:span><text:span text:style-name="style_5f_lettre_5f_ramiste"><text:span text:style-name="T1">i</text:span></text:span><text:span text:style-name="style_5f_remplacement_5f_lettre_5f_ramiste"><text:span text:style-name="T1">j</text:span></text:span><text:span text:style-name="Police_20_par_20_défaut"><text:span text:style-name="T1">a</text:span></text:span><text:span text:style-name="style_5f_fin_5f_de_5f_ligne">/</text:span><text:span text:style-name="Police_20_par_20_défaut"><text:span text:style-name="T1"> mais n</text:span></text:span><text:span text:style-name="ajout_5f_apostrophe_5f_cédille"><text:span text:style-name="T1">’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 y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roit. Lors par </text:span></text:span><text:span text:style-name="style_5f_lettre_5f_ramiste"><text:span text:style-name="T1">v</text:span></text:span><text:span text:style-name="style_5f_remplacement_5f_lettre_5f_ramiste"><text:span text:style-name="T1">u</text:span></text:span><text:span text:style-name="Police_20_par_20_défaut"><text:span text:style-name="T1">ng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ntier moult roide </text:span></text:span><text:span text:style-name="style_5f_remplacement_5f__26_"><text:span text:style-name="T1">et</text:span></text:span><text:span text:style-name="Police_20_par_20_défaut"><text:span text:style-name="T1"> 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roit</text:span></text:span><text:span text:style-name="style_5f_fin_5f_de_5f_ligne">/</text:span><text:span text:style-name="Police_20_par_20_défaut"><text:span text:style-name="T1"> </text:span></text:span><text:span text:style-name="style_5f_remplacement_5f__26_"><text:span text:style-name="T1">et</text:span></text:span><text:span text:style-name="Police_20_par_20_défaut"><text:span text:style-name="T1"> pla</text:span></text:span><text:span text:style-name="style_5f_abréviation_5f_contraction"><text:span text:style-name="T1">~i</text:span></text:span><text:span text:style-name="style_5f_abréviation_5f_résolue"><text:span text:style-name="T1">in</text:span></text:span><text:span text:style-name="Police_20_par_20_défaut"><text:span text:style-name="T1"> de terebreu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 ob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curit</text:span></text:span><text:span text:style-name="style_5f_ajout_5f_accent_5f_aigu"><text:span text:style-name="T1">é</text:span></text:span><text:span text:style-name="Police_20_par_20_défaut"><text:span text:style-name="T1"> </text:span></text:span><text:span text:style-name="style_5f_remplacement_5f__26_"><text:span text:style-name="T1">et</text:span></text:span><text:span text:style-name="Police_20_par_20_défaut"><text:span text:style-name="T1"> for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oyable chem</text:span></text:span><text:span text:style-name="style_5f_abréviation_5f_contraction"><text:span text:style-name="T1">~i</text:span></text:span><text:span text:style-name="style_5f_abréviation_5f_résolue"><text:span text:style-name="T1">in</text:span></text:span><text:span text:style-name="Police_20_par_20_défaut"><text:span text:style-name="T1"> l</text:span></text:span><text:span text:style-name="style_5f_abréviation_5f_contraction"><text:span text:style-name="T1">~u</text:span></text:span><text:span text:style-name="style_5f_abréviation_5f_résolue"><text:span text:style-name="T1">un</text:span></text:span><text:span text:style-name="Police_20_par_20_défaut"><text:span text:style-name="T1">g de</text:span></text:span><text:span text:style-name="style_5f_cesure"><text:span text:style-name="T1">-</text:span></text:span><text:span text:style-name="style_5f_fin_5f_de_5f_ligne">/</text:span></text:p>
      <text:p text:style-name="style_5f_nombre_5f_livre">Le DIXIESME LIVRE.</text:p>
      <text:p text:style-name="style_5f_paragraphe"><text:span text:style-name="Police_20_par_20_défaut"><text:span text:style-name="T1">uant </text:span></text:span><text:span text:style-name="style_5f_remplacement_5f__26_"><text:span text:style-name="T1">et</text:span></text:span><text:span text:style-name="Police_20_par_20_défaut"><text:span text:style-name="T1"> l</text:span></text:span><text:span text:style-name="ajout_5f_apostrophe_5f_cédille"><text:span text:style-name="T1">’</text:span></text:span><text:span text:style-name="Police_20_par_20_défaut"><text:span text:style-name="T1">autre apres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 mirent en la voye Orpheus </text:span></text:span><text:span text:style-name="style_5f_remplacement_5f__26_"><text:span text:style-name="T1">et</text:span></text:span><text:span text:style-name="Police_20_par_20_défaut"><text:span text:style-name="T1"> ſamve.</text:span></text:span><text:span text:style-name="style_5f_fin_5f_de_5f_ligne">/</text:span><text:span text:style-name="Police_20_par_20_défaut"><text:span text:style-name="T1"> Tant cheminerent que ia 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oient pres tout dehors du pour</text:span></text:span><text:span text:style-name="style_5f_fin_5f_de_5f_ligne">/</text:span><text:span text:style-name="Police_20_par_20_défaut"><text:span text:style-name="T1"> pris internal, quant Orpheus qui d</text:span></text:span><text:span text:style-name="ajout_5f_apostrophe_5f_cédille"><text:span text:style-name="T1">’</text:span></text:span><text:span text:style-name="Police_20_par_20_défaut"><text:span text:style-name="T1">amour 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oit 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pris defir</text:span></text:span><text:span text:style-name="style_5f_abréviation_5f_contraction"><text:span text:style-name="T1">ã</text:span></text:span><text:span text:style-name="style_5f_abréviation_5f_résolue"><text:span text:style-name="T1">an</text:span></text:span><text:span text:style-name="Police_20_par_20_défaut"><text:span text:style-name="T1">t</text:span></text:span><text:span text:style-name="style_5f_fin_5f_de_5f_ligne">/</text:span><text:span text:style-name="Police_20_par_20_défaut"><text:span text:style-name="T1"> de veoir famye : </text:span></text:span><text:span text:style-name="style_5f_remplacement_5f__26_"><text:span text:style-name="T1">et</text:span></text:span><text:span text:style-name="Police_20_par_20_défaut"><text:span text:style-name="T1"> doubtant qu</text:span></text:span><text:span text:style-name="ajout_5f_apostrophe_5f_cédille"><text:span text:style-name="T1">’</text:span></text:span><text:span text:style-name="Police_20_par_20_défaut"><text:span text:style-name="T1">elle ne le fuyui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 retourna</text:span></text:span><text:span text:style-name="style_5f_fin_5f_de_5f_ligne">/</text:span><text:span text:style-name="Police_20_par_20_défaut"><text:span text:style-name="T1"> pour elle regarder. Et inc</text:span></text:span><text:span text:style-name="style_5f_abréviation_5f_contraction"><text:span text:style-name="T1">õ</text:span></text:span><text:span text:style-name="style_5f_abréviation_5f_résolue"><text:span text:style-name="T1">on</text:span></text:span><text:span text:style-name="Police_20_par_20_défaut"><text:span text:style-name="T1">tin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t elle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uanouy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 de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s yeulx</text:span></text:span><text:span text:style-name="style_5f_fin_5f_de_5f_ligne">/</text:span><text:span text:style-name="Police_20_par_20_défaut"><text:span text:style-name="T1"> </text:span></text:span><text:span text:style-name="style_5f_remplacement_5f__26_"><text:span text:style-name="T1">et</text:span></text:span><text:span text:style-name="Police_20_par_20_défaut"><text:span text:style-name="T1">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ajout_5f_apostrophe_5f_cédille"><text:span text:style-name="T1">’</text:span></text:span><text:span text:style-name="Police_20_par_20_défaut"><text:span text:style-name="T1">en retourna en enfer. Orpheus tendit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s mains qui rete</text:span></text:span><text:span text:style-name="style_5f_cesure"><text:span text:style-name="T1">-</text:span></text:span><text:span text:style-name="style_5f_fin_5f_de_5f_ligne">/</text:span><text:span text:style-name="Police_20_par_20_défaut"><text:span text:style-name="T1">nir la cuida, mais riens ne print forsvent, Et ain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i le partit Eu</text:span></text:span><text:span text:style-name="style_5f_ajout_5f_ponctuation"><text:span text:style-name="T1">-</text:span></text:span><text:span text:style-name="style_5f_fin_5f_de_5f_ligne">/</text:span><text:span text:style-name="Police_20_par_20_défaut"><text:span text:style-name="T1">rydice de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on amy </text:span></text:span><text:span text:style-name="style_5f_remplacement_5f__26_"><text:span text:style-name="T1">et</text:span></text:span><text:span text:style-name="Police_20_par_20_défaut"><text:span text:style-name="T1"> mourut de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conde mort, mais de luy</text:span></text:span><text:span text:style-name="style_5f_fin_5f_de_5f_ligne">/</text:span><text:span text:style-name="Police_20_par_20_défaut"><text:span text:style-name="T1"> ne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 peut pla</text:span></text:span><text:span text:style-name="style_5f_abréviation_5f_contraction"><text:span text:style-name="T1">~i</text:span></text:span><text:span text:style-name="style_5f_abréviation_5f_résolue"><text:span text:style-name="T1">in</text:span></text:span><text:span text:style-name="Police_20_par_20_défaut"><text:span text:style-name="T1">dre, fors de trop aymer. Le dernier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alut luy r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style_5f_fin_5f_de_5f_ligne">/</text:span><text:span text:style-name="Police_20_par_20_défaut"><text:span text:style-name="T1">dit que a peine l</text:span></text:span><text:span text:style-name="ajout_5f_apostrophe_5f_cédille"><text:span text:style-name="T1">’</text:span></text:span><text:span text:style-name="Police_20_par_20_défaut"><text:span text:style-name="T1">entendit Orpheus. Forment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 plaignoit de</text:span></text:span><text:span text:style-name="style_5f_fin_5f_de_5f_ligne">/</text:span><text:span text:style-name="Police_20_par_20_défaut"><text:span text:style-name="T1"> la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conde mort de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amye, </text:span></text:span><text:span text:style-name="style_5f_remplacement_5f__26_"><text:span text:style-name="T1">et</text:span></text:span><text:span text:style-name="Police_20_par_20_défaut"><text:span text:style-name="T1"> voulut retourner pour trou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er</text:span></text:span><text:span text:style-name="style_5f_fin_5f_de_5f_ligne">/</text:span><text:span text:style-name="Police_20_par_20_défaut"><text:span text:style-name="T1"> la mort, mais la porte trou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a fermee. Et le portier qui la gar</text:span></text:span><text:span text:style-name="style_5f_cesure"><text:span text:style-name="T1">-</text:span></text:span><text:span text:style-name="style_5f_fin_5f_de_5f_ligne">/</text:span><text:span text:style-name="Police_20_par_20_défaut"><text:span text:style-name="T1">doit luy retarda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on chemin </text:span></text:span><text:span text:style-name="style_5f_remplacement_5f__26_"><text:span text:style-name="T1">et</text:span></text:span><text:span text:style-name="Police_20_par_20_défaut"><text:span text:style-name="T1">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i luy di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 </text:span></text:span><text:span text:style-name="style_5f_abréviation_5f_contraction"><text:span text:style-name="T1">~q</text:span></text:span><text:span text:style-name="style_5f_abréviation_5f_résolue"><text:span text:style-name="T1">que</text:span></text:span><text:span text:style-name="Police_20_par_20_défaut"><text:span text:style-name="T1"> </text:span></text:span><text:span text:style-name="style_5f_lettre_5f_ramiste"><text:span text:style-name="T1">i</text:span></text:span><text:span text:style-name="style_5f_remplacement_5f_lettre_5f_ramiste"><text:span text:style-name="T1">j</text:span></text:span><text:span text:style-name="Police_20_par_20_défaut"><text:span text:style-name="T1">amais recou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rer ne la pourroit. Quant Orpheus vit que plus entrer n</text:span></text:span><text:span text:style-name="ajout_5f_apostrophe_5f_cédille"><text:span text:style-name="T1">’</text:span></text:span><text:span text:style-name="Police_20_par_20_défaut"><text:span text:style-name="T1">y pour</text:span></text:span><text:span text:style-name="style_5f_cesure"><text:span text:style-name="T1">-</text:span></text:span><text:span text:style-name="style_5f_fin_5f_de_5f_ligne">/</text:span><text:span text:style-name="Police_20_par_20_défaut"><text:span text:style-name="T1">roit, fur la ri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e du fleu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e infernal fut sept </text:span></text:span><text:span text:style-name="style_5f_lettre_5f_ramiste"><text:span text:style-name="T1">i</text:span></text:span><text:span text:style-name="style_5f_remplacement_5f_lettre_5f_ramiste"><text:span text:style-name="T1">j</text:span></text:span><text:span text:style-name="Police_20_par_20_défaut"><text:span text:style-name="T1">ours plour</text:span></text:span><text:span text:style-name="style_5f_abréviation_5f_contraction"><text:span text:style-name="T1">ã</text:span></text:span><text:span text:style-name="style_5f_abréviation_5f_résolue"><text:span text:style-name="T1">an</text:span></text:span><text:span text:style-name="Police_20_par_20_défaut"><text:span text:style-name="T1">t pour</text:span></text:span><text:span text:style-name="style_5f_fin_5f_de_5f_ligne">/</text:span><text:span text:style-name="Police_20_par_20_défaut"><text:span text:style-name="T1"> la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conde mort de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amye </text:span></text:span><text:span text:style-name="style_5f_remplacement_5f__26_"><text:span text:style-name="T1">et</text:span></text:span><text:span text:style-name="Police_20_par_20_défaut"><text:span text:style-name="T1"> pour la perte dicelle,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ans man</text:span></text:span><text:span text:style-name="style_5f_cesure"><text:span text:style-name="T1">-</text:span></text:span><text:span text:style-name="style_5f_fin_5f_de_5f_ligne">/</text:span><text:span text:style-name="Police_20_par_20_défaut"><text:span text:style-name="T1">ger </text:span></text:span><text:span text:style-name="style_5f_remplacement_5f__26_"><text:span text:style-name="T1">et</text:span></text:span><text:span text:style-name="Police_20_par_20_défaut"><text:span text:style-name="T1">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ans boyre vi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oit luy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o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enant de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on dueil. Moult te</text:span></text:span><text:span text:style-name="style_5f_fin_5f_de_5f_ligne">/</text:span><text:span text:style-name="Police_20_par_20_défaut"><text:span text:style-name="T1"> noit les dieux d</text:span></text:span><text:span text:style-name="ajout_5f_apostrophe_5f_cédille"><text:span text:style-name="T1">’</text:span></text:span><text:span text:style-name="Police_20_par_20_défaut"><text:span text:style-name="T1">enfer mau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ais </text:span></text:span><text:span text:style-name="style_5f_remplacement_5f__26_"><text:span text:style-name="T1">et</text:span></text:span><text:span text:style-name="Police_20_par_20_défaut"><text:span text:style-name="T1"> felons qui famye ain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i dete</text:span></text:span><text:span text:style-name="style_5f_ajout_5f_ponctuation"><text:span text:style-name="T1">-</text:span></text:span><text:span text:style-name="style_5f_fin_5f_de_5f_ligne">/</text:span><text:span text:style-name="Police_20_par_20_défaut"><text:span text:style-name="T1"> noiet Puis feu retourna Orpheus </text:span></text:span><text:span text:style-name="style_5f_remplacement_5f__26_"><text:span text:style-name="T1">et</text:span></text:span><text:span text:style-name="Police_20_par_20_défaut"><text:span text:style-name="T1"> trois ans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 tint fans fem</text:span></text:span><text:span text:style-name="style_5f_ajout_5f_ponctuation"><text:span text:style-name="T1">-</text:span></text:span><text:span text:style-name="style_5f_fin_5f_de_5f_ligne">/</text:span><text:span text:style-name="Police_20_par_20_défaut"><text:span text:style-name="T1">me </text:span></text:span><text:span text:style-name="style_5f_remplacement_5f__26_"><text:span text:style-name="T1">et</text:span></text:span><text:span text:style-name="Police_20_par_20_défaut"><text:span text:style-name="T1">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ans ch</text:span></text:span><text:span text:style-name="style_5f_abréviation_5f_contraction"><text:span text:style-name="T1">ã</text:span></text:span><text:span text:style-name="style_5f_abréviation_5f_résolue"><text:span text:style-name="T1">an</text:span></text:span><text:span text:style-name="Police_20_par_20_défaut"><text:span text:style-name="T1">beriere fuyant toute amour femenine, </text:span></text:span><text:span text:style-name="style_5f_remplacement_5f__26_"><text:span text:style-name="T1">et</text:span></text:span><text:span text:style-name="Police_20_par_20_défaut"><text:span text:style-name="T1"> met</text:span></text:span><text:span text:style-name="style_5f_ajout_5f_ponctuation"><text:span text:style-name="T1">-</text:span></text:span><text:span text:style-name="style_5f_fin_5f_de_5f_ligne">/</text:span><text:span text:style-name="Police_20_par_20_défaut"><text:span text:style-name="T1"> tant routes cho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s en refus </text:span></text:span><text:span text:style-name="style_5f_remplacement_5f__26_"><text:span text:style-name="T1">et</text:span></text:span><text:span text:style-name="Police_20_par_20_défaut"><text:span text:style-name="T1"> en d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daing, Ce non ob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ant</text:span></text:span><text:span text:style-name="style_5f_fin_5f_de_5f_ligne">/</text:span><text:span text:style-name="Police_20_par_20_défaut"><text:span text:style-name="T1"> plu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ieurs damoi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lles laymerent qui en luy peu d</text:span></text:span><text:span text:style-name="ajout_5f_apostrophe_5f_cédille"><text:span text:style-name="T1">’</text:span></text:span><text:span text:style-name="Police_20_par_20_défaut"><text:span text:style-name="T1">amour c</text:span></text:span><text:span text:style-name="style_5f_abréviation_5f_contraction"><text:span text:style-name="T1">õ</text:span></text:span><text:span text:style-name="style_5f_abréviation_5f_résolue"><text:span text:style-name="T1">on</text:span></text:span><text:span text:style-name="style_5f_fin_5f_de_5f_ligne">/</text:span><text:span text:style-name="Police_20_par_20_défaut"><text:span text:style-name="T1">quirent, Car </text:span></text:span><text:span text:style-name="style_5f_lettre_5f_ramiste"><text:span text:style-name="T1">i</text:span></text:span><text:span text:style-name="style_5f_remplacement_5f_lettre_5f_ramiste"><text:span text:style-name="T1">j</text:span></text:span><text:span text:style-name="Police_20_par_20_défaut"><text:span text:style-name="T1">ouyr n</text:span></text:span><text:span text:style-name="ajout_5f_apostrophe_5f_cédille"><text:span text:style-name="T1">’</text:span></text:span><text:span text:style-name="Police_20_par_20_défaut"><text:span text:style-name="T1">en peurent, Il ne les daignoit ouyr dont</text:span></text:span><text:span text:style-name="style_5f_fin_5f_de_5f_ligne">/</text:span><text:span text:style-name="Police_20_par_20_défaut"><text:span text:style-name="T1"> moult de luy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 plaignoient.</text:span></text:span><text:span text:style-name="style_5f_fin_5f_de_5f_ligne">/</text:span></text:p>
      <text:list xml:id="list191348174085004" text:continue-numbering="true" text:style-name="LFO11">
        <text:list-item>
          <text:p text:style-name="style_5f_liste">La deploration du Poete Orpheus<text:span text:style-name="style_5f_fin_5f_de_5f_ligne">/</text:span> pour a<text:span text:style-name="style_5f_lettre_5f_ramiste">u</text:span><text:span text:style-name="style_5f_remplacement_5f_lettre_5f_ramiste">v</text:span>oir perdue <text:span text:style-name="style_5f_s_5f_long">ſ</text:span><text:span text:style-name="style_5f_remplacement_5f_s_5f_long">s</text:span>amye.</text:p>
        </text:list-item>
      </text:list>
      <text:p text:style-name="style_5f_paragraphe"><text:span text:style-name="style_5f_lettrine">D</text:span><text:span text:style-name="Police_20_par_20_défaut"><text:span text:style-name="T1">Effus </text:span></text:span><text:span text:style-name="style_5f_lettre_5f_ramiste"><text:span text:style-name="T1">v</text:span></text:span><text:span text:style-name="style_5f_remplacement_5f_lettre_5f_ramiste"><text:span text:style-name="T1">u</text:span></text:span><text:span text:style-name="Police_20_par_20_défaut"><text:span text:style-name="T1">ng tertre en </text:span></text:span><text:span text:style-name="style_5f_lettre_5f_ramiste"><text:span text:style-name="T1">v</text:span></text:span><text:span text:style-name="style_5f_remplacement_5f_lettre_5f_ramiste"><text:span text:style-name="T1">u</text:span></text:span><text:span text:style-name="Police_20_par_20_défaut"><text:span text:style-name="T1">ng champ plain d</text:span></text:span><text:span text:style-name="ajout_5f_apostrophe_5f_cédille"><text:span text:style-name="T1">’</text:span></text:span><text:span text:style-name="Police_20_par_20_défaut"><text:span text:style-name="T1">herbe</text:span></text:span><text:span text:style-name="style_5f_fin_5f_de_5f_ligne">/</text:span><text:span text:style-name="Police_20_par_20_défaut"><text:span text:style-name="T1"> verdoyant ou point dumbre na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oit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ajout_5f_apostrophe_5f_cédille"><text:span text:style-name="T1">’</text:span></text:span><text:span text:style-name="Police_20_par_20_défaut"><text:span text:style-name="T1">a</text:span></text:span><text:span text:style-name="style_5f_s_5f_long"><text:span text:style-name="T1">ſſ</text:span></text:span><text:span text:style-name="style_5f_remplacement_5f_s_5f_long"><text:span text:style-name="T1">ss</text:span></text:span><text:span text:style-name="Police_20_par_20_défaut"><text:span text:style-name="T1">ise Or</text:span></text:span><text:span text:style-name="style_5f_cesure"><text:span text:style-name="T1">-</text:span></text:span><text:span text:style-name="style_5f_fin_5f_de_5f_ligne">/</text:span><text:span text:style-name="Police_20_par_20_défaut"><text:span text:style-name="T1">pheus puis print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a harpe de laquelle il fi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 les</text:span></text:span><text:span text:style-name="style_5f_fin_5f_de_5f_ligne">/</text:span><text:span text:style-name="Police_20_par_20_défaut"><text:span text:style-name="T1"> cordes r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onner par grande armonie. Lorsvin</text:span></text:span><text:span text:style-name="style_5f_fin_5f_de_5f_ligne">/</text:span><text:span text:style-name="Police_20_par_20_défaut"><text:span text:style-name="T1"> drent en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iron luy pour le </text:span></text:span><text:span text:style-name="style_5f_lettre_5f_ramiste"><text:span text:style-name="T1">v</text:span></text:span><text:span text:style-name="style_5f_remplacement_5f_lettre_5f_ramiste"><text:span text:style-name="T1">u</text:span></text:span><text:span text:style-name="Police_20_par_20_défaut"><text:span text:style-name="T1">mbroier arbres de</text:span></text:span><text:span text:style-name="style_5f_fin_5f_de_5f_ligne">/</text:span><text:span text:style-name="Police_20_par_20_défaut"><text:span text:style-name="T1"> diuver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s manières qui pourprindrent la place</text:span></text:span><text:span text:style-name="style_5f_fin_5f_de_5f_ligne">/</text:span><text:span text:style-name="Police_20_par_20_défaut"><text:span text:style-name="T1"> quant la doulceur ouyrent du melodieux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on. </text:span></text:span><text:span text:style-name="Police_20_par_20_défaut"><text:span text:style-name="T9">A ce</text:span></text:span><text:span text:style-name="style_5f_s_5f_long"><text:span text:style-name="T9">ſ</text:span></text:span><text:span text:style-name="style_5f_remplacement_5f_s_5f_long"><text:span text:style-name="T9">s</text:span></text:span><text:span text:style-name="Police_20_par_20_défaut"><text:span text:style-name="T9">t a</text:span></text:span><text:span text:style-name="style_5f_s_5f_long"><text:span text:style-name="T9">ſſ</text:span></text:span><text:span text:style-name="style_5f_remplacement_5f_s_5f_long"><text:span text:style-name="T9">ss</text:span></text:span><text:span text:style-name="Police_20_par_20_défaut"><text:span text:style-name="T9">em</text:span></text:span><text:span text:style-name="style_5f_cesure"><text:span text:style-name="T9">-</text:span></text:span><text:span text:style-name="style_5f_fin_5f_de_5f_ligne"><text:span text:style-name="T19">/</text:span></text:span></text:p>
      <text:p text:style-name="style_5f_titre"><text:span text:style-name="T19">D</text:span><text:span text:style-name="style_5f_lettre_5f_ramiste"><text:span text:style-name="T19">V</text:span></text:span><text:span text:style-name="style_5f_remplacement_5f_lettre_5f_ramiste"><text:span text:style-name="T19">u</text:span></text:span><text:span text:style-name="T19"> Grand Olympe.</text:span></text:p>
      <text:p text:style-name="style_5f_feuillet"><text:span text:style-name="T19"><text:s/></text:span><text:span text:style-name="style_5f_car_5f_feuillet"><text:span text:style-name="T19">Fueillet</text:span></text:span><text:span text:style-name="T19"> </text:span><text:span text:style-name="style_5f_chiffre_5f_romain"><text:span text:style-name="T19">LXXXIll.</text:span></text:span></text:p>
      <text:p text:style-name="P4"><text:soft-page-break/><text:span text:style-name="Police_20_par_20_défaut"><text:span text:style-name="T9">blement vindr</text:span></text:span><text:span text:style-name="style_5f_abréviation_5f_contraction"><text:span text:style-name="T9">~e</text:span></text:span><text:span text:style-name="style_5f_abréviation_5f_résolue"><text:span text:style-name="T9">en</text:span></text:span><text:span text:style-name="Police_20_par_20_défaut"><text:span text:style-name="T9">t arbres portans fruitz </text:span></text:span><text:span text:style-name="variante_5f_graphie_5f_york"><text:span text:style-name="T11">alies</text:span></text:span><text:span text:style-name="Police_20_par_20_défaut"><text:span text:style-name="T9"> de di</text:span></text:span><text:span text:style-name="style_5f_lettre_5f_ramiste"><text:span text:style-name="T9">u</text:span></text:span><text:span text:style-name="style_5f_remplacement_5f_lettre_5f_ramiste"><text:span text:style-name="T9">v</text:span></text:span><text:span text:style-name="Police_20_par_20_défaut"><text:span text:style-name="T9">er</text:span></text:span><text:span text:style-name="style_5f_s_5f_long"><text:span text:style-name="T9">ſ</text:span></text:span><text:span text:style-name="style_5f_remplacement_5f_s_5f_long"><text:span text:style-name="T9">s</text:span></text:span><text:span text:style-name="Police_20_par_20_défaut"><text:span text:style-name="T9">es fortes c</text:span></text:span><text:span text:style-name="style_5f_abréviation_5f_contraction"><text:span text:style-name="T9">õ</text:span></text:span><text:span text:style-name="style_5f_abréviation_5f_résolue"><text:span text:style-name="T9">om</text:span></text:span><text:span text:style-name="style_5f_cesure"><text:span text:style-name="T9">-</text:span></text:span><text:span text:style-name="style_5f_fin_5f_de_5f_ligne"><text:span text:style-name="T25">/</text:span></text:span><text:span text:style-name="Police_20_par_20_défaut"><text:span text:style-name="T9">am</text:span></text:span><text:span text:style-name="style_5f_abréviation_5f_contraction"><text:span text:style-name="T9">ã</text:span></text:span><text:span text:style-name="style_5f_abréviation_5f_résolue"><text:span text:style-name="T9">an</text:span></text:span><text:span text:style-name="Police_20_par_20_défaut"><text:span text:style-name="T9">diers, lauries, ne</text:span></text:span><text:span text:style-name="style_5f_s_5f_long"><text:span text:style-name="T9">ſ</text:span></text:span><text:span text:style-name="style_5f_remplacement_5f_s_5f_long"><text:span text:style-name="T9">s</text:span></text:span><text:span text:style-name="Police_20_par_20_défaut"><text:span text:style-name="T9">fliers, corneilliers : </text:span></text:span><text:span text:style-name="style_5f_remplacement_5f__26_"><text:span text:style-name="T9">et</text:span></text:span><text:span text:style-name="Police_20_par_20_défaut"><text:span text:style-name="T9"> meuries, che</text:span></text:span><text:span text:style-name="style_5f_s_5f_long"><text:span text:style-name="T9">ſ</text:span></text:span><text:span text:style-name="style_5f_remplacement_5f_s_5f_long"><text:span text:style-name="T9">s</text:span></text:span><text:span text:style-name="Police_20_par_20_défaut"><text:span text:style-name="T9">nes,</text:span></text:span><text:span text:style-name="style_5f_fin_5f_de_5f_ligne"><text:span text:style-name="T25">/</text:span></text:span><text:span text:style-name="Police_20_par_20_défaut"><text:span text:style-name="T9"> fre</text:span></text:span><text:span text:style-name="style_5f_s_5f_long"><text:span text:style-name="T9">ſ</text:span></text:span><text:span text:style-name="style_5f_remplacement_5f_s_5f_long"><text:span text:style-name="T9">s</text:span></text:span><text:span text:style-name="Police_20_par_20_défaut"><text:span text:style-name="T9">nes, e</text:span></text:span><text:span text:style-name="style_5f_s_5f_long"><text:span text:style-name="T9">ſ</text:span></text:span><text:span text:style-name="style_5f_remplacement_5f_s_5f_long"><text:span text:style-name="T9">s</text:span></text:span><text:span text:style-name="Police_20_par_20_défaut"><text:span text:style-name="T9">rables pe</text:span></text:span><text:span text:style-name="style_5f_s_5f_long"><text:span text:style-name="T9">ſ</text:span></text:span><text:span text:style-name="style_5f_remplacement_5f_s_5f_long"><text:span text:style-name="T9">s</text:span></text:span><text:span text:style-name="Police_20_par_20_défaut"><text:span text:style-name="T9">chiers, gene</text:span></text:span><text:span text:style-name="style_5f_s_5f_long"><text:span text:style-name="T9">ſ</text:span></text:span><text:span text:style-name="style_5f_remplacement_5f_s_5f_long"><text:span text:style-name="T9">s</text:span></text:span><text:span text:style-name="Police_20_par_20_défaut"><text:span text:style-name="T9">tries, ceri</text:span></text:span><text:span text:style-name="style_5f_s_5f_long"><text:span text:style-name="T9">ſ</text:span></text:span><text:span text:style-name="style_5f_remplacement_5f_s_5f_long"><text:span text:style-name="T9">s</text:span></text:span><text:span text:style-name="Police_20_par_20_défaut"><text:span text:style-name="T9">ies, pruniers </text:span></text:span><text:span text:style-name="style_5f_remplacement_5f__26_"><text:span text:style-name="T9">et</text:span></text:span><text:span text:style-name="Police_20_par_20_défaut"><text:span text:style-name="T9"> aul</text:span></text:span><text:span text:style-name="style_5f_fin_5f_de_5f_ligne"><text:span text:style-name="T25">/</text:span></text:span><text:span text:style-name="Police_20_par_20_défaut"><text:span text:style-name="T9">tres arbres perdurables de verdeur. Si y vindrent figuiers : </text:span></text:span><text:span text:style-name="style_5f_s_5f_long"><text:span text:style-name="T9">ſ</text:span></text:span><text:span text:style-name="style_5f_remplacement_5f_s_5f_long"><text:span text:style-name="T9">s</text:span></text:span><text:span text:style-name="Police_20_par_20_défaut"><text:span text:style-name="T9">a</text:span></text:span><text:span text:style-name="style_5f_cesure"><text:span text:style-name="T9">-</text:span></text:span><text:span text:style-name="style_5f_fin_5f_de_5f_ligne"><text:span text:style-name="T25">/</text:span></text:span><text:span text:style-name="Police_20_par_20_défaut"><text:span text:style-name="T9">pins </text:span></text:span><text:span text:style-name="style_5f_remplacement_5f__26_"><text:span text:style-name="T9">et</text:span></text:span><text:span text:style-name="Police_20_par_20_défaut"><text:span text:style-name="T9"> les arbres qui le ba</text:span></text:span><text:span text:style-name="style_5f_s_5f_long"><text:span text:style-name="T9">ſ</text:span></text:span><text:span text:style-name="style_5f_remplacement_5f_s_5f_long"><text:span text:style-name="T9">s</text:span></text:span><text:span text:style-name="Police_20_par_20_défaut"><text:span text:style-name="T9">me portent. Encore </text:span></text:span><text:span text:style-name="variante_5f_graphie_5f_Mansion"><text:span text:style-name="T19">Aincores</text:span></text:span><text:span text:style-name="T19"> </text:span><text:span text:style-name="variante_5f_graphie_5f_york"><text:span text:style-name="T19">Aincorres</text:span></text:span><text:span text:style-name="T19"> </text:span><text:span text:style-name="Police_20_par_20_défaut"><text:span text:style-name="T9">y vindrent oli</text:span></text:span><text:span text:style-name="style_5f_fin_5f_de_5f_ligne"><text:span text:style-name="T25">/</text:span></text:span><text:span text:style-name="style_5f_lettre_5f_ramiste"><text:span text:style-name="T9">u</text:span></text:span><text:span text:style-name="style_5f_remplacement_5f_lettre_5f_ramiste"><text:span text:style-name="T9">v</text:span></text:span><text:span text:style-name="Police_20_par_20_défaut"><text:span text:style-name="T9">iers, aube</text:span></text:span><text:span text:style-name="style_5f_s_5f_long"><text:span text:style-name="T9">ſ</text:span></text:span><text:span text:style-name="style_5f_remplacement_5f_s_5f_long"><text:span text:style-name="T9">s</text:span></text:span><text:span text:style-name="Police_20_par_20_défaut"><text:span text:style-name="T9">pins </text:span></text:span><text:span text:style-name="style_5f_remplacement_5f__26_"><text:span text:style-name="T9">et</text:span></text:span><text:span text:style-name="Police_20_par_20_défaut"><text:span text:style-name="T9"> plu</text:span></text:span><text:span text:style-name="style_5f_s_5f_long"><text:span text:style-name="T9">ſ</text:span></text:span><text:span text:style-name="style_5f_remplacement_5f_s_5f_long"><text:span text:style-name="T9">s</text:span></text:span><text:span text:style-name="Police_20_par_20_défaut"><text:span text:style-name="T9">ieurs aultres arbres portant noix</text:span></text:span><text:span text:style-name="Variante_5f_ajout_5f_york"><text:span text:style-name="T19">, cormes et cerises.</text:span></text:span><text:span text:style-name="Police_20_par_20_défaut"><text:span text:style-name="T9">. Le</text:span></text:span><text:span text:style-name="style_5f_fin_5f_de_5f_ligne"><text:span text:style-name="T25">/</text:span></text:span><text:span text:style-name="Police_20_par_20_défaut"><text:span text:style-name="T9"> palme </text:span></text:span><text:span text:style-name="style_5f_remplacement_5f__26_"><text:span text:style-name="T9">et</text:span></text:span><text:span text:style-name="Police_20_par_20_défaut"><text:span text:style-name="T9"> le pin y fur</text:span></text:span><text:span text:style-name="style_5f_abréviation_5f_contraction"><text:span text:style-name="T9">~e</text:span></text:span><text:span text:style-name="style_5f_abréviation_5f_résolue"><text:span text:style-name="T9">en</text:span></text:span><text:span text:style-name="Police_20_par_20_défaut"><text:span text:style-name="T9">t. Cybelle y amena Athys qui fut mue</text:span></text:span><text:span text:style-name="style_5f_fin_5f_de_5f_ligne"><text:span text:style-name="T25">/</text:span></text:span><text:span text:style-name="Police_20_par_20_défaut"><text:span text:style-name="T9"> en pin </text:span></text:span><text:span text:style-name="style_5f_remplacement_5f__26_"><text:span text:style-name="T9">et</text:span></text:span><text:span text:style-name="Police_20_par_20_défaut"><text:span text:style-name="T9"> vint au</text:span></text:span><text:span text:style-name="style_5f_s_5f_long"><text:span text:style-name="T9">ſſ</text:span></text:span><text:span text:style-name="style_5f_remplacement_5f_s_5f_long"><text:span text:style-name="T9">ss</text:span></text:span><text:span text:style-name="Police_20_par_20_défaut"><text:span text:style-name="T9">i a</text:span></text:span><text:span text:style-name="style_5f_lettre_5f_ramiste"><text:span text:style-name="T9">u</text:span></text:span><text:span text:style-name="style_5f_remplacement_5f_lettre_5f_ramiste"><text:span text:style-name="T9">v</text:span></text:span><text:span text:style-name="Police_20_par_20_défaut"><text:span text:style-name="T9">ec luy le cypres qui </text:span></text:span><text:span text:style-name="style_5f_lettre_5f_ramiste"><text:span text:style-name="T9">i</text:span></text:span><text:span text:style-name="style_5f_remplacement_5f_lettre_5f_ramiste"><text:span text:style-name="T9">j</text:span></text:span><text:span text:style-name="Police_20_par_20_défaut"><text:span text:style-name="T9">adis a</text:span></text:span><text:span text:style-name="style_5f_lettre_5f_ramiste"><text:span text:style-name="T9">u</text:span></text:span><text:span text:style-name="style_5f_remplacement_5f_lettre_5f_ramiste"><text:span text:style-name="T9">v</text:span></text:span><text:span text:style-name="Police_20_par_20_défaut"><text:span text:style-name="T9">oit e</text:span></text:span><text:span text:style-name="style_5f_s_5f_long"><text:span text:style-name="T9">ſ</text:span></text:span><text:span text:style-name="style_5f_remplacement_5f_s_5f_long"><text:span text:style-name="T9">s</text:span></text:span><text:span text:style-name="Police_20_par_20_défaut"><text:span text:style-name="T9">te en</text:span></text:span><text:span text:style-name="style_5f_fin_5f_de_5f_ligne"><text:span text:style-name="T25">/</text:span></text:span><text:span text:style-name="Police_20_par_20_défaut"><text:span text:style-name="T9">fant </text:span></text:span><text:span text:style-name="style_5f_remplacement_5f__26_"><text:span text:style-name="T9">et</text:span></text:span><text:span text:style-name="Police_20_par_20_défaut"><text:span text:style-name="T9"> nou</text:span></text:span><text:span text:style-name="style_5f_lettre_5f_ramiste"><text:span text:style-name="T9">u</text:span></text:span><text:span text:style-name="style_5f_remplacement_5f_lettre_5f_ramiste"><text:span text:style-name="T9">v</text:span></text:span><text:span text:style-name="Police_20_par_20_défaut"><text:span text:style-name="T9">ellem</text:span></text:span><text:span text:style-name="style_5f_abréviation_5f_contraction"><text:span text:style-name="T9">~e</text:span></text:span><text:span text:style-name="style_5f_abréviation_5f_résolue"><text:span text:style-name="T9">en</text:span></text:span><text:span text:style-name="Police_20_par_20_défaut"><text:span text:style-name="T9">t e</text:span></text:span><text:span text:style-name="style_5f_s_5f_long"><text:span text:style-name="T9">ſ</text:span></text:span><text:span text:style-name="style_5f_remplacement_5f_s_5f_long"><text:span text:style-name="T9">s</text:span></text:span><text:span text:style-name="Police_20_par_20_défaut"><text:span text:style-name="T9">toit mue en </text:span></text:span><text:span text:style-name="style_5f_lettre_5f_ramiste"><text:span text:style-name="T9">v</text:span></text:span><text:span text:style-name="style_5f_remplacement_5f_lettre_5f_ramiste"><text:span text:style-name="T9">u</text:span></text:span><text:span text:style-name="Police_20_par_20_défaut"><text:span text:style-name="T9">ng arbre, moult laymoit</text:span></text:span><text:span text:style-name="style_5f_fin_5f_de_5f_ligne"><text:span text:style-name="T25">/</text:span></text:span><text:span text:style-name="Police_20_par_20_défaut"><text:span text:style-name="T9"> Phebus tandis qu</text:span></text:span><text:span text:style-name="ajout_5f_apostrophe_5f_cédille"><text:span text:style-name="T9">’</text:span></text:span><text:span text:style-name="Police_20_par_20_défaut"><text:span text:style-name="T9">il e</text:span></text:span><text:span text:style-name="style_5f_s_5f_long"><text:span text:style-name="T9">ſ</text:span></text:span><text:span text:style-name="style_5f_remplacement_5f_s_5f_long"><text:span text:style-name="T9">s</text:span></text:span><text:span text:style-name="Police_20_par_20_défaut"><text:span text:style-name="T9">toit vif.</text:span></text:span><text:span text:style-name="style_5f_fin_5f_de_5f_ligne"><text:span text:style-name="T25">/</text:span></text:span><text:span text:style-name="variante_5f_ajout_5f_Mansion"><text:span text:style-name="T19">Or oyez comment et par qui il fut muez en arbre.</text:span></text:span></text:p>
      <text:p text:style-name="P3"/>
      <text:p text:style-name="P5"><text:span text:style-name="style_5f_lettrine"><text:span text:style-name="T20">A</text:span></text:span><text:span text:style-name="Police_20_par_20_défaut"><text:span text:style-name="T9">Ntour le de</text:span></text:span><text:span text:style-name="style_5f_s_5f_long"><text:span text:style-name="T9">ſſ</text:span></text:span><text:span text:style-name="style_5f_remplacement_5f_s_5f_long"><text:span text:style-name="T9">ss</text:span></text:span><text:span text:style-name="Police_20_par_20_défaut"><text:span text:style-name="T9">u</text:span></text:span><text:span text:style-name="style_5f_s_5f_long"><text:span text:style-name="T9">ſ</text:span></text:span><text:span text:style-name="style_5f_remplacement_5f_s_5f_long"><text:span text:style-name="T9">s</text:span></text:span><text:span text:style-name="Police_20_par_20_défaut"><text:span text:style-name="T9">dit poete Orphe</text:span></text:span><text:span text:style-name="style_5f_abréviation_5f_signe_5f_spéciaux"><text:span text:style-name="T16">9</text:span></text:span><text:span text:style-name="style_5f_abréviation_5f_résolue"><text:span text:style-name="T9">us</text:span></text:span><text:span text:style-name="Police_20_par_20_défaut"><text:span text:style-name="T9"> </text:span></text:span><text:span text:style-name="style_5f_s_5f_long"><text:span text:style-name="T9">ſ</text:span></text:span><text:span text:style-name="style_5f_remplacement_5f_s_5f_long"><text:span text:style-name="T9">s</text:span></text:span><text:span text:style-name="Police_20_par_20_défaut"><text:span text:style-name="T9">a</text:span></text:span><text:span text:style-name="style_5f_s_5f_long"><text:span text:style-name="T9">ſſ</text:span></text:span><text:span text:style-name="style_5f_remplacement_5f_s_5f_long"><text:span text:style-name="T9">ss</text:span></text:span><text:span text:style-name="Police_20_par_20_défaut"><text:span text:style-name="T9">em</text:span></text:span><text:span text:style-name="style_5f_ajout_5f_ponctuation"><text:span text:style-name="T9">-</text:span></text:span><text:span text:style-name="style_5f_fin_5f_de_5f_ligne"><text:span text:style-name="T25">/</text:span></text:span><text:span text:style-name="Police_20_par_20_défaut"><text:span text:style-name="T9">blerent moult grant tourbe </text:span></text:span><text:span text:style-name="style_5f_remplacement_5f__26_"><text:span text:style-name="T9">et</text:span></text:span><text:span text:style-name="Police_20_par_20_défaut"><text:span text:style-name="T9"> multitu</text:span></text:span><text:span text:style-name="style_5f_cesure"><text:span text:style-name="T9">-</text:span></text:span><text:span text:style-name="style_5f_fin_5f_de_5f_ligne"><text:span text:style-name="T19">/</text:span></text:span><text:span text:style-name="Police_20_par_20_défaut"><text:span text:style-name="T9">de d</text:span></text:span><text:span text:style-name="ajout_5f_apostrophe_5f_cédille"><text:span text:style-name="T12">’</text:span></text:span><text:span text:style-name="Police_20_par_20_défaut"><text:span text:style-name="T9">arbres. Il </text:span></text:span><text:span text:style-name="style_5f_s_5f_long"><text:span text:style-name="T9">ſ</text:span></text:span><text:span text:style-name="style_5f_remplacement_5f_s_5f_long"><text:span text:style-name="T9">s</text:span></text:span><text:span text:style-name="Police_20_par_20_défaut"><text:span text:style-name="T9">e </text:span></text:span><text:span text:style-name="style_5f_s_5f_long"><text:span text:style-name="T9">ſ</text:span></text:span><text:span text:style-name="style_5f_remplacement_5f_s_5f_long"><text:span text:style-name="T9">s</text:span></text:span><text:span text:style-name="Police_20_par_20_défaut"><text:span text:style-name="T9">eoit ou millieu de la</text:span></text:span><text:span text:style-name="style_5f_fin_5f_de_5f_ligne"><text:span text:style-name="T25">/</text:span></text:span><text:span text:style-name="Police_20_par_20_défaut"><text:span text:style-name="T9"> plaine c</text:span></text:span><text:span text:style-name="style_5f_abréviation_5f_contraction"><text:span text:style-name="T9">õ</text:span></text:span><text:span text:style-name="style_5f_abréviation_5f_résolue"><text:span text:style-name="T9">om</text:span></text:span><text:span text:style-name="Police_20_par_20_défaut"><text:span text:style-name="T9">e dit e</text:span></text:span><text:span text:style-name="style_5f_s_5f_long"><text:span text:style-name="T9">ſ</text:span></text:span><text:span text:style-name="style_5f_remplacement_5f_s_5f_long"><text:span text:style-name="T9">s</text:span></text:span><text:span text:style-name="Police_20_par_20_défaut"><text:span text:style-name="T9">t ou plu</text:span></text:span><text:span text:style-name="style_5f_s_5f_long"><text:span text:style-name="T9">ſ</text:span></text:span><text:span text:style-name="style_5f_remplacement_5f_s_5f_long"><text:span text:style-name="T9">s</text:span></text:span><text:span text:style-name="Police_20_par_20_défaut"><text:span text:style-name="T9">ieurs be</text:span></text:span><text:span text:style-name="style_5f_s_5f_long"><text:span text:style-name="T9">ſ</text:span></text:span><text:span text:style-name="style_5f_remplacement_5f_s_5f_long"><text:span text:style-name="T9">s</text:span></text:span><text:span text:style-name="Police_20_par_20_défaut"><text:span text:style-name="T9">tes </text:span></text:span><text:span text:style-name="style_5f_s_5f_long"><text:span text:style-name="T9">ſ</text:span></text:span><text:span text:style-name="style_5f_remplacement_5f_s_5f_long"><text:span text:style-name="T9">s</text:span></text:span><text:span text:style-name="Police_20_par_20_défaut"><text:span text:style-name="T9">au</text:span></text:span><text:span text:style-name="style_5f_fin_5f_de_5f_ligne"><text:span text:style-name="T25">/</text:span></text:span><text:span text:style-name="style_5f_lettre_5f_ramiste"><text:span text:style-name="T9">u</text:span></text:span><text:span text:style-name="style_5f_remplacement_5f_lettre_5f_ramiste"><text:span text:style-name="T9">v</text:span></text:span><text:span text:style-name="Police_20_par_20_défaut"><text:span text:style-name="T9">aiges </text:span></text:span><text:span text:style-name="style_5f_remplacement_5f__26_"><text:span text:style-name="T9">et</text:span></text:span><text:span text:style-name="Police_20_par_20_défaut"><text:span text:style-name="T9"> oy</text:span></text:span><text:span text:style-name="style_5f_s_5f_long"><text:span text:style-name="T9">ſ</text:span></text:span><text:span text:style-name="style_5f_remplacement_5f_s_5f_long"><text:span text:style-name="T9">s</text:span></text:span><text:span text:style-name="Police_20_par_20_défaut"><text:span text:style-name="T9">eaulx</text:span></text:span><text:span text:style-name="style_5f_séparation_5f_mot"><text:span text:style-name="T9"> </text:span></text:span><text:span text:style-name="Police_20_par_20_défaut"><text:span text:style-name="T9">de di</text:span></text:span><text:span text:style-name="style_5f_lettre_5f_ramiste"><text:span text:style-name="T9">u</text:span></text:span><text:span text:style-name="style_5f_remplacement_5f_lettre_5f_ramiste"><text:span text:style-name="T9">v</text:span></text:span><text:span text:style-name="Police_20_par_20_défaut"><text:span text:style-name="T9">ers plumages</text:span></text:span><text:span text:style-name="style_5f_fin_5f_de_5f_ligne"><text:span text:style-name="T25">/</text:span></text:span><text:span text:style-name="Police_20_par_20_défaut"><text:span text:style-name="T9"> </text:span></text:span><text:span text:style-name="style_5f_s_5f_long"><text:span text:style-name="T9">ſ</text:span></text:span><text:span text:style-name="style_5f_remplacement_5f_s_5f_long"><text:span text:style-name="T9">s</text:span></text:span><text:span text:style-name="Police_20_par_20_défaut"><text:span text:style-name="T9">e a</text:span></text:span><text:span text:style-name="style_5f_s_5f_long"><text:span text:style-name="T9">ſſ</text:span></text:span><text:span text:style-name="style_5f_remplacement_5f_s_5f_long"><text:span text:style-name="T9">ss</text:span></text:span><text:span text:style-name="Police_20_par_20_défaut"><text:span text:style-name="T9">emblerent ou il attrempoit </text:span></text:span><text:span text:style-name="style_5f_remplacement_5f__26_"><text:span text:style-name="T9">et</text:span></text:span><text:span text:style-name="style_5f_séparation_5f_mot"><text:span text:style-name="T9"> </text:span></text:span><text:span text:style-name="Police_20_par_20_défaut"><text:span text:style-name="T9">accor</text:span></text:span><text:span text:style-name="style_5f_fin_5f_de_5f_ligne"><text:span text:style-name="T25">/</text:span></text:span><text:span text:style-name="Police_20_par_20_défaut"><text:span text:style-name="T9"> doit les cordes de </text:span></text:span><text:span text:style-name="style_5f_s_5f_long"><text:span text:style-name="T9">ſ</text:span></text:span><text:span text:style-name="style_5f_remplacement_5f_s_5f_long"><text:span text:style-name="T9">s</text:span></text:span><text:span text:style-name="Police_20_par_20_défaut"><text:span text:style-name="T9">a harpe dont il </text:span></text:span><text:span text:style-name="style_5f_s_5f_long"><text:span text:style-name="T9">ſ</text:span></text:span><text:span text:style-name="style_5f_remplacement_5f_s_5f_long"><text:span text:style-name="T9">s</text:span></text:span><text:span text:style-name="Police_20_par_20_défaut"><text:span text:style-name="T9">our</text:span></text:span><text:span text:style-name="style_5f_cesure"><text:span text:style-name="T9">-</text:span></text:span><text:span text:style-name="style_5f_fin_5f_de_5f_ligne"><text:span text:style-name="T25">/</text:span></text:span><text:span text:style-name="Police_20_par_20_défaut"><text:span text:style-name="T9"> doit delec</text:span></text:span><text:span text:style-name="style_5f_lettre_5f_ramiste"><text:span text:style-name="T9">ſ</text:span></text:span><text:span text:style-name="style_5f_remplacement_5f_lettre_5f_ramiste"><text:span text:style-name="T9">s</text:span></text:span><text:span text:style-name="Police_20_par_20_défaut"><text:span text:style-name="T9">table </text:span></text:span><text:span text:style-name="style_5f_s_5f_long"><text:span text:style-name="T9">ſ</text:span></text:span><text:span text:style-name="style_5f_remplacement_5f_s_5f_long"><text:span text:style-name="T9">s</text:span></text:span><text:span text:style-name="Police_20_par_20_défaut"><text:span text:style-name="T9">on. </text:span></text:span><text:span text:style-name="Police_20_par_20_défaut"><text:span text:style-name="T1">Et quant</text:span></text:span><text:span text:style-name="style_5f_séparation_5f_mot"><text:span text:style-name="T1">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s cordes</text:span></text:span><text:span text:style-name="style_5f_fin_5f_de_5f_ligne">/</text:span><text:span text:style-name="Police_20_par_20_défaut"><text:span text:style-name="T1"> eut accordees a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on plai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ir, en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ont chant print a recorder les</text:span></text:span><text:span text:style-name="style_5f_fin_5f_de_5f_ligne">/</text:span><text:span text:style-name="Police_20_par_20_défaut"><text:span text:style-name="T1"> amours des dieux qui a </text:span></text:span><text:span text:style-name="style_5f_lettre_5f_ramiste"><text:span text:style-name="T1">i</text:span></text:span><text:span text:style-name="style_5f_remplacement_5f_lettre_5f_ramiste"><text:span text:style-name="T1">j</text:span></text:span><text:span text:style-name="Police_20_par_20_défaut"><text:span text:style-name="T1">adis aymer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t les </text:span></text:span><text:span text:style-name="style_5f_lettre_5f_ramiste"><text:span text:style-name="T1">i</text:span></text:span><text:span text:style-name="style_5f_remplacement_5f_lettre_5f_ramiste"><text:span text:style-name="T1">j</text:span></text:span><text:span text:style-name="Police_20_par_20_défaut"><text:span text:style-name="T1">ou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enceaulx </text:span></text:span><text:span text:style-name="variante_5f_graphie_5f_Mansion">Jonenceaux</text:span><text:span text:style-name="variante_5f_ajout_5f_Mansion"> </text:span><text:span text:style-name="variante_5f_graphie_5f_york">jonenceaulx</text:span><text:span text:style-name="Police_20_par_20_défaut"><text:span text:style-name="T1">, </text:span></text:span><text:span text:style-name="style_5f_remplacement_5f__26_"><text:span text:style-name="T1">et</text:span></text:span><text:span text:style-name="Police_20_par_20_défaut"><text:span text:style-name="T1"> en</text:span></text:span><text:span text:style-name="style_5f_fin_5f_de_5f_ligne">/</text:span><text:span text:style-name="Police_20_par_20_défaut"><text:span text:style-name="T1"> touch</text:span></text:span><text:span text:style-name="style_5f_abréviation_5f_contraction"><text:span text:style-name="T1">ã</text:span></text:span><text:span text:style-name="style_5f_abréviation_5f_résolue"><text:span text:style-name="T1">an</text:span></text:span><text:span text:style-name="Police_20_par_20_défaut"><text:span text:style-name="T1">t les cordes de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on Leuth </text:span></text:span><text:span text:style-name="variante_5f_graphie_5f_Mansion"><text:span text:style-name="T1">archon</text:span></text:span><text:span text:style-name="Police_20_par_20_défaut"><text:span text:style-name="T1"> di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 c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e chan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on.</text:span></text:span><text:span text:style-name="style_5f_fin_5f_de_5f_ligne">/</text:span></text:p>
      <text:p text:style-name="style_5f_strophe"><text:span text:style-name="style_5f_lettrine">IJ</text:span><text:span text:style-name="style_5f_lettre_5f_ramiste">i</text:span><text:span text:style-name="style_5f_remplacement_5f_lettre_5f_ramiste">j</text:span>Adis chantay bien me recorde<text:span text:style-name="style_5f_fin_5f_de_5f_vers">/</text:span> La contro<text:span text:style-name="style_5f_lettre_5f_ramiste">u</text:span><text:span text:style-name="style_5f_remplacement_5f_lettre_5f_ramiste">v</text:span>er<text:span text:style-name="style_5f_s_5f_long">ſ</text:span><text:span text:style-name="style_5f_remplacement_5f_s_5f_long">s</text:span>e <text:span text:style-name="style_5f_remplacement_5f__26_">et</text:span> la di<text:span text:style-name="style_5f_s_5f_long">ſ</text:span><text:span text:style-name="style_5f_remplacement_5f_s_5f_long">s</text:span>corde<text:span text:style-name="style_5f_fin_5f_de_5f_vers">/</text:span> Des dieux <text:span text:style-name="style_5f_remplacement_5f__26_">et</text:span> des geans, per<text:span text:style-name="style_5f_lettre_5f_ramiste">u</text:span><text:span text:style-name="style_5f_remplacement_5f_lettre_5f_ramiste">v</text:span>ers.<text:span text:style-name="style_5f_fin_5f_de_5f_vers">/</text:span> Maintenant veult ma mu<text:span text:style-name="style_5f_s_5f_long">ſ</text:span><text:span text:style-name="style_5f_remplacement_5f_s_5f_long">s</text:span>e en vers<text:span text:style-name="style_5f_fin_5f_de_5f_vers">/</text:span> Chan<text:span text:style-name="style_5f_s_5f_long">ſ</text:span><text:span text:style-name="style_5f_remplacement_5f_s_5f_long">s</text:span>on chanter plus dele<text:span text:style-name="style_5f_ligature"><text:span text:style-name="T21"></text:span></text:span><text:span text:style-name="style_5f_normalisation_5f_ligature">c</text:span>table<text:span text:style-name="style_5f_fin_5f_de_5f_vers">/</text:span> Plus legiere, <text:span text:style-name="style_5f_remplacement_5f__26_">et</text:span> plus tra<text:span text:style-name="style_5f_ligature"><text:span text:style-name="T21"></text:span></text:span><text:span text:style-name="style_5f_normalisation_5f_ligature">c</text:span>table<text:span text:style-name="style_5f_fin_5f_de_5f_vers">/</text:span> <text:span text:style-name="style_5f_lettre_5f_ramiste">I</text:span><text:span text:style-name="style_5f_remplacement_5f_lettre_5f_ramiste">J</text:span>uppiter le grant roy des cieulx<text:span text:style-name="style_5f_fin_5f_de_5f_vers">/</text:span> Ayma l<text:span text:style-name="ajout_5f_apostrophe_5f_cédille">’</text:span>enfant tant gracieux<text:span text:style-name="style_5f_fin_5f_de_5f_vers">/</text:span> Ganimedes natif de Troye<text:span text:style-name="style_5f_fin_5f_de_5f_vers">/ </text:span>Luy donnant ce qu<text:span text:style-name="ajout_5f_apostrophe_5f_cédille">’</text:span>a peu o<text:span text:style-name="style_5f_ligature"><text:span text:style-name="T21"></text:span></text:span><text:span text:style-name="style_5f_normalisation_5f_ligature">c</text:span>troy<text:span text:style-name="style_5f_ajout_5f_accent_5f_aigu">é</text:span><text:span text:style-name="style_5f_fin_5f_de_5f_vers">/</text:span> Et mi<text:span text:style-name="style_5f_s_5f_long">ſ</text:span><text:span text:style-name="style_5f_remplacement_5f_s_5f_long">s</text:span>t <text:span text:style-name="style_5f_s_5f_long">ſ</text:span><text:span text:style-name="style_5f_remplacement_5f_s_5f_long">s</text:span>on <text:span text:style-name="style_5f_s_5f_long">ſ</text:span><text:span text:style-name="style_5f_remplacement_5f_s_5f_long">s</text:span>oing <text:span text:style-name="style_5f_remplacement_5f__26_">et</text:span> <text:span text:style-name="style_5f_s_5f_long">ſ</text:span><text:span text:style-name="style_5f_remplacement_5f_s_5f_long">s</text:span>on e<text:span text:style-name="style_5f_s_5f_long">ſ</text:span><text:span text:style-name="style_5f_remplacement_5f_s_5f_long">s</text:span>tude<text:span text:style-name="style_5f_fin_5f_de_5f_vers">/</text:span> A faire aultre <text:span text:style-name="style_5f_s_5f_long">ſ</text:span><text:span text:style-name="style_5f_remplacement_5f_s_5f_long">s</text:span>imilitude<text:span text:style-name="style_5f_fin_5f_de_5f_vers">/</text:span></text:p>
      <text:p text:style-name="style_5f_titre">D<text:span text:style-name="style_5f_lettre_5f_ramiste">V</text:span><text:span text:style-name="style_5f_remplacement_5f_lettre_5f_ramiste">u</text:span> Grand Olympe.</text:p>
      <text:p text:style-name="style_5f_feuillet"><text:span text:style-name="style_5f_car_5f_feuillet">Fueillet</text:span> <text:span text:style-name="style_5f_chiffre_5f_romain">II.</text:span></text:p>
      <text:list xml:id="list191347802694382" text:continue-numbering="true" text:style-name="LFO11">
        <text:list-item>
          <text:p text:style-name="style_5f_liste">La fin de Orpheus <text:span text:style-name="style_5f_s_5f_long">ſ</text:span><text:span text:style-name="style_5f_remplacement_5f_s_5f_long">s</text:span>ou<text:span text:style-name="style_5f_lettre_5f_ramiste">u</text:span><text:span text:style-name="style_5f_remplacement_5f_lettre_5f_ramiste">v</text:span>erain harpeur.<text:span text:style-name="style_5f_fin_5f_de_5f_ligne">/</text:span></text:p>
        </text:list-item>
      </text:list>
      <text:p text:style-name="style_5f_paragraphe"><text:span text:style-name="style_5f_lettrine">P</text:span><text:span text:style-name="Police_20_par_20_défaut"><text:span text:style-name="T1">Endant que le poète de Thrace. Orphe</text:span></text:span><text:span text:style-name="style_5f_abréviation_5f_signe_5f_spéciaux"><text:span text:style-name="T13">9</text:span></text:span><text:span text:style-name="style_5f_abréviation_5f_résolue"><text:span text:style-name="T1">us</text:span></text:span><text:span text:style-name="style_5f_fin_5f_de_5f_ligne">/</text:span><text:span text:style-name="Police_20_par_20_défaut"><text:span text:style-name="T1"> par le doux ch</text:span></text:span><text:span text:style-name="style_5f_abréviation_5f_contraction"><text:span text:style-name="T1">ã</text:span></text:span><text:span text:style-name="style_5f_abréviation_5f_résolue"><text:span text:style-name="T1">an</text:span></text:span><text:span text:style-name="Police_20_par_20_défaut"><text:span text:style-name="T1">t de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on harpe armonieu</text:span></text:span><text:span text:style-name="style_5f_ajout_5f_ponctuation"><text:span text:style-name="T1">-</text:span></text:span><text:span text:style-name="style_5f_fin_5f_de_5f_ligne">/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 dele</text:span></text:span><text:span text:style-name="style_5f_ligature"><text:span text:style-name="T21"></text:span></text:span><text:span text:style-name="style_5f_normalisation_5f_ligature">c</text:span><text:span text:style-name="Police_20_par_20_défaut"><text:span text:style-name="T1">toit les arbres les b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es </text:span></text:span><text:span text:style-name="style_5f_remplacement_5f__26_"><text:span text:style-name="T1">et</text:span></text:span><text:span text:style-name="Police_20_par_20_défaut"><text:span text:style-name="T1"> les</text:span></text:span><text:span text:style-name="style_5f_séparation_5f_mot"><text:span text:style-name="T1"> </text:span></text:span><text:span text:style-name="Police_20_par_20_défaut"><text:span text:style-name="T1">pier</text:span></text:span><text:span text:style-name="style_5f_fin_5f_de_5f_ligne">/</text:span><text:span text:style-name="Police_20_par_20_défaut"><text:span text:style-name="T1">res, vecyvenir en gr</text:span></text:span><text:span text:style-name="style_5f_abréviation_5f_contraction"><text:span text:style-name="T1">ã</text:span></text:span><text:span text:style-name="style_5f_abréviation_5f_résolue"><text:span text:style-name="T1">an</text:span></text:span><text:span text:style-name="Police_20_par_20_défaut"><text:span text:style-name="T1">d multitude les fem</text:span></text:span><text:span text:style-name="style_5f_ajout_5f_ponctuation"><text:span text:style-name="T1">-</text:span></text:span><text:span text:style-name="style_5f_fin_5f_de_5f_ligne">/</text:span><text:span text:style-name="Police_20_par_20_défaut"><text:span text:style-name="T1">mes de Thrace que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ai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oient les baccha</text:span></text:span><text:span text:style-name="style_5f_cesure"><text:span text:style-name="T1">-</text:span></text:span><text:span text:style-name="style_5f_fin_5f_de_5f_ligne">/</text:span><text:span text:style-name="Police_20_par_20_défaut"><text:span text:style-name="T1">nalles, </text:span></text:span><text:span text:style-name="style_5f_remplacement_5f__26_"><text:span text:style-name="T1">et</text:span></text:span><text:span text:style-name="Police_20_par_20_défaut"><text:span text:style-name="T1"> qu</text:span></text:span><text:span text:style-name="style_5f_abréviation_5f_contraction"><text:span text:style-name="T1">ã</text:span></text:span><text:span text:style-name="style_5f_abréviation_5f_résolue"><text:span text:style-name="T1">an</text:span></text:span><text:span text:style-name="Police_20_par_20_défaut"><text:span text:style-name="T1">t eurent commence a veoir</text:span></text:span><text:span text:style-name="style_5f_fin_5f_de_5f_ligne">/</text:span><text:span text:style-name="Police_20_par_20_défaut"><text:span text:style-name="T1"> Orpheus. </text:span></text:span><text:span text:style-name="style_5f_lettre_5f_ramiste"><text:span text:style-name="T1">V</text:span></text:span><text:span text:style-name="style_5f_remplacement_5f_lettre_5f_ramiste"><text:span text:style-name="T1">U</text:span></text:span><text:span text:style-name="Police_20_par_20_défaut"><text:span text:style-name="T1">ne delles toute 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che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eleeva</text:span></text:span><text:span text:style-name="style_5f_fin_5f_de_5f_ligne">/</text:span><text:span text:style-name="Police_20_par_20_défaut"><text:span text:style-name="T1"> dire. Vecy le d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pri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ur des femmes. Et</text:span></text:span><text:span text:style-name="style_5f_fin_5f_de_5f_ligne">/</text:span><text:span text:style-name="Police_20_par_20_défaut"><text:span text:style-name="T1"> en ce di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ant lanca </text:span></text:span><text:span text:style-name="style_5f_lettre_5f_ramiste"><text:span text:style-name="T1">v</text:span></text:span><text:span text:style-name="style_5f_remplacement_5f_lettre_5f_ramiste"><text:span text:style-name="T1">u</text:span></text:span><text:span text:style-name="Police_20_par_20_défaut"><text:span text:style-name="T1">ng dart, mais pas ne le bleca car le dart</text:span></text:span><text:span text:style-name="style_5f_fin_5f_de_5f_ligne">/</text:span><text:span text:style-name="Police_20_par_20_défaut"><text:span text:style-name="T1"> fut retenu par le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on, l</text:span></text:span><text:span text:style-name="ajout_5f_apostrophe_5f_cédille"><text:span text:style-name="T1">’</text:span></text:span><text:span text:style-name="Police_20_par_20_défaut"><text:span text:style-name="T1">aultre luy rua en lieu de dart </text:span></text:span><text:span text:style-name="style_5f_lettre_5f_ramiste"><text:span text:style-name="T1">v</text:span></text:span><text:span text:style-name="style_5f_remplacement_5f_lettre_5f_ramiste"><text:span text:style-name="T1">u</text:span></text:span><text:span text:style-name="Police_20_par_20_défaut"><text:span text:style-name="T1">ne gran</text:span></text:span><text:span text:style-name="style_5f_ajout_5f_ponctuation"><text:span text:style-name="T1">-</text:span></text:span><text:span text:style-name="style_5f_fin_5f_de_5f_ligne">/</text:span><text:span text:style-name="Police_20_par_20_défaut"><text:span text:style-name="T1"> de pierre, Mais par la doulce melodie du chant cheut celle</text:span></text:span><text:span text:style-name="style_5f_fin_5f_de_5f_ligne">/</text:span><text:span text:style-name="Police_20_par_20_défaut"><text:span text:style-name="T1"> pierre de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ant les piedz Orpheus ainsi c</text:span></text:span><text:span text:style-name="style_5f_abréviation_5f_contraction"><text:span text:style-name="T1">õ</text:span></text:span><text:span text:style-name="style_5f_abréviation_5f_résolue"><text:span text:style-name="T1">om</text:span></text:span><text:span text:style-name="Police_20_par_20_défaut"><text:span text:style-name="T1">e pour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 humilier</text:span></text:span><text:span text:style-name="style_5f_fin_5f_de_5f_ligne">/</text:span><text:span text:style-name="Police_20_par_20_défaut"><text:span text:style-name="T1"> </text:span></text:span><text:span text:style-name="style_5f_remplacement_5f__26_"><text:span text:style-name="T1">et</text:span></text:span><text:span text:style-name="Police_20_par_20_défaut"><text:span text:style-name="T1"> mercy prier. A</text:span></text:span><text:span text:style-name="style_5f_séparation_5f_mot"><text:span text:style-name="T1"> </text:span></text:span><text:span text:style-name="Police_20_par_20_défaut"><text:span text:style-name="T1">donc doubla la forcenerie des faulces fem</text:span></text:span><text:span text:style-name="style_5f_cesure"><text:span text:style-name="T1">-</text:span></text:span><text:span text:style-name="style_5f_fin_5f_de_5f_ligne">/</text:span><text:span text:style-name="Police_20_par_20_défaut"><text:span text:style-name="T1">mes plaines de ire, quant elles virent les pierres re</text:span></text:span><text:span text:style-name="style_5f_s_5f_long"><text:span text:style-name="T1">ſſ</text:span></text:span><text:span text:style-name="style_5f_remplacement_5f_s_5f_long"><text:span text:style-name="T1">ss</text:span></text:span><text:span text:style-name="Police_20_par_20_défaut"><text:span text:style-name="T1">ortir par</text:span></text:span><text:span text:style-name="style_5f_fin_5f_de_5f_ligne">/</text:span><text:span text:style-name="Police_20_par_20_défaut"><text:span text:style-name="T1"> la doulceur de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on in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rument. Lors fir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t entre elles crieries</text:span></text:span><text:span text:style-name="style_5f_fin_5f_de_5f_ligne">/</text:span><text:span text:style-name="Police_20_par_20_défaut"><text:span text:style-name="T1"> </text:span></text:span><text:span text:style-name="style_5f_remplacement_5f__26_"><text:span text:style-name="T1">et</text:span></text:span><text:span text:style-name="Police_20_par_20_défaut"><text:span text:style-name="T1"> noi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s </text:span></text:span><text:span text:style-name="style_5f_remplacement_5f__26_"><text:span text:style-name="T1">et</text:span></text:span><text:span text:style-name="Police_20_par_20_défaut"><text:span text:style-name="T1">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onnerent buccines pour amortir </text:span></text:span><text:span text:style-name="style_5f_remplacement_5f__26_"><text:span text:style-name="T1">et</text:span></text:span><text:span text:style-name="Police_20_par_20_défaut"><text:span text:style-name="T1"> amoindrir</text:span></text:span><text:span text:style-name="style_5f_fin_5f_de_5f_ligne">/</text:span><text:span text:style-name="Police_20_par_20_défaut"><text:span text:style-name="T1"> le</text:span></text:span><text:span text:style-name="style_5f_séparation_5f_mot"><text:span text:style-name="T1">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on de la melodie de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on harpe, affin que riens ne le ouy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, qui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ajout_5f_apostrophe_5f_cédille"><text:span text:style-name="T1">’</text:span></text:span><text:span text:style-name="Police_20_par_20_défaut"><text:span text:style-name="T1">en peu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 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mou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oir t</text:span></text:span><text:span text:style-name="style_5f_abréviation_5f_contraction"><text:span text:style-name="T1">ã</text:span></text:span><text:span text:style-name="style_5f_abréviation_5f_résolue"><text:span text:style-name="T1">an</text:span></text:span><text:span text:style-name="Police_20_par_20_défaut"><text:span text:style-name="T1">t que on ne eu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 peu ouyrt</text:span></text:span><text:span text:style-name="style_5f_abréviation_5f_contraction"><text:span text:style-name="T1">õ</text:span></text:span><text:span text:style-name="style_5f_abréviation_5f_résolue"><text:span text:style-name="T1">on</text:span></text:span><text:span text:style-name="Police_20_par_20_défaut"><text:span text:style-name="T1">ner.</text:span></text:span><text:span text:style-name="style_5f_fin_5f_de_5f_ligne">/</text:span></text:p>
      <text:p text:style-name="style_5f_nombre_5f_livre">LE ONZIESME LIVRE</text:p>
      <text:p text:style-name="style_5f_paragraphe"><text:span text:style-name="Police_20_par_20_défaut"><text:span text:style-name="T1">Puis luy getterent 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pe</text:span></text:span><text:span text:style-name="style_5f_s_5f_long"><text:span text:style-name="T1">ſf</text:span></text:span><text:span text:style-name="style_5f_remplacement_5f_s_5f_long"><text:span text:style-name="T1">ss</text:span></text:span><text:span text:style-name="Police_20_par_20_défaut"><text:span text:style-name="T1">em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t pierres qui premieres du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ang</text:span></text:span><text:span text:style-name="style_5f_fin_5f_de_5f_ligne">/</text:span><text:span text:style-name="Police_20_par_20_défaut"><text:span text:style-name="T1"> du Poete rougir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t, car de riens ne le deporterent puis que le</text:span></text:span><text:span text:style-name="style_5f_fin_5f_de_5f_ligne">/</text:span><text:span text:style-name="Police_20_par_20_défaut"><text:span text:style-name="T1"> doutx chant de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a harpe plus ne ouyrent, ains luy firent du</text:span></text:span><text:span text:style-name="style_5f_fin_5f_de_5f_ligne">/</text:span><text:span text:style-name="Police_20_par_20_défaut"><text:span text:style-name="T1"> pis quelles peurent,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icomme celles qui le hayoient mortel</text:span></text:span><text:span text:style-name="style_5f_cesure"><text:span text:style-name="T1">-</text:span></text:span><text:span text:style-name="style_5f_fin_5f_de_5f_ligne">/</text:span><text:span text:style-name="Police_20_par_20_défaut"><text:span text:style-name="T1">lement, </text:span></text:span><text:span text:style-name="style_5f_remplacement_5f__26_"><text:span text:style-name="T1">et</text:span></text:span><text:span text:style-name="Police_20_par_20_défaut"><text:span text:style-name="T1"> qui a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oient les cueurs plains dire </text:span></text:span><text:span text:style-name="style_5f_remplacement_5f__26_"><text:span text:style-name="T1">et</text:span></text:span><text:span text:style-name="Police_20_par_20_défaut"><text:span text:style-name="T1"> denuie. Oy</text:span></text:span><text:span text:style-name="style_5f_cesure"><text:span text:style-name="T1">-</text:span></text:span><text:span text:style-name="style_5f_fin_5f_de_5f_ligne">/</text:span><text:span text:style-name="Police_20_par_20_défaut"><text:span text:style-name="T1">feaulx,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rpens, </text:span></text:span><text:span text:style-name="style_5f_remplacement_5f__26_"><text:span text:style-name="T1">et</text:span></text:span><text:span text:style-name="Police_20_par_20_défaut"><text:span text:style-name="T1">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auluaigine laiffer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t Orpheus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ul qui n</text:span></text:span><text:span text:style-name="ajout_5f_apostrophe_5f_cédille"><text:span text:style-name="T1">’</text:span></text:span><text:span text:style-name="Police_20_par_20_défaut"><text:span text:style-name="T1">a</text:span></text:span><text:span text:style-name="style_5f_fin_5f_de_5f_ligne">/</text:span><text:span text:style-name="Police_20_par_20_défaut"><text:span text:style-name="T1"> gueres en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iron luy a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oit attrai</text:span></text:span><text:span text:style-name="style_5f_ligature"><text:span text:style-name="T21"></text:span></text:span><text:span text:style-name="style_5f_normalisation_5f_ligature">s</text:span><text:span text:style-name="Police_20_par_20_défaut"><text:span text:style-name="T1">t </text:span></text:span><text:span text:style-name="style_5f_remplacement_5f__26_"><text:span text:style-name="T1">et</text:span></text:span><text:span text:style-name="Police_20_par_20_défaut"><text:span text:style-name="T1"> a</text:span></text:span><text:span text:style-name="style_5f_s_5f_long"><text:span text:style-name="T1">ſſ</text:span></text:span><text:span text:style-name="style_5f_remplacement_5f_s_5f_long"><text:span text:style-name="T1">ss</text:span></text:span><text:span text:style-name="Police_20_par_20_défaut"><text:span text:style-name="T1">emble, Celles qui gre</text:span></text:span><text:span text:style-name="style_5f_ajout_5f_ponctuation"><text:span text:style-name="T1">-</text:span></text:span><text:span text:style-name="style_5f_fin_5f_de_5f_ligne">/</text:span><text:span text:style-name="Police_20_par_20_défaut"><text:span text:style-name="T1">uer le vouloient le ra</text:span></text:span><text:span text:style-name="style_5f_s_5f_long"><text:span text:style-name="T1">ſſ</text:span></text:span><text:span text:style-name="style_5f_remplacement_5f_s_5f_long"><text:span text:style-name="T1">ss</text:span></text:span><text:span text:style-name="Police_20_par_20_défaut"><text:span text:style-name="T1">aillirent </text:span></text:span><text:span text:style-name="style_5f_remplacement_5f__26_"><text:span text:style-name="T1">et</text:span></text:span><text:span text:style-name="Police_20_par_20_défaut"><text:span text:style-name="T1"> abbatirent, Et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ans mercy</text:span></text:span><text:span text:style-name="style_5f_fin_5f_de_5f_ligne">/</text:span><text:span text:style-name="Police_20_par_20_défaut"><text:span text:style-name="T1"> les d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uoyees retournerent legierement vers le Poete </text:span></text:span><text:span text:style-name="style_5f_abréviation_5f_signe_5f_spéciaux"><text:span text:style-name="T1">q</text:span></text:span><text:span text:style-name="style_5f_abréviation_5f_résolue"><text:span text:style-name="T1">qui</text:span></text:span><text:span text:style-name="Police_20_par_20_défaut"><text:span text:style-name="T1"> ten</text:span></text:span><text:span text:style-name="style_5f_cesure"><text:span text:style-name="T1">-</text:span></text:span><text:span text:style-name="style_5f_fin_5f_de_5f_ligne">/</text:span><text:span text:style-name="Police_20_par_20_défaut"><text:span text:style-name="T1"> doit les bras en criant mercy </text:span></text:span><text:soft-page-break/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 aulc</text:span></text:span><text:span text:style-name="style_5f_abréviation_5f_contraction"><text:span text:style-name="T1">~u</text:span></text:span><text:span text:style-name="style_5f_abréviation_5f_résolue"><text:span text:style-name="T1">un</text:span></text:span><text:span text:style-name="Police_20_par_20_défaut"><text:span text:style-name="T1">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u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 qui le ouy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, mais</text:span></text:span><text:span text:style-name="style_5f_fin_5f_de_5f_ligne">/</text:span><text:span text:style-name="Police_20_par_20_défaut"><text:span text:style-name="T1"> pour riens qu</text:span></text:span><text:span text:style-name="ajout_5f_apostrophe_5f_cédille"><text:span text:style-name="T1">’</text:span></text:span><text:span text:style-name="Police_20_par_20_défaut"><text:span text:style-name="T1">il di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 il ne pou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oit 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mou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oir les folles ace </text:span></text:span><text:span text:style-name="style_5f_abréviation_5f_contraction"><text:span text:style-name="T1">~q</text:span></text:span><text:span text:style-name="style_5f_abréviation_5f_résolue"><text:span text:style-name="T1">que</text:span></text:span><text:span text:style-name="style_5f_fin_5f_de_5f_ligne">/</text:span><text:span text:style-name="Police_20_par_20_défaut"><text:span text:style-name="T1"> pitie ne mercy eu</text:span></text:span><text:span text:style-name="style_5f_s_5f_long"><text:span text:style-name="T1">ſſ</text:span></text:span><text:span text:style-name="style_5f_remplacement_5f_s_5f_long"><text:span text:style-name="T1">ss</text:span></text:span><text:span text:style-name="Police_20_par_20_défaut"><text:span text:style-name="T1">ent de luy, ains le meuldrirent </text:span></text:span><text:span text:style-name="style_5f_remplacement_5f__26_"><text:span text:style-name="T1">et</text:span></text:span><text:span text:style-name="Police_20_par_20_défaut"><text:span text:style-name="T1"> tuerent</text:span></text:span><text:span text:style-name="style_5f_fin_5f_de_5f_ligne">/</text:span><text:span text:style-name="Police_20_par_20_défaut"><text:span text:style-name="T1"> a leur grand reproche. Haa dieu par celle bouche ouye, des</text:span></text:span><text:span text:style-name="style_5f_fin_5f_de_5f_ligne">/</text:span><text:span text:style-name="Police_20_par_20_défaut"><text:span text:style-name="T1"> pierres entendue, des cueurs des b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es y</text:span></text:span><text:span text:style-name="style_5f_s_5f_long"><text:span text:style-name="T1">ſſ</text:span></text:span><text:span text:style-name="style_5f_remplacement_5f_s_5f_long"><text:span text:style-name="T1">ss</text:span></text:span><text:span text:style-name="Police_20_par_20_défaut"><text:span text:style-name="T1">it lame du corps.</text:span></text:span><text:span text:style-name="style_5f_fin_5f_de_5f_ligne">/</text:span><text:span text:style-name="Police_20_par_20_défaut"><text:span text:style-name="T1"> Pour luy pleurer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t les Nymphes </text:span></text:span><text:span text:style-name="style_5f_abréviation_5f_signe_5f_spéciaux"><text:span text:style-name="T1">q</text:span></text:span><text:span text:style-name="style_5f_abréviation_5f_résolue"><text:span text:style-name="T1">qui</text:span></text:span><text:span text:style-name="Police_20_par_20_défaut"><text:span text:style-name="T1"> le congnoi</text:span></text:span><text:span text:style-name="style_5f_s_5f_long"><text:span text:style-name="T1">ſſ</text:span></text:span><text:span text:style-name="style_5f_remplacement_5f_s_5f_long"><text:span text:style-name="T1">ss</text:span></text:span><text:span text:style-name="Police_20_par_20_défaut"><text:span text:style-name="T1">oient. Au</text:span></text:span><text:span text:style-name="style_5f_s_5f_long"><text:span text:style-name="T1">ſſ</text:span></text:span><text:span text:style-name="style_5f_remplacement_5f_s_5f_long"><text:span text:style-name="T1">ss</text:span></text:span><text:span text:style-name="Police_20_par_20_défaut"><text:span text:style-name="T1">i</text:span></text:span><text:span text:style-name="style_5f_fin_5f_de_5f_ligne">/</text:span><text:span text:style-name="Police_20_par_20_défaut"><text:span text:style-name="T1"> oy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aux d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plumez de leurs plumes, </text:span></text:span><text:span text:style-name="style_5f_remplacement_5f__26_"><text:span text:style-name="T1">et</text:span></text:span><text:span text:style-name="Police_20_par_20_défaut"><text:span text:style-name="T1"> les arbres de leurs</text:span></text:span><text:span text:style-name="style_5f_fin_5f_de_5f_ligne">/</text:span><text:span text:style-name="Police_20_par_20_défaut"><text:span text:style-name="T1"> fueilles fir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t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igne de dueil pour l</text:span></text:span><text:span text:style-name="ajout_5f_apostrophe_5f_cédille"><text:span text:style-name="T1">’</text:span></text:span><text:span text:style-name="Police_20_par_20_défaut"><text:span text:style-name="T1">amour du poete. Et les fleu</text:span></text:span><text:span text:style-name="style_5f_fin_5f_de_5f_ligne">/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es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n douloient, </text:span></text:span><text:span text:style-name="style_5f_remplacement_5f__26_"><text:span text:style-name="T1">et</text:span></text:span><text:span text:style-name="Police_20_par_20_défaut"><text:span text:style-name="T1"> tant pleurerent quilz en tarir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t </text:span></text:span><text:span text:style-name="style_5f_remplacement_5f__26_"><text:span text:style-name="T1">et</text:span></text:span><text:span text:style-name="Police_20_par_20_défaut"><text:span text:style-name="T1"> feiche</text:span></text:span><text:span text:style-name="style_5f_ajout_5f_ponctuation"><text:span text:style-name="T1">-</text:span></text:span><text:span text:style-name="style_5f_fin_5f_de_5f_ligne">/</text:span><text:span text:style-name="Police_20_par_20_défaut"><text:span text:style-name="T1">rent en plu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ieurs lieux. Ses membres furent en di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ers lieux</text:span></text:span><text:span text:style-name="style_5f_fin_5f_de_5f_ligne">/</text:span><text:span text:style-name="Police_20_par_20_défaut"><text:span text:style-name="T1"> 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pars. Hebr</text:span></text:span><text:span text:style-name="style_5f_abréviation_5f_signe_5f_spéciaux"><text:span text:style-name="T13">9</text:span></text:span><text:span text:style-name="style_5f_abréviation_5f_résolue"><text:span text:style-name="T1">us</text:span></text:span><text:span text:style-name="Police_20_par_20_défaut"><text:span text:style-name="T1"> le fleu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e de Thrace receut la t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e </text:span></text:span><text:span text:style-name="style_5f_remplacement_5f__26_"><text:span text:style-name="T1">et</text:span></text:span><text:span text:style-name="Police_20_par_20_défaut"><text:span text:style-name="T1"> la l</text:span></text:span><text:span text:style-name="style_5f_abréviation_5f_contraction"><text:span text:style-name="T1">ã</text:span></text:span><text:span text:style-name="style_5f_abréviation_5f_résolue"><text:span text:style-name="T1">an</text:span></text:span><text:span text:style-name="Police_20_par_20_défaut"><text:span text:style-name="T1">gue,</text:span></text:span><text:span text:style-name="style_5f_fin_5f_de_5f_ligne">/</text:span><text:span text:style-name="Police_20_par_20_défaut"><text:span text:style-name="T1"> qui ge3toit </text:span></text:span><text:span text:style-name="style_5f_lettre_5f_ramiste"><text:span text:style-name="T1">v</text:span></text:span><text:span text:style-name="style_5f_remplacement_5f_lettre_5f_ramiste"><text:span text:style-name="T1">u</text:span></text:span><text:span text:style-name="Police_20_par_20_défaut"><text:span text:style-name="T1">ng pleur</text:span></text:span><text:span text:style-name="style_5f_abréviation_5f_contraction"><text:span text:style-name="T1">ã</text:span></text:span><text:span text:style-name="style_5f_abréviation_5f_résolue"><text:span text:style-name="T1">an</text:span></text:span><text:span text:style-name="Police_20_par_20_défaut"><text:span text:style-name="T1">t plain3t. </text:span></text:span><text:span text:style-name="style_5f_remplacement_5f__26_"><text:span text:style-name="T1">Et</text:span></text:span><text:span text:style-name="Police_20_par_20_défaut"><text:span text:style-name="T1"> la mer d</text:span></text:span><text:span text:style-name="style_5f_abréviation_5f_contraction"><text:span text:style-name="T1">õ</text:span></text:span><text:span text:style-name="style_5f_abréviation_5f_résolue"><text:span text:style-name="T1">on</text:span></text:span><text:span text:style-name="Police_20_par_20_défaut"><text:span text:style-name="T1">noit la murmu</text:span></text:span><text:span text:style-name="style_5f_cesure"><text:span text:style-name="T1">-</text:span></text:span><text:span text:style-name="style_5f_fin_5f_de_5f_ligne">/</text:span><text:span text:style-name="Police_20_par_20_défaut"><text:span text:style-name="T1">re en elle plaign</text:span></text:span><text:span text:style-name="style_5f_abréviation_5f_contraction"><text:span text:style-name="T1">ã</text:span></text:span><text:span text:style-name="style_5f_abréviation_5f_résolue"><text:span text:style-name="T1">an</text:span></text:span><text:span text:style-name="Police_20_par_20_défaut"><text:span text:style-name="T1">t dicelle iniure, les ri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ieres du fleu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e r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on</text:span></text:span><text:span text:style-name="style_5f_ajout_5f_ponctuation"><text:span text:style-name="T1">-</text:span></text:span><text:span text:style-name="style_5f_fin_5f_de_5f_ligne">/</text:span><text:span text:style-name="Police_20_par_20_défaut"><text:span text:style-name="T1">ner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t par leurs r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p</text:span></text:span><text:span text:style-name="style_5f_abréviation_5f_contraction"><text:span text:style-name="T1">õ</text:span></text:span><text:span text:style-name="style_5f_abréviation_5f_résolue"><text:span text:style-name="T1">on</text:span></text:span><text:span text:style-name="Police_20_par_20_défaut"><text:span text:style-name="T1">s. Le chief </text:span></text:span><text:span text:style-name="style_5f_remplacement_5f__26_"><text:span text:style-name="T1">et</text:span></text:span><text:span text:style-name="Police_20_par_20_défaut"><text:span text:style-name="T1"> la lire floter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t tant </text:span></text:span><text:span text:style-name="style_5f_abréviation_5f_contraction"><text:span text:style-name="T1">q</text:span></text:span><text:span text:style-name="style_5f_abréviation_5f_résolue"><text:span text:style-name="T1">que</text:span></text:span><text:span text:style-name="Police_20_par_20_défaut"><text:span text:style-name="T1"> en par</text:span></text:span><text:span text:style-name="style_5f_fin_5f_de_5f_ligne">/</text:span><text:span text:style-name="Police_20_par_20_défaut"><text:span text:style-name="T1"> fonde mer par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indrent. De</text:span></text:span><text:span text:style-name="style_5f_s_5f_long"><text:span text:style-name="T1">ſſ</text:span></text:span><text:span text:style-name="style_5f_remplacement_5f_s_5f_long"><text:span text:style-name="T1">ss</text:span></text:span><text:span text:style-name="Police_20_par_20_défaut"><text:span text:style-name="T1">us l</text:span></text:span><text:span text:style-name="ajout_5f_apostrophe_5f_cédille"><text:span text:style-name="T1">’</text:span></text:span><text:span text:style-name="Police_20_par_20_défaut"><text:span text:style-name="T1">herbe y</text:span></text:span><text:span text:style-name="style_5f_s_5f_long"><text:span text:style-name="T1">ſſ</text:span></text:span><text:span text:style-name="style_5f_remplacement_5f_s_5f_long"><text:span text:style-name="T1">ss</text:span></text:span><text:span text:style-name="Police_20_par_20_défaut"><text:span text:style-name="T1">it de la ri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iere </text:span></text:span><text:span text:style-name="style_5f_lettre_5f_ramiste"><text:span text:style-name="T1">v</text:span></text:span><text:span text:style-name="style_5f_remplacement_5f_lettre_5f_ramiste"><text:span text:style-name="T1">u</text:span></text:span><text:span text:style-name="Police_20_par_20_défaut"><text:span text:style-name="T1">ne</text:span></text:span><text:span text:style-name="style_5f_fin_5f_de_5f_ligne">/</text:span><text:span text:style-name="Police_20_par_20_défaut"><text:span text:style-name="T1"> mer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eilleu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rp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te, </text:span></text:span><text:span text:style-name="style_5f_abréviation_5f_signe_5f_spéciaux"><text:span text:style-name="T1">q</text:span></text:span><text:span text:style-name="style_5f_abréviation_5f_résolue"><text:span text:style-name="T1">qui</text:span></text:span><text:span text:style-name="Police_20_par_20_défaut"><text:span text:style-name="T1"> trou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a le chief du di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in poete gi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ant</text:span></text:span><text:span text:style-name="style_5f_fin_5f_de_5f_ligne">/</text:span><text:span text:style-name="Police_20_par_20_défaut"><text:span text:style-name="T1"> a la ri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e. Si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a</text:span></text:span><text:span text:style-name="style_5f_s_5f_long"><text:span text:style-name="T1">ſſ</text:span></text:span><text:span text:style-name="style_5f_remplacement_5f_s_5f_long"><text:span text:style-name="T1">ss</text:span></text:span><text:span text:style-name="Police_20_par_20_défaut"><text:span text:style-name="T1">i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 de</text:span></text:span><text:span text:style-name="style_5f_s_5f_long"><text:span text:style-name="T1">ſſ</text:span></text:span><text:span text:style-name="style_5f_remplacement_5f_s_5f_long"><text:span text:style-name="T1">ss</text:span></text:span><text:span text:style-name="Police_20_par_20_défaut"><text:span text:style-name="T1">us la gueulle bee </text:span></text:span><text:span text:style-name="style_5f_remplacement_5f__26_"><text:span text:style-name="T1">et</text:span></text:span><text:span text:style-name="Police_20_par_20_défaut"><text:span text:style-name="T1"> manger le cuyda,</text:span></text:span><text:span text:style-name="style_5f_fin_5f_de_5f_ligne">/</text:span><text:span text:style-name="Police_20_par_20_défaut"><text:span text:style-name="T1"> mais Phebus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ans demeur</text:span></text:span><text:span text:style-name="style_5f_abréviation_5f_contraction"><text:span text:style-name="T1">ã</text:span></text:span><text:span text:style-name="style_5f_abréviation_5f_résolue"><text:span text:style-name="T1">an</text:span></text:span><text:span text:style-name="Police_20_par_20_défaut"><text:span text:style-name="T1">ce voulut le chief de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on filz r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style_5f_fin_5f_de_5f_ligne">/</text:span><text:span text:style-name="Police_20_par_20_défaut"><text:span text:style-name="T1"> courre. </text:span></text:span><text:span text:style-name="style_5f_remplacement_5f__26_"><text:span text:style-name="T1">Et</text:span></text:span><text:span text:style-name="Police_20_par_20_défaut"><text:span text:style-name="T1"> ain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i que la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rpente le voulut de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orer, Phebus la</text:span></text:span><text:span text:style-name="style_5f_fin_5f_de_5f_ligne">/</text:span><text:span text:style-name="Police_20_par_20_défaut"><text:span text:style-name="T1"> mua en dure pierre de telle forme </text:span></text:span><text:span text:style-name="style_5f_remplacement_5f__26_"><text:span text:style-name="T1">et</text:span></text:span><text:span text:style-name="Police_20_par_20_défaut"><text:span text:style-name="T1"> de telle laideur comme</text:span></text:span><text:span text:style-name="style_5f_fin_5f_de_5f_ligne">/</text:span><text:span text:style-name="Police_20_par_20_défaut"><text:span text:style-name="T1"> par de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ant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a muance 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oit. Lame de Orpheus d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cendit en</text:span></text:span><text:span text:style-name="style_5f_fin_5f_de_5f_ligne">/</text:span><text:span text:style-name="Police_20_par_20_défaut"><text:span text:style-name="T1"> Enfer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ans demeurance ou il vit la vallee tenebreu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 </text:span></text:span><text:span text:style-name="style_5f_remplacement_5f__26_"><text:span text:style-name="T1">et</text:span></text:span><text:span text:style-name="Police_20_par_20_défaut"><text:span text:style-name="T1"> les re</text:span></text:span><text:span text:style-name="style_5f_fin_5f_de_5f_ligne">/</text:span><text:span text:style-name="Police_20_par_20_défaut"><text:span text:style-name="T1">gnes </text:span></text:span><text:span text:style-name="style_5f_abréviation_5f_contraction"><text:span text:style-name="T1">q</text:span></text:span><text:span text:style-name="style_5f_abréviation_5f_résolue"><text:span text:style-name="T1">que</text:span></text:span><text:span text:style-name="Police_20_par_20_défaut"><text:span text:style-name="T1"> para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style_5f_abréviation_5f_contraction"><text:span text:style-name="T1">ã</text:span></text:span><text:span text:style-name="style_5f_abréviation_5f_résolue"><text:span text:style-name="T1">an</text:span></text:span><text:span text:style-name="Police_20_par_20_défaut"><text:span text:style-name="T1">t a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oit veuz. Bi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 rec</text:span></text:span><text:span text:style-name="style_5f_abréviation_5f_contraction"><text:span text:style-name="T1">õ</text:span></text:span><text:span text:style-name="style_5f_abréviation_5f_résolue"><text:span text:style-name="T1">on</text:span></text:span><text:span text:style-name="Police_20_par_20_défaut"><text:span text:style-name="T1">gnent les dieux </text:span></text:span><text:span text:style-name="style_5f_remplacement_5f__26_"><text:span text:style-name="T1">et</text:span></text:span><text:span text:style-name="Police_20_par_20_défaut"><text:span text:style-name="T1"> la pi</text:span></text:span><text:span text:style-name="style_5f_cesure"><text:span text:style-name="T1">-</text:span></text:span><text:span text:style-name="style_5f_fin_5f_de_5f_ligne">/</text:span><text:span text:style-name="Police_20_par_20_défaut"><text:span text:style-name="T1">teu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 c</text:span></text:span><text:span text:style-name="style_5f_abréviation_5f_contraction"><text:span text:style-name="T1">õ</text:span></text:span><text:span text:style-name="style_5f_abréviation_5f_résolue"><text:span text:style-name="T1">om</text:span></text:span><text:span text:style-name="Police_20_par_20_défaut"><text:span text:style-name="T1">paignie </text:span></text:span><text:span text:style-name="style_5f_abréviation_5f_signe_5f_spéciaux"><text:span text:style-name="T1">q</text:span></text:span><text:span text:style-name="style_5f_abréviation_5f_résolue"><text:span text:style-name="T1">qui</text:span></text:span><text:span text:style-name="Police_20_par_20_défaut"><text:span text:style-name="T1"> la 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oit, </text:span></text:span><text:span text:style-name="style_5f_remplacement_5f__26_"><text:span text:style-name="T1">et</text:span></text:span><text:span text:style-name="Police_20_par_20_défaut"><text:span text:style-name="T1">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i y trou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a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on 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pou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 </text:span></text:span><text:span text:style-name="style_5f_abréviation_5f_signe_5f_spéciaux"><text:span text:style-name="T1">q</text:span></text:span><text:span text:style-name="style_5f_abréviation_5f_résolue"><text:span text:style-name="T1">qu</text:span></text:span><text:span text:style-name="ajout_5f_apostrophe_5f_cédille"><text:span text:style-name="T1">’</text:span></text:span><text:span text:style-name="style_5f_abréviation_5f_résolue"><text:span text:style-name="T1">i</text:span></text:span><text:span text:style-name="Police_20_par_20_défaut"><text:span text:style-name="T1">l a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oit</text:span></text:span><text:span text:style-name="style_5f_fin_5f_de_5f_ligne">/</text:span></text:p>
      <text:p text:style-name="style_5f_titre">D<text:span text:style-name="style_5f_lettre_5f_ramiste">V</text:span><text:span text:style-name="style_5f_remplacement_5f_lettre_5f_ramiste">u</text:span> Grand Olympe.</text:p>
      <text:p text:style-name="style_5f_feuillet"><text:span text:style-name="style_5f_car_5f_feuillet"><text:s/>Fueillet</text:span> <text:span text:style-name="style_5f_chiffre_5f_romain">.III.</text:span></text:p>
      <text:p text:style-name="style_5f_paragraphe"><text:span text:style-name="Police_20_par_20_défaut"><text:span text:style-name="T1">defiree longuement, li l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bra</text:span></text:span><text:span text:style-name="style_5f_s_5f_long"><text:span text:style-name="T1">ſſ</text:span></text:span><text:span text:style-name="style_5f_remplacement_5f_s_5f_long"><text:span text:style-name="T1">ss</text:span></text:span><text:span text:style-name="Police_20_par_20_défaut"><text:span text:style-name="T1">a amiablement, </text:span></text:span><text:span text:style-name="style_5f_remplacement_5f__26_"><text:span text:style-name="T1">et</text:span></text:span><text:span text:style-name="Police_20_par_20_défaut"><text:span text:style-name="T1"> la regarda</text:span></text:span><text:span text:style-name="style_5f_fin_5f_de_5f_ligne">/</text:span><text:span text:style-name="Police_20_par_20_défaut"><text:span text:style-name="T1">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ur </text:span></text:span><text:span text:style-name="style_5f_remplacement_5f__26_"><text:span text:style-name="T1">et</text:span></text:span><text:span text:style-name="Police_20_par_20_défaut"><text:span text:style-name="T1">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ans doubte de condition griefue,</text:span></text:span><text:span text:style-name="style_5f_fin_5f_de_5f_ligne">/</text:span></text:p>
      <text:list xml:id="list191348863776095" text:continue-numbering="true" text:style-name="LFO11">
        <text:list-item>
          <text:p text:style-name="style_5f_liste">Du roy Midas <text:span text:style-name="style_5f_abréviation_5f_signe_5f_spéciaux">q</text:span><text:span text:style-name="style_5f_abréviation_5f_résolue">qui</text:span> impetra du dieu Bacchus<text:span text:style-name="style_5f_fin_5f_de_5f_ligne">/</text:span> <text:span text:style-name="style_5f_abréviation_5f_contraction">~q</text:span><text:span text:style-name="style_5f_abréviation_5f_résolue">que</text:span> tout ce qu<text:span text:style-name="ajout_5f_apostrophe_5f_cédille">’</text:span>il toucheroit de<text:span text:style-name="style_5f_lettre_5f_ramiste">u</text:span><text:span text:style-name="style_5f_remplacement_5f_lettre_5f_ramiste">v</text:span>eni<text:span text:style-name="style_5f_s_5f_long">ſ</text:span><text:span text:style-name="style_5f_remplacement_5f_s_5f_long">s</text:span>t or, c<text:span text:style-name="style_5f_abréviation_5f_contraction">õ</text:span><text:span text:style-name="style_5f_abréviation_5f_résolue">om</text:span>e il fi<text:span text:style-name="style_5f_s_5f_long">ſ</text:span><text:span text:style-name="style_5f_remplacement_5f_s_5f_long">s</text:span>t.<text:span text:style-name="style_5f_fin_5f_de_5f_ligne">/</text:span></text:p>
        </text:list-item>
      </text:list>
      <text:p text:style-name="style_5f_paragraphe"><text:span text:style-name="Police_20_par_20_défaut"><text:span text:style-name="T1"><text:s/></text:span></text:span><text:span text:style-name="style_5f_lettrine">P</text:span><text:span text:style-name="Police_20_par_20_défaut"><text:span text:style-name="T1">Our le mal </text:span></text:span><text:span text:style-name="style_5f_abréviation_5f_contraction"><text:span text:style-name="T1">~q</text:span></text:span><text:span text:style-name="style_5f_abréviation_5f_résolue"><text:span text:style-name="T1">que</text:span></text:span><text:span text:style-name="Police_20_par_20_défaut"><text:span text:style-name="T1"> les f</text:span></text:span><text:span text:style-name="style_5f_abréviation_5f_contraction"><text:span text:style-name="T1">~e</text:span></text:span><text:span text:style-name="style_5f_abréviation_5f_résolue"><text:span text:style-name="T1">em</text:span></text:span><text:span text:style-name="Police_20_par_20_défaut"><text:span text:style-name="T1">mes de Cyeonie fir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t par en/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ie au poete Orphe</text:span></text:span><text:span text:style-name="style_5f_abréviation_5f_signe_5f_spéciaux"><text:span text:style-name="T13">9</text:span></text:span><text:span text:style-name="style_5f_abréviation_5f_résolue"><text:span text:style-name="T1">us</text:span></text:span><text:span text:style-name="Police_20_par_20_défaut"><text:span text:style-name="T1"> </text:span></text:span><text:span text:style-name="style_5f_abréviation_5f_signe_5f_spéciaux"><text:span text:style-name="T1">q</text:span></text:span><text:span text:style-name="style_5f_abréviation_5f_résolue"><text:span text:style-name="T1">qui</text:span></text:span><text:span text:style-name="Police_20_par_20_défaut"><text:span text:style-name="T1"> mis la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oi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t a mort. Bac</text:span></text:span><text:span text:style-name="style_5f_cesure"><text:span text:style-name="T1">-</text:span></text:span><text:span text:style-name="style_5f_fin_5f_de_5f_ligne">/</text:span><text:span text:style-name="Police_20_par_20_défaut"><text:span text:style-name="T1">ch</text:span></text:span><text:span text:style-name="style_5f_abréviation_5f_signe_5f_spéciaux"><text:span text:style-name="T22">9</text:span></text:span><text:span text:style-name="style_5f_abréviation_5f_résolue"><text:span text:style-name="T1">us</text:span></text:span><text:span text:style-name="Police_20_par_20_défaut"><text:span text:style-name="T1"> fut moult doulent </text:span></text:span><text:span text:style-name="style_5f_remplacement_5f__26_"><text:span text:style-name="T1">et</text:span></text:span><text:span text:style-name="Police_20_par_20_défaut"><text:span text:style-name="T1"> angoi</text:span></text:span><text:span text:style-name="style_5f_s_5f_long"><text:span text:style-name="T1">ſſ</text:span></text:span><text:span text:style-name="style_5f_remplacement_5f_s_5f_long"><text:span text:style-name="T1">ss</text:span></text:span><text:span text:style-name="Police_20_par_20_défaut"><text:span text:style-name="T1">eux. Car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s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a</text:span></text:span><text:span text:style-name="style_5f_ajout_5f_ponctuation"><text:span text:style-name="T1">-</text:span></text:span><text:span text:style-name="style_5f_fin_5f_de_5f_ligne">/</text:span><text:span text:style-name="Police_20_par_20_défaut"><text:span text:style-name="T1">crifices exaulcoit. Par leur malice </text:span></text:span><text:span text:style-name="style_5f_remplacement_5f__26_"><text:span text:style-name="T1">et</text:span></text:span><text:span text:style-name="Police_20_par_20_défaut"><text:span text:style-name="T1"> homicide</text:span></text:span><text:span text:style-name="style_5f_fin_5f_de_5f_ligne">/</text:span><text:span text:style-name="Police_20_par_20_défaut"><text:span text:style-name="T1"> prit d</text:span></text:span><text:span text:style-name="ajout_5f_apostrophe_5f_cédille"><text:span text:style-name="T1">’</text:span></text:span><text:span text:style-name="Police_20_par_20_défaut"><text:span text:style-name="T1">elles gr</text:span></text:span><text:span text:style-name="style_5f_abréviation_5f_contraction"><text:span text:style-name="T1">ã</text:span></text:span><text:span text:style-name="style_5f_abréviation_5f_résolue"><text:span text:style-name="T1">an</text:span></text:span><text:span text:style-name="Police_20_par_20_défaut"><text:span text:style-name="T1">de venge</text:span></text:span><text:span text:style-name="style_5f_abréviation_5f_contraction"><text:span text:style-name="T1">ã</text:span></text:span><text:span text:style-name="style_5f_abréviation_5f_résolue"><text:span text:style-name="T1">an</text:span></text:span><text:span text:style-name="Police_20_par_20_défaut"><text:span text:style-name="T1">ce </text:span></text:span><text:span text:style-name="style_5f_remplacement_5f__26_"><text:span text:style-name="T1">et</text:span></text:span><text:span text:style-name="Police_20_par_20_défaut"><text:span text:style-name="T1"> a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pre, car elles de</text:span></text:span><text:span text:style-name="style_5f_ajout_5f_ponctuation"><text:span text:style-name="T1">-</text:span></text:span><text:span text:style-name="style_5f_fin_5f_de_5f_ligne">/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indrent arbres, </text:span></text:span><text:span text:style-name="style_5f_remplacement_5f__26_"><text:span text:style-name="T1">et</text:span></text:span><text:span text:style-name="Police_20_par_20_défaut"><text:span text:style-name="T1"> 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 cha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cune encline en ter</text:span></text:span><text:span text:style-name="style_5f_ajout_5f_ponctuation"><text:span text:style-name="T1">-</text:span></text:span><text:span text:style-name="style_5f_fin_5f_de_5f_ligne">/</text:span><text:span text:style-name="Police_20_par_20_défaut"><text:span text:style-name="T1">re a courte racine, </text:span></text:span><text:span text:style-name="style_5f_remplacement_5f__26_"><text:span text:style-name="T1">et</text:span></text:span><text:span text:style-name="Police_20_par_20_défaut"><text:span text:style-name="T1"> encores ne fut point Bacchus</text:span></text:span><text:span text:style-name="style_5f_séparation_5f_mot"><text:span text:style-name="T1"> </text:span></text:span><text:span text:style-name="Police_20_par_20_défaut"><text:span text:style-name="T1">pour</text:span></text:span><text:span text:style-name="style_5f_séparation_5f_mot"><text:span text:style-name="T1"> </text:span></text:span><text:span text:style-name="Police_20_par_20_défaut"><text:span text:style-name="T1">ce de</text:span></text:span><text:span text:style-name="style_5f_fin_5f_de_5f_ligne">/</text:span><text:span text:style-name="Police_20_par_20_défaut"><text:span text:style-name="T1">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on maltal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t appai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, luy </text:span></text:span><text:span text:style-name="style_5f_remplacement_5f__26_"><text:span text:style-name="T1">et</text:span></text:span><text:span text:style-name="Police_20_par_20_défaut"><text:span text:style-name="T1">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a moindre c</text:span></text:span><text:span text:style-name="style_5f_abréviation_5f_contraction"><text:span text:style-name="T1">õ</text:span></text:span><text:span text:style-name="style_5f_abréviation_5f_résolue"><text:span text:style-name="T1">om</text:span></text:span><text:span text:style-name="Police_20_par_20_défaut"><text:span text:style-name="T1">paignie lai</text:span></text:span><text:span text:style-name="style_5f_s_5f_long"><text:span text:style-name="T1">ſ</text:span></text:span><text:span text:style-name="style_5f_remplacement_5f_s_5f_long"><text:span text:style-name="T1">s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a celle</text:span></text:span><text:span text:style-name="style_5f_fin_5f_de_5f_ligne">/</text:span><text:span text:style-name="Police_20_par_20_défaut"><text:span text:style-name="T1"> c</text:span></text:span><text:span text:style-name="style_5f_abréviation_5f_contraction"><text:span text:style-name="T1">õ</text:span></text:span><text:span text:style-name="style_5f_abréviation_5f_résolue"><text:span text:style-name="T1">on</text:span></text:span><text:span text:style-name="Police_20_par_20_défaut"><text:span text:style-name="T1">trée ou celluy, meurdre a</text:span></text:span><text:span text:style-name="style_5f_lettre_5f_ramiste"><text:span text:style-name="T1">u</text:span></text:span><text:span text:style-name="style_5f_remplacement_5f_lettre_5f_ramiste"><text:span text:style-name="T1">v</text:span></text:span><text:span text:style-name="Police_20_par_20_défaut"><text:span text:style-name="T1">oit 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e fai</text:span></text:span><text:span text:style-name="style_5f_ligature"><text:span text:style-name="T21"></text:span></text:span><text:span text:style-name="style_5f_normalisation_5f_ligature">s</text:span><text:span text:style-name="Police_20_par_20_défaut"><text:span text:style-name="T1">t, </text:span></text:span><text:span text:style-name="style_5f_remplacement_5f__26_"><text:span text:style-name="T1">et</text:span></text:span><text:span text:style-name="Police_20_par_20_défaut"><text:span text:style-name="T1"> a luy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ou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rahit</text:span></text:span><text:span text:style-name="style_5f_fin_5f_de_5f_ligne">/</text:span><text:span text:style-name="Police_20_par_20_défaut"><text:span text:style-name="T1">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es 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acri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ices, </text:span></text:span><text:span text:style-name="style_5f_remplacement_5f__26_"><text:span text:style-name="T1">et</text:span></text:span><text:span text:style-name="Police_20_par_20_défaut"><text:span text:style-name="T1"> le tr</text:span></text:span><text:span text:style-name="style_5f_abréviation_5f_contraction"><text:span text:style-name="T1">ã</text:span></text:span><text:span text:style-name="style_5f_abréviation_5f_résolue"><text:span text:style-name="T1">an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lata aux vignobles de Tmol</text:span></text:span><text:span text:style-name="style_5f_abréviation_5f_signe_5f_spéciaux"><text:span text:style-name="T13">9</text:span></text:span><text:span text:style-name="style_5f_abréviation_5f_résolue"><text:span text:style-name="T1">us</text:span></text:span><text:span text:style-name="Police_20_par_20_défaut"><text:span text:style-name="T1"> <text:s/></text:span></text:span><text:span text:style-name="style_5f_remplacement_5f__26_"><text:span text:style-name="T1">et</text:span></text:span><text:span text:style-name="Police_20_par_20_défaut"><text:span text:style-name="T1"> en Pa</text:span></text:span><text:span text:style-name="style_5f_ajout_5f_ponctuation"><text:span text:style-name="T1">-</text:span></text:span><text:span text:style-name="style_5f_fin_5f_de_5f_ligne">/</text:span><text:span text:style-name="style_5f_ligature"><text:span text:style-name="T21"></text:span></text:span><text:span text:style-name="style_5f_normalisation_5f_ligature">s</text:span><text:span text:style-name="Police_20_par_20_défaut"><text:span text:style-name="T1">tol</text:span></text:span><text:span text:style-name="style_5f_abréviation_5f_signe_5f_spéciaux"><text:span text:style-name="T13">9</text:span></text:span><text:span text:style-name="style_5f_abréviation_5f_résolue"><text:span text:style-name="T1">us</text:span></text:span><text:span text:style-name="Police_20_par_20_défaut"><text:span text:style-name="T1"> </text:span></text:span><text:span text:style-name="style_5f_abréviation_5f_signe_5f_spéciaux"><text:span text:style-name="T1">q</text:span></text:span><text:span text:style-name="style_5f_abréviation_5f_résolue"><text:span text:style-name="T1">qui</text:span></text:span><text:span text:style-name="Police_20_par_20_défaut"><text:span text:style-name="T1"> encores n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roit pas dore, necouloure de couleur dor,</text:span></text:span><text:span text:style-name="style_5f_fin_5f_de_5f_ligne">/</text:span><text:span text:style-name="Police_20_par_20_défaut"><text:span text:style-name="T1"> ains 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oit lors terre fabl</text:span></text:span><text:span text:style-name="style_5f_abréviation_5f_contraction"><text:span text:style-name="T1">õ</text:span></text:span><text:span text:style-name="style_5f_abréviation_5f_résolue"><text:span text:style-name="T1">on</text:span></text:span><text:span text:style-name="Police_20_par_20_défaut"><text:span text:style-name="T1">neufe. La le feruir</text:span></text:span><text:span text:style-name="style_5f_abréviation_5f_contraction"><text:span text:style-name="T1">~e</text:span></text:span><text:span text:style-name="style_5f_abréviation_5f_résolue"><text:span text:style-name="T1">en</text:span></text:span><text:span text:style-name="Police_20_par_20_défaut"><text:span text:style-name="T1">t à grand pl</text:span></text:span><text:span text:style-name="style_5f_abréviation_5f_contraction"><text:span text:style-name="T1">ã</text:span></text:span><text:span text:style-name="style_5f_abréviation_5f_résolue"><text:span text:style-name="T1">an</text:span></text:span><text:span text:style-name="Police_20_par_20_défaut"><text:span text:style-name="T1">te</text:span></text:span><text:span text:style-name="style_5f_fin_5f_de_5f_ligne">/</text:span><text:span text:style-name="Police_20_par_20_défaut"><text:span text:style-name="T1"> pr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res </text:span></text:span><text:span text:style-name="style_5f_remplacement_5f__26_"><text:span text:style-name="T1">et</text:span></text:span><text:span text:style-name="Police_20_par_20_défaut"><text:span text:style-name="T1"> pr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re</text:span></text:span><text:span text:style-name="style_5f_s_5f_long"><text:span text:style-name="T1">ſſ</text:span></text:span><text:span text:style-name="style_5f_remplacement_5f_s_5f_long"><text:span text:style-name="T1">ss</text:span></text:span><text:span text:style-name="Police_20_par_20_défaut"><text:span text:style-name="T1">es. Encores ny 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oit point Silenus, car en</text:span></text:span><text:span text:style-name="style_5f_fin_5f_de_5f_ligne">/</text:span><text:span text:style-name="Police_20_par_20_défaut"><text:span text:style-name="T1"> ce temps e</text:span></text:span><text:span text:style-name="style_5f_s_5f_long"><text:span text:style-name="T1">ſ</text:span></text:span><text:span text:style-name="style_5f_remplacement_5f_s_5f_long"><text:span text:style-name="T1">s</text:span></text:span><text:span text:style-name="Police_20_par_20_défaut"><text:span text:style-name="T1">toit en Phrige de vin </text:span></text:span><text:span text:style-name="style_5f_remplacement_5f__26_"><text:span text:style-name="T1">et</text:span></text:span><text:span text:style-name="Police_20_par_20_défaut"><text:span text:style-name="T1"> de vieille</text:span></text:span><text:span text:style-name="style_5f_s_5f_long"><text:span text:style-name="T1">ſſ</text:span></text:span><text:span text:style-name="style_5f_remplacement_5f_s_5f_long"><text:span text:style-name="T1">ss</text:span></text:span><text:span text:style-name="Police_20_par_20_défaut"><text:span text:style-name="T1">e chancellant.</text:span></text:span><text:span text:style-name="style_5f_fin_5f_de_5f_ligne">/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decorative" style:font-pitch="variable" style:font-charset="x-symbol"/>
    <style:font-face style:name="Courier New" svg:font-family="'Courier New'" style:font-family-generic="modern" style:font-pitch="fixed"/>
    <style:font-face style:name="Wingdings" svg:font-family="Wingdings" style:font-family-generic="decorative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avoye LET Plain" svg:font-family="'Savoye LET Plain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1pt" fo:letter-spacing="normal" fo:language="en" fo:country="US" fo:font-style="normal" style:text-underline-style="none" fo:font-weight="normal" style:letter-kerning="false" style:font-name-asian="Tahoma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1pt" fo:letter-spacing="normal" fo:language="en" fo:country="US" fo:font-style="normal" style:text-underline-style="none" fo:font-weight="normal" style:letter-kerning="false" fo:background-color="transparent" style:font-name-asian="Tahoma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ocDefaults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Standard" style:class="text">
      <style:paragraph-properties fo:margin-top="0cm" fo:margin-bottom="0.529cm" loext:contextual-spacing="false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fo:font-size="26pt" fo:letter-spacing="0.009cm" style:letter-kerning="true" style:font-size-asian="26pt" style:font-size-complex="26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hyphenation-ladder-count="no-limit" fo:keep-with-next="always"/>
      <style:text-properties fo:color="#365f91" fo:font-size="14pt" fo:font-weight="bold" style:font-size-asian="14pt" style:font-weight-asian="bold" style:font-size-complex="14pt" style:font-weight-complex="bold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fo:font-size="13pt" fo:font-weight="bold" style:font-size-asian="13pt" style:font-weight-asian="bold" style:font-size-complex="13pt" style:font-weight-complex="bold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4f81bd" fo:font-weight="bold" style:font-weight-asian="bold" style:font-weight-complex="bold" fo:hyphenate="false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hyphenation-ladder-count="no-limit" fo:keep-with-next="always"/>
      <style:text-properties fo:color="#4f81bd"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/>
    </style:style>
    <style:style style:name="Caption" style:family="paragraph" style:parent-style-name="Standard" style:next-style-name="Standard" style:class="extra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/>
    </style:style>
    <style:style style:name="Retrait_20_normal" style:display-name="Retrait normal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Standard" style:next-style-name="Standard" style:class="chapter">
      <style:paragraph-properties fo:margin-left="0.152cm" fo:margin-right="0cm" fo:hyphenation-ladder-count="no-limit" fo:text-indent="0cm" style:auto-text-indent="false">
        <style:tab-stops/>
      </style:paragraph-properties>
      <style:text-properties fo:color="#4f81bd" fo:font-size="12pt" fo:letter-spacing="0.026cm" fo:font-style="italic" style:font-size-asian="12pt" style:font-style-asian="italic" style:font-size-complex="12pt" style:font-style-complex="italic" fo:hyphenate="false" loext:hyphenation-no-caps="false"/>
    </style:style>
    <style:style style:name="DocDefaults" style:family="paragraph">
      <style:paragraph-properties fo:margin-top="0cm" fo:margin-bottom="0.353cm" loext:contextual-spacing="false" fo:line-height="115%" fo:orphans="2" fo:widows="2" fo:hyphenation-ladder-count="no-limit"/>
      <style:text-properties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tyle_5f_paragraphe" style:display-name="style_paragraphe" style:family="paragraph" style:parent-style-name="DocDefaults">
      <style:paragraph-properties fo:hyphenation-ladder-count="no-limit"/>
      <style:text-properties fo:hyphenate="false" loext:hyphenation-no-caps="false"/>
    </style:style>
    <style:style style:name="Commentaire" style:family="paragraph" style:parent-style-name="Normal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Times New Roman" fo:font-family="'Times New Roman'" style:font-family-generic="roman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 fo:hyphenate="false" loext:hyphenation-no-caps="false"/>
    </style:style>
    <style:style style:name="style_5f_titre" style:display-name="style_titre" style:family="paragraph" style:parent-style-name="Standard">
      <style:paragraph-properties fo:hyphenation-ladder-count="no-limit"/>
      <style:text-properties fo:text-transform="uppercase" fo:font-size="14pt" fo:language="fr" fo:country="FR" style:font-size-asian="14pt" fo:hyphenate="false" loext:hyphenation-no-caps="false"/>
    </style:style>
    <style:style style:name="style_5f_feuillet" style:display-name="style_feuillet" style:family="paragraph" style:parent-style-name="Standard">
      <style:paragraph-properties fo:hyphenation-ladder-count="no-limit"/>
      <style:text-properties fo:font-size="12pt" fo:language="fr" fo:country="FR" style:font-size-asian="12pt" fo:hyphenate="false" loext:hyphenation-no-caps="false"/>
    </style:style>
    <style:style style:name="style_5f_liste" style:display-name="style_liste" style:family="paragraph" style:parent-style-name="style_5f_paragraphe" style:list-style-name="LFO11">
      <style:paragraph-properties fo:hyphenation-ladder-count="no-limit"/>
      <style:text-properties fo:language="fr" fo:country="FR" fo:hyphenate="false" loext:hyphenation-no-caps="false"/>
    </style:style>
    <style:style style:name="Objet_20_du_20_commentaire" style:display-name="Objet du commentaire" style:family="paragraph" style:parent-style-name="Commentaire" style:next-style-name="Commentaire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style_5f_strophe" style:display-name="style_strophe" style:family="paragraph" style:parent-style-name="style_5f_paragraphe">
      <style:paragraph-properties fo:hyphenation-ladder-count="no-limit"/>
      <style:text-properties fo:language="fr" fo:country="FR" fo:hyphenate="false" loext:hyphenation-no-caps="false"/>
    </style:style>
    <style:style style:name="Révision" style:family="paragraph">
      <style:paragraph-properties fo:orphans="2" fo:widows="2" fo:hyphenation-ladder-count="no-limit" style:vertical-align="auto"/>
      <style:text-properties fo:hyphenate="tru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fr" style:country-asian="FR" style:font-name-complex="Times New Roman" style:font-family-complex="'Times New Roman'" style:font-family-generic-complex="roman" style:font-pitch-complex="variable" style:font-size-complex="12pt" fo:hyphenate="true" loext:hyphenation-no-caps="false"/>
    </style:style>
    <style:style style:name="style_5f_nombre_5f_livre" style:display-name="style_nombre_livre" style:family="paragraph" style:parent-style-name="style_5f_titre">
      <style:paragraph-properties fo:hyphenation-ladder-count="no-limit"/>
      <style:text-properties fo:hyphenate="false" loext:hyphenation-no-caps="false"/>
    </style:style>
    <style:style style:name="Police_20_par_20_défaut" style:display-name="Police par défaut" style:family="text"/>
    <style:style style:name="Header_20_Char" style:display-name="Header Char" style:family="text" style:parent-style-name="Police_20_par_20_défaut"/>
    <style:style style:name="Heading_20_1_20_Char" style:display-name="Heading 1 Char" style:family="text" style:parent-style-name="Police_20_par_20_défaut">
      <style:text-properties fo:color="#365f91" style:font-name="Liberation Serif" fo:font-family="'Liberation Serif'" style:font-family-generic="roman" style:font-pitch="variable" fo:font-size="14pt" fo:font-weight="bold" style:font-name-asian="Tahoma" style:font-family-asian="Tahoma" style:font-family-generic-asian="swiss" style:font-pitch-asian="variable" style:font-size-asian="14pt" style:font-weight-asian="bold" style:font-name-complex="Tahoma" style:font-family-complex="Tahoma" style:font-family-generic-complex="swiss" style:font-pitch-complex="variable" style:font-size-complex="14pt" style:font-weight-complex="bold"/>
    </style:style>
    <style:style style:name="Heading_20_2_20_Char" style:display-name="Heading 2 Char" style:family="text" style:parent-style-name="Police_20_par_20_défaut">
      <style:text-properties fo:color="#4f81bd" style:font-name="Liberation Serif" fo:font-family="'Liberation Serif'" style:font-family-generic="roman" style:font-pitch="variable" fo:font-size="13pt" fo:font-weight="bold" style:font-name-asian="Tahoma" style:font-family-asian="Tahoma" style:font-family-generic-asian="swiss" style:font-pitch-asian="variable" style:font-size-asian="13pt" style:font-weight-asian="bold" style:font-name-complex="Tahoma" style:font-family-complex="Tahoma" style:font-family-generic-complex="swiss" style:font-pitch-complex="variable" style:font-size-complex="13pt" style:font-weight-complex="bold"/>
    </style:style>
    <style:style style:name="Heading_20_3_20_Char" style:display-name="Heading 3 Char" style:family="text" style:parent-style-name="Police_20_par_20_défaut">
      <style:text-properties fo:color="#4f81bd" style:font-name="Liberation Serif" fo:font-family="'Liberation Serif'" style:font-family-generic="roman" style:font-pitch="variable" fo:font-weight="bold" style:font-name-asian="Tahoma" style:font-family-asian="Tahoma" style:font-family-generic-asian="swiss" style:font-pitch-asian="variable" style:font-weight-asian="bold" style:font-name-complex="Tahoma" style:font-family-complex="Tahoma" style:font-family-generic-complex="swiss" style:font-pitch-complex="variable" style:font-weight-complex="bold"/>
    </style:style>
    <style:style style:name="Heading_20_4_20_Char" style:display-name="Heading 4 Char" style:family="text" style:parent-style-name="Police_20_par_20_défaut">
      <style:text-properties fo:color="#4f81bd" style:font-name="Liberation Serif" fo:font-family="'Liberation Serif'" style:font-family-generic="roman" style:font-pitch="variable" fo:font-style="italic" fo:font-weight="bold" style:font-name-asian="Tahoma" style:font-family-asian="Tahoma" style:font-family-generic-asian="swiss" style:font-pitch-asian="variable" style:font-style-asian="italic" style:font-weight-asian="bold" style:font-name-complex="Tahoma" style:font-family-complex="Tahoma" style:font-family-generic-complex="swiss" style:font-pitch-complex="variable" style:font-style-complex="italic" style:font-weight-complex="bold"/>
    </style:style>
    <style:style style:name="Subtitle_20_Char" style:display-name="Subtitle Char" style:family="text" style:parent-style-name="Police_20_par_20_défaut">
      <style:text-properties fo:color="#4f81bd" style:font-name="Liberation Serif" fo:font-family="'Liberation Serif'" style:font-family-generic="roman" style:font-pitch="variable" fo:font-size="12pt" fo:letter-spacing="0.026cm" fo:font-style="italic" style:font-name-asian="Tahoma" style:font-family-asian="Tahoma" style:font-family-generic-asian="swiss" style:font-pitch-asian="variable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itle_20_Char" style:display-name="Title Char" style:family="text" style:parent-style-name="Police_20_par_20_défaut">
      <style:text-properties fo:color="#17365d" style:font-name="Liberation Serif" fo:font-family="'Liberation Serif'" style:font-family-generic="roman" style:font-pitch="variable" fo:font-size="26pt" fo:letter-spacing="0.009cm" style:letter-kerning="true" style:font-name-asian="Tahoma" style:font-family-asian="Tahoma" style:font-family-generic-asian="swiss" style:font-pitch-asian="variable" style:font-size-asian="26pt" style:font-name-complex="Tahoma" style:font-family-complex="Tahoma" style:font-family-generic-complex="swiss" style:font-pitch-complex="variable" style:font-size-complex="26pt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style_5f_remplacement_5f_lettre_5f_ramiste" style:display-name="style_remplacement_lettre_ramiste" style:family="text" style:parent-style-name="Police_20_par_20_défaut">
      <style:text-properties fo:color="#bf0041" fo:font-weight="bold" style:font-weight-asian="bold"/>
    </style:style>
    <style:style style:name="style_5f_lettre_5f_ramiste" style:display-name="style_lettre_ramiste" style:family="text" style:parent-style-name="style_5f_remplacement_5f_lettre_5f_ramiste">
      <style:text-properties fo:color="#00a933" fo:font-weight="bold" style:font-weight-asian="bold"/>
    </style:style>
    <style:style style:name="ajout_5f_apostrophe_5f_cédille" style:display-name="ajout_apostrophe_cédille" style:family="text" style:parent-style-name="Police_20_par_20_défaut">
      <style:text-properties fo:color="#000000" fo:font-weight="bold" fo:background-color="#ff860d" style:font-weight-asian="bold"/>
    </style:style>
    <style:style style:name="style_5f_séparation_5f_mot" style:display-name="style_séparation_mot" style:family="text" style:parent-style-name="Police_20_par_20_défaut">
      <style:text-properties fo:background-color="#81d41a"/>
    </style:style>
    <style:style style:name="style_5f_ajout_5f_ponctuation" style:display-name="style_ajout_ponctuation" style:family="text" style:parent-style-name="Police_20_par_20_défaut">
      <style:text-properties fo:color="#158466"/>
    </style:style>
    <style:style style:name="style_5f_remplacement_5f__26_" style:display-name="style_remplacement_&amp;" style:family="text" style:parent-style-name="Police_20_par_20_défaut">
      <style:text-properties fo:color="#ff0000"/>
    </style:style>
    <style:style style:name="style_5f_ajout_5f_maj" style:display-name="style_ajout_maj" style:family="text" style:parent-style-name="Police_20_par_20_défaut">
      <style:text-properties fo:color="#b85c00" fo:font-weight="bold" style:font-weight-asian="bold"/>
    </style:style>
    <style:style style:name="style_5f_ajout_5f_accent_5f_aigu" style:display-name="style_ajout_accent_aigu" style:family="text" style:parent-style-name="Police_20_par_20_défaut">
      <style:text-properties fo:background-color="#bf819e"/>
    </style:style>
    <style:style style:name="style_5f_abréviation_5f_lettre_5f_suscrite" style:display-name="style_abréviation_lettre_suscrite" style:family="text" style:parent-style-name="Police_20_par_20_défaut">
      <style:text-properties fo:color="#5983b0"/>
    </style:style>
    <style:style style:name="style_5f_abréviation_5f_résolue" style:display-name="style_abréviation_résolue" style:family="text" style:parent-style-name="Police_20_par_20_défaut">
      <style:text-properties fo:background-color="#ffa6a6"/>
    </style:style>
    <style:style style:name="style_5f_correction_5f_éditeur" style:display-name="style_correction_éditeur" style:family="text" style:parent-style-name="Police_20_par_20_défaut">
      <style:text-properties fo:color="#999999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style_5f_abréviation_5f_amputation_5f_suspension" style:display-name="style_abréviation_amputation_suspension" style:family="text" style:parent-style-name="style_5f_abréviation_5f_lettre_5f_suscrite">
      <style:text-properties fo:color="#5983b0"/>
    </style:style>
    <style:style style:name="style_5f_abréviation_5f_contraction" style:display-name="style_abréviation_contraction" style:family="text" style:parent-style-name="style_5f_abréviation_5f_lettre_5f_suscrite">
      <style:text-properties fo:color="#5983b0"/>
    </style:style>
    <style:style style:name="style_5f_abréviation_5f_signe_5f_spéciaux" style:display-name="style_abréviation_signe_spéciaux" style:family="text" style:parent-style-name="style_5f_abréviation_5f_lettre_5f_suscrite">
      <style:text-properties fo:color="#5983b0"/>
    </style:style>
    <style:style style:name="Commentaire_20_Car" style:display-name="Commentaire Car" style:family="text" style:parent-style-name="Police_20_par_20_défaut">
      <style:text-properties fo:font-size="10pt" style:font-size-asian="10pt" style:font-size-complex="10pt"/>
    </style:style>
    <style:style style:name="Marque_20_de_20_commentaire" style:display-name="Marque de commentaire" style:family="text" style:parent-style-name="Police_20_par_20_défaut">
      <style:text-properties fo:font-size="8pt" style:font-size-asian="8pt" style:font-size-complex="8pt"/>
    </style:style>
    <style:style style:name="Texte_20_de_20_bulles_20_Car" style:display-name="Texte de bulles Car" style:family="text" style:parent-style-name="Police_20_par_20_défaut">
      <style:text-properties style:font-name="Times New Roman" fo:font-family="'Times New Roman'" style:font-family-generic="roman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style_5f_lettrine" style:display-name="style_lettrine" style:family="text" style:parent-style-name="Police_20_par_20_défaut">
      <style:text-properties fo:color="#c45911" style:font-name="Savoye LET Plain" fo:font-family="'Savoye LET Plain'" style:font-family-generic="system" style:font-pitch="variable" fo:font-size="18pt" fo:language="fr" fo:country="FR" style:font-name-asian="Savoye LET Plain" style:font-family-asian="'Savoye LET Plain'" style:font-family-generic-asian="system" style:font-pitch-asian="variable" style:font-size-asian="18pt" style:font-name-complex="Savoye LET Plain" style:font-family-complex="'Savoye LET Plain'" style:font-family-generic-complex="system" style:font-pitch-complex="variable"/>
    </style:style>
    <style:style style:name="Objet_20_du_20_commentaire_20_Car" style:display-name="Objet du commentaire Car" style:family="text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style_5f_fin_5f_de_5f_vers" style:display-name="style_fin_de_vers" style:family="text" style:parent-style-name="style_5f_séparation_5f_mot">
      <style:text-properties fo:language="fr" fo:country="FR" fo:background-color="#ffc000"/>
    </style:style>
    <style:style style:name="style_5f_s_5f_long" style:display-name="style_s_long" style:family="text" style:parent-style-name="style_5f_lettre_5f_ramiste">
      <style:text-properties fo:color="#00a933" fo:font-weight="bold" style:font-weight-asian="bold"/>
    </style:style>
    <style:style style:name="style_5f_remplacement_5f_s_5f_long" style:display-name="style_remplacement_s_long" style:family="text" style:parent-style-name="style_5f_remplacement_5f_lettre_5f_ramiste">
      <style:text-properties fo:color="#bf0041" fo:font-weight="bold" style:font-weight-asian="bold"/>
    </style:style>
    <style:style style:name="style_5f_fin_5f_de_5f_ligne" style:display-name="style_fin_de_ligne" style:family="text" style:parent-style-name="style_5f_fin_5f_de_5f_vers">
      <style:text-properties fo:language="fr" fo:country="FR" fo:background-color="#ffc000"/>
    </style:style>
    <style:style style:name="style_5f_chiffre_5f_romain" style:display-name="style_chiffre_romain" style:family="text" style:parent-style-name="Police_20_par_20_défaut"/>
    <style:style style:name="style_5f_car_5f_feuillet" style:display-name="style_car_feuillet" style:family="text" style:parent-style-name="Police_20_par_20_défaut">
      <style:text-properties fo:language="fr" fo:country="FR"/>
    </style:style>
    <style:style style:name="style_5f_ligature" style:display-name="style_ligature" style:family="text" style:parent-style-name="style_5f_car_5f_feuillet">
      <style:text-properties fo:color="#bf8f00" fo:language="fr" fo:country="FR" fo:font-weight="normal" style:font-weight-asian="normal"/>
    </style:style>
    <style:style style:name="style_5f_normalisation_5f_ligature" style:display-name="style_normalisation_ligature" style:family="text" style:parent-style-name="style_5f_ligature">
      <style:text-properties fo:color="#000000" fo:language="fr" fo:country="FR" style:text-underline-style="none" fo:font-weight="normal" fo:background-color="#bdd6ee" style:font-weight-asian="normal"/>
    </style:style>
    <style:style style:name="style_5f_cesure" style:display-name="style_cesure" style:family="text" style:parent-style-name="Police_20_par_20_défaut">
      <style:text-properties fo:font-weight="bold" fo:background-color="#fbe4d5" style:font-weight-asian="bold"/>
    </style:style>
    <style:style style:name="WW_5f_CharLFO1LVL1" style:display-name="WW_CharLFO1LVL1" style:family="text">
      <style:text-properties style:font-name="Wingdings" fo:font-family="Wingdings" style:font-family-generic="decorative" style:font-pitch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decorative" style:font-pitch="variable"/>
    </style:style>
    <style:style style:name="WW_5f_CharLFO1LVL4" style:display-name="WW_CharLFO1LVL4" style:family="text">
      <style:text-properties style:font-name="Symbol" fo:font-family="Symbol" style:font-family-generic="decorative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decorative" style:font-pitch="variable"/>
    </style:style>
    <style:style style:name="WW_5f_CharLFO1LVL7" style:display-name="WW_CharLFO1LVL7" style:family="text">
      <style:text-properties style:font-name="Symbol" fo:font-family="Symbol" style:font-family-generic="decorative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decorative" style:font-pitch="variable"/>
    </style:style>
    <style:style style:name="variante_5f_ajout_5f_Mansion" style:display-name="variante_ajout_Mansion" style:family="text">
      <style:text-properties fo:color="#706e0c"/>
    </style:style>
    <style:style style:name="Variante_5f_ajout_5f_york" style:display-name="Variante_ajout_york" style:family="text">
      <style:text-properties fo:color="#706e0c"/>
    </style:style>
    <style:style style:name="variante_5f_graphie_5f_Mansion" style:display-name="variante_graphie_Mansion" style:family="text">
      <style:text-properties fo:color="#813709"/>
    </style:style>
    <style:style style:name="variante_5f_graphie_5f_york" style:display-name="variante_graphie_york" style:family="text" style:parent-style-name="variante_5f_graphie_5f_Mansion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11">
      <text:list-level-style-bullet text:level="1" text:style-name="WW_5f_CharLFO1LVL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2-02-08T14:30:00Z</meta:creation-date>
    <dc:date>2022-02-18T18:36:25.123122798</dc:date>
    <meta:editing-cycles>44</meta:editing-cycles>
    <meta:editing-duration>PT11H36M12S</meta:editing-duration>
    <meta:document-statistic meta:table-count="0" meta:image-count="0" meta:object-count="0" meta:page-count="4" meta:paragraph-count="33" meta:word-count="2004" meta:character-count="12698" meta:non-whitespace-character-count="10745"/>
    <meta:template xlink:type="simple" xlink:actuate="onRequest" xlink:title="" xlink:href="Normal.dotm"/>
  </office:meta>
</office:document-meta>
</file>